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9084.8" calcext:value-type="float">
            <text:p>9084,8</text:p>
          </table:table-cell>
          <table:table-cell table:style-name="ce1" office:value-type="float" office:value="300.4" calcext:value-type="float">
            <text:p>300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6141.5" calcext:value-type="float">
            <text:p>6141,5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14500.2" calcext:value-type="float">
            <text:p>14500,2</text:p>
          </table:table-cell>
          <table:table-cell table:style-name="ce1" office:value-type="float" office:value="952.3" calcext:value-type="float">
            <text:p>952,3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17649.2" calcext:value-type="float">
            <text:p>17649,2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42.2" calcext:value-type="float">
            <text:p>942,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8844.4" calcext:value-type="float">
            <text:p>8844,4</text:p>
          </table:table-cell>
          <table:table-cell table:style-name="ce1" office:value-type="float" office:value="340.4" calcext:value-type="float">
            <text:p>340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933" calcext:value-type="float">
            <text:p>2933</text:p>
          </table:table-cell>
          <table:table-cell table:style-name="ce1" office:value-type="float" office:value="5690.5" calcext:value-type="float">
            <text:p>5690,5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15242.2" calcext:value-type="float">
            <text:p>15242,2</text:p>
          </table:table-cell>
          <table:table-cell table:style-name="ce1" office:value-type="float" office:value="601.4" calcext:value-type="float">
            <text:p>601,4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801.6" calcext:value-type="float">
            <text:p>801,6</text:p>
          </table:table-cell>
          <table:table-cell table:style-name="ce1" office:value-type="float" office:value="16565.8" calcext:value-type="float">
            <text:p>16565,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9245.4" calcext:value-type="float">
            <text:p>9245,4</text:p>
          </table:table-cell>
          <table:table-cell table:style-name="ce1" office:value-type="float" office:value="400.8" calcext:value-type="float">
            <text:p>40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1.3" calcext:value-type="float">
            <text:p>2481,3</text:p>
          </table:table-cell>
          <table:table-cell table:style-name="ce1" office:value-type="float" office:value="3990.8" calcext:value-type="float">
            <text:p>3990,8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3477.4" calcext:value-type="float">
            <text:p>13477,4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982.4" calcext:value-type="float">
            <text:p>982,4</text:p>
          </table:table-cell>
          <table:table-cell table:style-name="ce1" office:value-type="float" office:value="901.8" calcext:value-type="float">
            <text:p>901,8</text:p>
          </table:table-cell>
          <table:table-cell table:style-name="ce1" office:value-type="float" office:value="16947" calcext:value-type="float">
            <text:p>16947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1.8" calcext:value-type="float">
            <text:p>821,8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160.2" calcext:value-type="float">
            <text:p>16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7921.6" calcext:value-type="float">
            <text:p>7921,6</text:p>
          </table:table-cell>
          <table:table-cell table:style-name="ce1" office:value-type="float" office:value="380.8" calcext:value-type="float">
            <text:p>380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2381.3" calcext:value-type="float">
            <text:p>2381,3</text:p>
          </table:table-cell>
          <table:table-cell table:style-name="ce1" office:value-type="float" office:value="6643" calcext:value-type="float">
            <text:p>6643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5382.4" calcext:value-type="float">
            <text:p>15382,4</text:p>
          </table:table-cell>
          <table:table-cell table:style-name="ce1" office:value-type="float" office:value="681.4" calcext:value-type="float">
            <text:p>681,4</text:p>
          </table:table-cell>
          <table:table-cell table:style-name="ce1" office:value-type="float" office:value="1027.3" calcext:value-type="float">
            <text:p>1027,3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7328.2" calcext:value-type="float">
            <text:p>17328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8041.8" calcext:value-type="float">
            <text:p>8041,8</text:p>
          </table:table-cell>
          <table:table-cell table:style-name="ce1" office:value-type="float" office:value="400.5" calcext:value-type="float">
            <text:p>400,5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932.8" calcext:value-type="float">
            <text:p>2932,8</text:p>
          </table:table-cell>
          <table:table-cell table:style-name="ce1" office:value-type="float" office:value="5615.3" calcext:value-type="float">
            <text:p>5615,3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4058.8" calcext:value-type="float">
            <text:p>14058,8</text:p>
          </table:table-cell>
          <table:table-cell table:style-name="ce1" office:value-type="float" office:value="1102.5" calcext:value-type="float">
            <text:p>1102,5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741.4" calcext:value-type="float">
            <text:p>741,4</text:p>
          </table:table-cell>
          <table:table-cell table:style-name="ce1" office:value-type="float" office:value="18070" calcext:value-type="float">
            <text:p>18070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1.2" calcext:value-type="float">
            <text:p>641,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8643.6" calcext:value-type="float">
            <text:p>8643,6</text:p>
          </table:table-cell>
          <table:table-cell table:style-name="ce1" office:value-type="float" office:value="380.6" calcext:value-type="float">
            <text:p>380,6</text:p>
          </table:table-cell>
          <table:table-cell table:style-name="ce1" office:value-type="float" office:value="5847.9" calcext:value-type="float">
            <text:p>5847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26" calcext:value-type="float">
            <text:p>2326</text:p>
          </table:table-cell>
          <table:table-cell table:style-name="ce1" office:value-type="float" office:value="5665.3" calcext:value-type="float">
            <text:p>5665,3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14520.2" calcext:value-type="float">
            <text:p>14520,2</text:p>
          </table:table-cell>
          <table:table-cell table:style-name="ce1" office:value-type="float" office:value="977.3" calcext:value-type="float">
            <text:p>977,3</text:p>
          </table:table-cell>
          <table:table-cell table:style-name="ce1" office:value-type="float" office:value="1127.8" calcext:value-type="float">
            <text:p>1127,8</text:p>
          </table:table-cell>
          <table:table-cell table:style-name="ce1" office:value-type="float" office:value="721.4" calcext:value-type="float">
            <text:p>721,4</text:p>
          </table:table-cell>
          <table:table-cell table:style-name="ce1" office:value-type="float" office:value="17107.4" calcext:value-type="float">
            <text:p>17107,4</text:p>
          </table:table-cell>
          <table:table-cell table:style-name="ce1" office:value-type="float" office:value="16.7" calcext:value-type="float">
            <text:p>16,7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8202.6" calcext:value-type="float">
            <text:p>8202,6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8771.9" calcext:value-type="float">
            <text:p>8771,9</text:p>
          </table:table-cell>
          <table:table-cell table:number-columns-repeated="2" table:style-name="ce1" office:value-type="float" office:value="4385.9" calcext:value-type="float">
            <text:p>4385,9</text:p>
          </table:table-cell>
          <table:table-cell table:style-name="ce1" office:value-type="float" office:value="2983" calcext:value-type="float">
            <text:p>2983</text:p>
          </table:table-cell>
          <table:table-cell table:style-name="ce1" office:value-type="float" office:value="6066.5" calcext:value-type="float">
            <text:p>6066,5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14219.4" calcext:value-type="float">
            <text:p>14219,4</text:p>
          </table:table-cell>
          <table:table-cell table:style-name="ce1" office:value-type="float" office:value="601.2" calcext:value-type="float">
            <text:p>601,2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601.4" calcext:value-type="float">
            <text:p>601,4</text:p>
          </table:table-cell>
          <table:table-cell table:style-name="ce1" office:value-type="float" office:value="16686.2" calcext:value-type="float">
            <text:p>16686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1.2" calcext:value-type="float">
            <text:p>561,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6357.4" calcext:value-type="float">
            <text:p>6357,4</text:p>
          </table:table-cell>
          <table:table-cell table:style-name="ce1" office:value-type="float" office:value="380.6" calcext:value-type="float">
            <text:p>380,6</text:p>
          </table:table-cell>
          <table:table-cell table:number-columns-repeated="2" table:style-name="ce1" office:value-type="float" office:value="5847.9" calcext:value-type="float">
            <text:p>5847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6.3" calcext:value-type="float">
            <text:p>2456,3</text:p>
          </table:table-cell>
          <table:table-cell table:style-name="ce1" office:value-type="float" office:value="5414.8" calcext:value-type="float">
            <text:p>5414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3958.4" calcext:value-type="float">
            <text:p>13958,4</text:p>
          </table:table-cell>
          <table:table-cell table:style-name="ce1" office:value-type="float" office:value="751.5" calcext:value-type="float">
            <text:p>751,5</text:p>
          </table:table-cell>
          <table:table-cell table:style-name="ce1" office:value-type="float" office:value="1162.8" calcext:value-type="float">
            <text:p>1162,8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16887" calcext:value-type="float">
            <text:p>1688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00.2" calcext:value-type="float">
            <text:p>20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7941.6" calcext:value-type="float">
            <text:p>7941,6</text:p>
          </table:table-cell>
          <table:table-cell table:style-name="Default" office:value-type="float" office:value="340.4" calcext:value-type="float">
            <text:p>340,4</text:p>
          </table:table-cell>
          <table:table-cell table:style-name="Default" office:value-type="float" office:value="8771.9" calcext:value-type="float">
            <text:p>8771,9</text:p>
          </table:table-cell>
          <table:table-cell table:number-columns-repeated="2" table:style-name="Default" office:value-type="float" office:value="5847.9" calcext:value-type="float">
            <text:p>5847,9</text:p>
          </table:table-cell>
          <table:table-cell table:style-name="Default" office:value-type="float" office:value="2682" calcext:value-type="float">
            <text:p>2682</text:p>
          </table:table-cell>
          <table:table-cell table:style-name="Default" office:value-type="float" office:value="5214.3" calcext:value-type="float">
            <text:p>5214,3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13417.2" calcext:value-type="float">
            <text:p>13417,2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1022.4" calcext:value-type="float">
            <text:p>1022,4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17488.4" calcext:value-type="float">
            <text:p>17488,4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240.2" calcext:value-type="float">
            <text:p>240,2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8283" calcext:value-type="float">
            <text:p>8283</text:p>
          </table:table-cell>
          <table:table-cell table:style-name="Default" office:value-type="float" office:value="300.6" calcext:value-type="float">
            <text:p>300,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459.3" calcext:value-type="float">
            <text:p>3459,3</text:p>
          </table:table-cell>
          <table:table-cell table:style-name="Default" office:value-type="float" office:value="6593" calcext:value-type="float">
            <text:p>6593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3397" calcext:value-type="float">
            <text:p>13397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942.2" calcext:value-type="float">
            <text:p>942,2</text:p>
          </table:table-cell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17147.6" calcext:value-type="float">
            <text:p>17147,6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8663.8" calcext:value-type="float">
            <text:p>8663,8</text:p>
          </table:table-cell>
          <table:table-cell table:style-name="Default" office:value-type="float" office:value="340.4" calcext:value-type="float">
            <text:p>340,4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2606.8" calcext:value-type="float">
            <text:p>2606,8</text:p>
          </table:table-cell>
          <table:table-cell table:style-name="Default" office:value-type="float" office:value="5189" calcext:value-type="float">
            <text:p>5189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13116.2" calcext:value-type="float">
            <text:p>13116,2</text:p>
          </table:table-cell>
          <table:table-cell table:style-name="Default" office:value-type="float" office:value="641.2" calcext:value-type="float">
            <text:p>641,2</text:p>
          </table:table-cell>
          <table:table-cell table:style-name="Default" office:value-type="float" office:value="841.8" calcext:value-type="float">
            <text:p>841,8</text:p>
          </table:table-cell>
          <table:table-cell table:style-name="Default" office:value-type="float" office:value="1002.4" calcext:value-type="float">
            <text:p>1002,4</text:p>
          </table:table-cell>
          <table:table-cell table:style-name="Default" office:value-type="float" office:value="17147.8" calcext:value-type="float">
            <text:p>17147,8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200.5" calcext:value-type="float">
            <text:p>200,5</text:p>
          </table:table-cell>
          <table:table-cell table:style-name="Default" office:value-type="float" office:value="621.4" calcext:value-type="float">
            <text:p>621,4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.2" calcext:value-type="float">
            <text:p>200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7821.4" calcext:value-type="float">
            <text:p>7821,4</text:p>
          </table:table-cell>
          <table:table-cell table:style-name="Default" office:value-type="float" office:value="280.2" calcext:value-type="float">
            <text:p>280,2</text:p>
          </table:table-cell>
          <table:table-cell table:style-name="Default" office:value-type="float" office:value="7017.5" calcext:value-type="float">
            <text:p>7017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757.3" calcext:value-type="float">
            <text:p>2757,3</text:p>
          </table:table-cell>
          <table:table-cell table:style-name="Default" office:value-type="float" office:value="6944" calcext:value-type="float">
            <text:p>6944</text:p>
          </table:table-cell>
          <table:table-cell table:style-name="Default" office:value-type="float" office:value="13157.8" calcext:value-type="float">
            <text:p>13157,8</text:p>
          </table:table-cell>
          <table:table-cell table:style-name="Default" office:value-type="float" office:value="13417" calcext:value-type="float">
            <text:p>13417</text:p>
          </table:table-cell>
          <table:table-cell table:style-name="Default" office:value-type="float" office:value="876.8" calcext:value-type="float">
            <text:p>876,8</text:p>
          </table:table-cell>
          <table:table-cell table:style-name="Default" office:value-type="float" office:value="1223" calcext:value-type="float">
            <text:p>1223</text:p>
          </table:table-cell>
          <table:table-cell table:style-name="Default" office:value-type="float" office:value="721.6" calcext:value-type="float">
            <text:p>721,6</text:p>
          </table:table-cell>
          <table:table-cell table:style-name="Default" office:value-type="float" office:value="141775.6" calcext:value-type="float">
            <text:p>141775,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380.8" calcext:value-type="float">
            <text:p>380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781.2" calcext:value-type="float">
            <text:p>7781,2</text:p>
          </table:table-cell>
          <table:table-cell table:style-name="Default" office:value-type="float" office:value="1022.4" calcext:value-type="float">
            <text:p>1022,4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70245.2" calcext:value-type="float">
            <text:p>70245,2</text:p>
          </table:table-cell>
          <table:table-cell table:style-name="Default" office:value-type="float" office:value="7017.5" calcext:value-type="float">
            <text:p>7017,5</text:p>
          </table:table-cell>
          <table:table-cell table:style-name="Default" office:value-type="float" office:value="2205.8" calcext:value-type="float">
            <text:p>2205,8</text:p>
          </table:table-cell>
          <table:table-cell table:style-name="Default" office:value-type="float" office:value="6091.8" calcext:value-type="float">
            <text:p>6091,8</text:p>
          </table:table-cell>
          <table:table-cell table:style-name="Default" office:value-type="float" office:value="7017.5" calcext:value-type="float">
            <text:p>7017,5</text:p>
          </table:table-cell>
          <table:table-cell table:style-name="Default" office:value-type="float" office:value="12655" calcext:value-type="float">
            <text:p>12655</text:p>
          </table:table-cell>
          <table:table-cell table:style-name="Default" office:value-type="float" office:value="841.8" calcext:value-type="float">
            <text:p>841,8</text:p>
          </table:table-cell>
          <table:table-cell table:style-name="Default" office:value-type="float" office:value="1925" calcext:value-type="float">
            <text:p>1925</text:p>
          </table:table-cell>
          <table:table-cell table:style-name="Default" office:value-type="float" office:value="962.4" calcext:value-type="float">
            <text:p>962,4</text:p>
          </table:table-cell>
          <table:table-cell table:style-name="Default" office:value-type="float" office:value="800172.8" calcext:value-type="float">
            <text:p>800172,8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00.5" calcext:value-type="float">
            <text:p>300,5</text:p>
          </table:table-cell>
          <table:table-cell table:style-name="Default" office:value-type="float" office:value="681.6" calcext:value-type="float">
            <text:p>681,6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0.2" calcext:value-type="float">
            <text:p>16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8463.2" calcext:value-type="float">
            <text:p>8463,2</text:p>
          </table:table-cell>
          <table:table-cell table:style-name="Default" office:value-type="float" office:value="1283.2" calcext:value-type="float">
            <text:p>1283,2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1596350.2" calcext:value-type="float">
            <text:p>1596350,2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5515" calcext:value-type="float">
            <text:p>5515</text:p>
          </table:table-cell>
          <table:table-cell table:style-name="Default" office:value-type="float" office:value="115999.3" calcext:value-type="float">
            <text:p>115999,3</text:p>
          </table:table-cell>
          <table:table-cell table:style-name="Default" office:value-type="float" office:value="13376.8" calcext:value-type="float">
            <text:p>13376,8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office:value-type="float" office:value="801.8" calcext:value-type="float">
            <text:p>801,8</text:p>
          </table:table-cell>
          <table:table-cell table:style-name="Default" office:value-type="float" office:value="1235075.5" calcext:value-type="float">
            <text:p>1235075,5</text:p>
          </table:table-cell>
          <table:table-cell table:style-name="Default" office:value-type="float" office:value="162.5" calcext:value-type="float">
            <text:p>162,5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5131.4" calcext:value-type="float">
            <text:p>35131,4</text:p>
          </table:table-cell>
          <table:table-cell table:style-name="Default" office:value-type="float" office:value="160.2" calcext:value-type="float">
            <text:p>16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520.8" calcext:value-type="float">
            <text:p>7520,8</text:p>
          </table:table-cell>
          <table:table-cell table:style-name="Default" office:value-type="float" office:value="1644.2" calcext:value-type="float">
            <text:p>1644,2</text:p>
          </table:table-cell>
          <table:table-cell table:style-name="Default" office:value-type="float" office:value="52675.1" calcext:value-type="float">
            <text:p>52675,1</text:p>
          </table:table-cell>
          <table:table-cell table:style-name="Default" office:value-type="float" office:value="3036472.5" calcext:value-type="float">
            <text:p>303647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06.3" calcext:value-type="float">
            <text:p>2406,3</text:p>
          </table:table-cell>
          <table:table-cell table:style-name="Default" office:value-type="float" office:value="5815.5" calcext:value-type="float">
            <text:p>5815,5</text:p>
          </table:table-cell>
          <table:table-cell table:style-name="Default" office:value-type="float" office:value="119578.2" calcext:value-type="float">
            <text:p>119578,2</text:p>
          </table:table-cell>
          <table:table-cell table:style-name="Default" office:value-type="float" office:value="12695" calcext:value-type="float">
            <text:p>12695</text:p>
          </table:table-cell>
          <table:table-cell table:style-name="Default" office:value-type="float" office:value="601" calcext:value-type="float">
            <text:p>601</text:p>
          </table:table-cell>
          <table:table-cell table:style-name="Default" office:value-type="float" office:value="1624" calcext:value-type="float">
            <text:p>1624</text:p>
          </table:table-cell>
          <table:table-cell table:style-name="Default" office:value-type="float" office:value="1022.4" calcext:value-type="float">
            <text:p>1022,4</text:p>
          </table:table-cell>
          <table:table-cell table:style-name="Default" office:value-type="float" office:value="1491763.2" calcext:value-type="float">
            <text:p>1491763,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781.8" calcext:value-type="float">
            <text:p>781,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31578.8" calcext:value-type="float">
            <text:p>31578,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7661" calcext:value-type="float">
            <text:p>7661</text:p>
          </table:table-cell>
          <table:table-cell table:style-name="Default" office:value-type="float" office:value="1202.8" calcext:value-type="float">
            <text:p>1202,8</text:p>
          </table:table-cell>
          <table:table-cell table:style-name="Default" office:value-type="float" office:value="49157.6" calcext:value-type="float">
            <text:p>49157,6</text:p>
          </table:table-cell>
          <table:table-cell table:style-name="Default" office:value-type="float" office:value="3261664" calcext:value-type="float">
            <text:p>32616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82.3" calcext:value-type="float">
            <text:p>2782,3</text:p>
          </table:table-cell>
          <table:table-cell table:style-name="Default" office:value-type="float" office:value="5715.5" calcext:value-type="float">
            <text:p>5715,5</text:p>
          </table:table-cell>
          <table:table-cell table:style-name="Default" office:value-type="float" office:value="112525.6" calcext:value-type="float">
            <text:p>112525,6</text:p>
          </table:table-cell>
          <table:table-cell table:style-name="Default" office:value-type="float" office:value="13758" calcext:value-type="float">
            <text:p>13758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1628620.8" calcext:value-type="float">
            <text:p>1628620,8</text:p>
          </table:table-cell>
          <table:table-cell table:style-name="Default" office:value-type="float" office:value="62.5" calcext:value-type="float">
            <text:p>62,5</text:p>
          </table:table-cell>
          <table:table-cell table:style-name="Default" office:value-type="float" office:value="240.4" calcext:value-type="float">
            <text:p>240,4</text:p>
          </table:table-cell>
          <table:table-cell table:style-name="Default" office:value-type="float" office:value="500.8" calcext:value-type="float">
            <text:p>500,8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31578.8" calcext:value-type="float">
            <text:p>31578,8</text:p>
          </table:table-cell>
          <table:table-cell table:style-name="Default" office:value-type="float" office:value="180.2" calcext:value-type="float">
            <text:p>18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8062.2" calcext:value-type="float">
            <text:p>8062,2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49192.7" calcext:value-type="float">
            <text:p>49192,7</text:p>
          </table:table-cell>
          <table:table-cell table:style-name="ce2" office:value-type="float" office:value="3455101.7" calcext:value-type="float">
            <text:p>345510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5389.8" calcext:value-type="float">
            <text:p>5389,8</text:p>
          </table:table-cell>
          <table:table-cell table:style-name="ce2" office:value-type="float" office:value="123087" calcext:value-type="float">
            <text:p>123087</text:p>
          </table:table-cell>
          <table:table-cell table:style-name="ce2" office:value-type="float" office:value="13697.8" calcext:value-type="float">
            <text:p>13697,8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855526.4" calcext:value-type="float">
            <text:p>1855526,4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8122.2" calcext:value-type="float">
            <text:p>8122,2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923133.5" calcext:value-type="float">
            <text:p>392313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5991.3" calcext:value-type="float">
            <text:p>5991,3</text:p>
          </table:table-cell>
          <table:table-cell table:style-name="ce2" office:value-type="float" office:value="119508" calcext:value-type="float">
            <text:p>119508</text:p>
          </table:table-cell>
          <table:table-cell table:style-name="ce2" office:value-type="float" office:value="14038.8" calcext:value-type="float">
            <text:p>14038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968588.8" calcext:value-type="float">
            <text:p>1968588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5.5" calcext:value-type="float">
            <text:p>275,5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200.2" calcext:value-type="float">
            <text:p>2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148220.5" calcext:value-type="float">
            <text:p>414822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5665.5" calcext:value-type="float">
            <text:p>5665,5</text:p>
          </table:table-cell>
          <table:table-cell table:style-name="ce2" office:value-type="float" office:value="123051.9" calcext:value-type="float">
            <text:p>123051,9</text:p>
          </table:table-cell>
          <table:table-cell table:style-name="ce2" office:value-type="float" office:value="14098.8" calcext:value-type="float">
            <text:p>14098,8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044697.6" calcext:value-type="float">
            <text:p>2044697,6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7560.6" calcext:value-type="float">
            <text:p>7560,6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570428.3" calcext:value-type="float">
            <text:p>457042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5765.8" calcext:value-type="float">
            <text:p>5765,8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4199.4" calcext:value-type="float">
            <text:p>14199,4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2167129.6" calcext:value-type="float">
            <text:p>2167129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8202.4" calcext:value-type="float">
            <text:p>8202,4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57104.9" calcext:value-type="float">
            <text:p>57104,9</text:p>
          </table:table-cell>
          <table:table-cell table:style-name="ce2" office:value-type="float" office:value="4890741.6" calcext:value-type="float">
            <text:p>489074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715.5" calcext:value-type="float">
            <text:p>5715,5</text:p>
          </table:table-cell>
          <table:table-cell table:style-name="ce2" office:value-type="float" office:value="123051.9" calcext:value-type="float">
            <text:p>123051,9</text:p>
          </table:table-cell>
          <table:table-cell table:style-name="ce2" office:value-type="float" office:value="13557.6" calcext:value-type="float">
            <text:p>13557,6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152211.2" calcext:value-type="float">
            <text:p>2152211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6998.8" calcext:value-type="float">
            <text:p>6998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4106079.8" calcext:value-type="float">
            <text:p>4106079,8</text:p>
          </table:table-cell>
          <table:table-cell table:style-name="ce2" office:value-type="float" office:value="7017.5" calcext:value-type="float">
            <text:p>7017,5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364.8" calcext:value-type="float">
            <text:p>5364,8</text:p>
          </table:table-cell>
          <table:table-cell table:style-name="ce2" office:value-type="float" office:value="136271.1" calcext:value-type="float">
            <text:p>136271,1</text:p>
          </table:table-cell>
          <table:table-cell table:style-name="ce2" office:value-type="float" office:value="13196.4" calcext:value-type="float">
            <text:p>13196,4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904332.8" calcext:value-type="float">
            <text:p>1904332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7280" calcext:value-type="float">
            <text:p>728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57104.9" calcext:value-type="float">
            <text:p>57104,9</text:p>
          </table:table-cell>
          <table:table-cell table:style-name="ce2" office:value-type="float" office:value="3968747.9" calcext:value-type="float">
            <text:p>396874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5314.5" calcext:value-type="float">
            <text:p>5314,5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3035.8" calcext:value-type="float">
            <text:p>13035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811616" calcext:value-type="float">
            <text:p>181161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7540.6" calcext:value-type="float">
            <text:p>7540,6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683802" calcext:value-type="float">
            <text:p>3683802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581.5" calcext:value-type="float">
            <text:p>2581,5</text:p>
          </table:table-cell>
          <table:table-cell table:style-name="ce2" office:value-type="float" office:value="5053.6" calcext:value-type="float">
            <text:p>5053,6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3497.2" calcext:value-type="float">
            <text:p>13497,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806745.6" calcext:value-type="float">
            <text:p>1806745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6939" calcext:value-type="float">
            <text:p>6939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4042747" calcext:value-type="float">
            <text:p>40427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693.3" calcext:value-type="float">
            <text:p>6693,3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2193.6" calcext:value-type="float">
            <text:p>12193,6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563.6" calcext:value-type="float">
            <text:p>1563,6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856889.6" calcext:value-type="float">
            <text:p>1856889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838.6" calcext:value-type="float">
            <text:p>6838,6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708503.2" calcext:value-type="float">
            <text:p>370850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2.3" calcext:value-type="float">
            <text:p>2682,3</text:p>
          </table:table-cell>
          <table:table-cell table:style-name="ce2" office:value-type="float" office:value="5063.8" calcext:value-type="float">
            <text:p>5063,8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2394.4" calcext:value-type="float">
            <text:p>12394,4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80761.6" calcext:value-type="float">
            <text:p>1780761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6417.4" calcext:value-type="float">
            <text:p>6417,4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894888.5" calcext:value-type="float">
            <text:p>389488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5139.3" calcext:value-type="float">
            <text:p>5139,3</text:p>
          </table:table-cell>
          <table:table-cell table:style-name="ce2" office:value-type="float" office:value="119508" calcext:value-type="float">
            <text:p>119508</text:p>
          </table:table-cell>
          <table:table-cell table:style-name="ce2" office:value-type="float" office:value="12073.4" calcext:value-type="float">
            <text:p>12073,4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1077.8" calcext:value-type="float">
            <text:p>1077,8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815072" calcext:value-type="float">
            <text:p>181507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7099.4" calcext:value-type="float">
            <text:p>7099,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3708538.3" calcext:value-type="float">
            <text:p>370853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041.5" calcext:value-type="float">
            <text:p>6041,5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3036.2" calcext:value-type="float">
            <text:p>13036,2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793152" calcext:value-type="float">
            <text:p>179315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300.5" calcext:value-type="float">
            <text:p>30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497.6" calcext:value-type="float">
            <text:p>6497,6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747064.9" calcext:value-type="float">
            <text:p>374706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514.8" calcext:value-type="float">
            <text:p>5514,8</text:p>
          </table:table-cell>
          <table:table-cell table:style-name="ce2" office:value-type="float" office:value="116034.4" calcext:value-type="float">
            <text:p>116034,4</text:p>
          </table:table-cell>
          <table:table-cell table:style-name="ce2" office:value-type="float" office:value="12996" calcext:value-type="float">
            <text:p>12996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785625.6" calcext:value-type="float">
            <text:p>178562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75.5" calcext:value-type="float">
            <text:p>275,5</text:p>
          </table:table-cell>
          <table:table-cell table:style-name="ce2" office:value-type="float" office:value="661.6" calcext:value-type="float">
            <text:p>661,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7961.8" calcext:value-type="float">
            <text:p>7961,8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3835204.2" calcext:value-type="float">
            <text:p>3835204,2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729.5" calcext:value-type="float">
            <text:p>1729,5</text:p>
          </table:table-cell>
          <table:table-cell table:style-name="ce2" office:value-type="float" office:value="5339.5" calcext:value-type="float">
            <text:p>5339,5</text:p>
          </table:table-cell>
          <table:table-cell table:style-name="ce2" office:value-type="float" office:value="123087" calcext:value-type="float">
            <text:p>123087</text:p>
          </table:table-cell>
          <table:table-cell table:style-name="ce2" office:value-type="float" office:value="12895.4" calcext:value-type="float">
            <text:p>12895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931404.8" calcext:value-type="float">
            <text:p>193140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7340" calcext:value-type="float">
            <text:p>734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4327762.7" calcext:value-type="float">
            <text:p>4327762,7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5740.8" calcext:value-type="float">
            <text:p>5740,8</text:p>
          </table:table-cell>
          <table:table-cell table:style-name="ce2" office:value-type="float" office:value="116069.5" calcext:value-type="float">
            <text:p>116069,5</text:p>
          </table:table-cell>
          <table:table-cell table:style-name="ce2" office:value-type="float" office:value="13718" calcext:value-type="float">
            <text:p>13718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921676.8" calcext:value-type="float">
            <text:p>1921676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7219.6" calcext:value-type="float">
            <text:p>7219,6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169377.9" calcext:value-type="float">
            <text:p>416937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4963.3" calcext:value-type="float">
            <text:p>4963,3</text:p>
          </table:table-cell>
          <table:table-cell table:style-name="ce2" office:value-type="float" office:value="126595.7" calcext:value-type="float">
            <text:p>126595,7</text:p>
          </table:table-cell>
          <table:table-cell table:style-name="ce2" office:value-type="float" office:value="12534.4" calcext:value-type="float">
            <text:p>12534,4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2290515.2" calcext:value-type="float">
            <text:p>2290515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7039.2" calcext:value-type="float">
            <text:p>7039,2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4007589" calcext:value-type="float">
            <text:p>40075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5816" calcext:value-type="float">
            <text:p>5816</text:p>
          </table:table-cell>
          <table:table-cell table:style-name="ce2" office:value-type="float" office:value="115999.3" calcext:value-type="float">
            <text:p>115999,3</text:p>
          </table:table-cell>
          <table:table-cell table:style-name="ce2" office:value-type="float" office:value="13537.2" calcext:value-type="float">
            <text:p>13537,2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077.8" calcext:value-type="float">
            <text:p>1077,8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745939.2" calcext:value-type="float">
            <text:p>174593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7360.2" calcext:value-type="float">
            <text:p>7360,2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383973.3" calcext:value-type="float">
            <text:p>438397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966.3" calcext:value-type="float">
            <text:p>5966,3</text:p>
          </table:table-cell>
          <table:table-cell table:style-name="ce2" office:value-type="float" office:value="126595.7" calcext:value-type="float">
            <text:p>126595,7</text:p>
          </table:table-cell>
          <table:table-cell table:style-name="ce2" office:value-type="float" office:value="12193.6" calcext:value-type="float">
            <text:p>12193,6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933453.8" calcext:value-type="float">
            <text:p>1933453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7640.8" calcext:value-type="float">
            <text:p>7640,8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345341.5" calcext:value-type="float">
            <text:p>434534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4612.2" calcext:value-type="float">
            <text:p>4612,2</text:p>
          </table:table-cell>
          <table:table-cell table:style-name="ce2" office:value-type="float" office:value="115964.2" calcext:value-type="float">
            <text:p>115964,2</text:p>
          </table:table-cell>
          <table:table-cell table:style-name="ce2" office:value-type="float" office:value="14560.2" calcext:value-type="float">
            <text:p>14560,2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897309.3" calcext:value-type="float">
            <text:p>1897309,3</text:p>
          </table:table-cell>
          <table:table-cell table:style-name="ce2" office:value-type="float" office:value="142.9" calcext:value-type="float">
            <text:p>142,9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7420.4" calcext:value-type="float">
            <text:p>7420,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542358" calcext:value-type="float">
            <text:p>4542358</text:p>
          </table:table-cell>
          <table:table-cell table:style-name="ce2" office:value-type="float" office:value="7017.5" calcext:value-type="float">
            <text:p>7017,5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6191.8" calcext:value-type="float">
            <text:p>6191,8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2434.4" calcext:value-type="float">
            <text:p>12434,4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326906.6" calcext:value-type="float">
            <text:p>1326906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287.5" calcext:value-type="float">
            <text:p>287,5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6918.8" calcext:value-type="float">
            <text:p>6918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49192.7" calcext:value-type="float">
            <text:p>49192,7</text:p>
          </table:table-cell>
          <table:table-cell table:style-name="ce2" office:value-type="float" office:value="2969560.8" calcext:value-type="float">
            <text:p>296956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941" calcext:value-type="float">
            <text:p>5941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2434.6" calcext:value-type="float">
            <text:p>12434,6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661945.6" calcext:value-type="float">
            <text:p>166194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6858.8" calcext:value-type="float">
            <text:p>6858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3842221.6" calcext:value-type="float">
            <text:p>384222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5" calcext:value-type="float">
            <text:p>1553,5</text:p>
          </table:table-cell>
          <table:table-cell table:style-name="ce2" office:value-type="float" office:value="4712.6" calcext:value-type="float">
            <text:p>4712,6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3075.8" calcext:value-type="float">
            <text:p>13075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1655283.2" calcext:value-type="float">
            <text:p>1655283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6618" calcext:value-type="float">
            <text:p>661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356646" calcext:value-type="float">
            <text:p>33566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2" calcext:value-type="float">
            <text:p>1784,2</text:p>
          </table:table-cell>
          <table:table-cell table:style-name="ce2" office:value-type="float" office:value="4963.5" calcext:value-type="float">
            <text:p>4963,5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3236.4" calcext:value-type="float">
            <text:p>13236,4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1744864" calcext:value-type="float">
            <text:p>174486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7119.4" calcext:value-type="float">
            <text:p>7119,4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2948368.1" calcext:value-type="float">
            <text:p>294836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4838.3" calcext:value-type="float">
            <text:p>4838,3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2955.6" calcext:value-type="float">
            <text:p>12955,6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1462240" calcext:value-type="float">
            <text:p>146224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7239.8" calcext:value-type="float">
            <text:p>7239,8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423452.8" calcext:value-type="float">
            <text:p>342345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665" calcext:value-type="float">
            <text:p>5665</text:p>
          </table:table-cell>
          <table:table-cell table:style-name="ce2" office:value-type="float" office:value="123087" calcext:value-type="float">
            <text:p>123087</text:p>
          </table:table-cell>
          <table:table-cell table:style-name="ce2" office:value-type="float" office:value="12795.2" calcext:value-type="float">
            <text:p>12795,2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445145.6" calcext:value-type="float">
            <text:p>1445145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325.3" calcext:value-type="float">
            <text:p>3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6317.2" calcext:value-type="float">
            <text:p>6317,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2786614.6" calcext:value-type="float">
            <text:p>2786614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4913" calcext:value-type="float">
            <text:p>4913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2374" calcext:value-type="float">
            <text:p>12374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584.2" calcext:value-type="float">
            <text:p>1584,2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346611.2" calcext:value-type="float">
            <text:p>134661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317.2" calcext:value-type="float">
            <text:p>6317,2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2586054.3" calcext:value-type="float">
            <text:p>258605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4838" calcext:value-type="float">
            <text:p>4838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3878.2" calcext:value-type="float">
            <text:p>13878,2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182057.6" calcext:value-type="float">
            <text:p>1182057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312.5" calcext:value-type="float">
            <text:p>312,5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036.4" calcext:value-type="float">
            <text:p>6036,4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2540265" calcext:value-type="float">
            <text:p>25402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5590.3" calcext:value-type="float">
            <text:p>5590,3</text:p>
          </table:table-cell>
          <table:table-cell table:style-name="ce2" office:value-type="float" office:value="108981.8" calcext:value-type="float">
            <text:p>108981,8</text:p>
          </table:table-cell>
          <table:table-cell table:style-name="ce2" office:value-type="float" office:value="13256.6" calcext:value-type="float">
            <text:p>13256,6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259728" calcext:value-type="float">
            <text:p>125972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75.3" calcext:value-type="float">
            <text:p>275,3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20.2" calcext:value-type="float">
            <text:p>1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6578" calcext:value-type="float">
            <text:p>6578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191278.4" calcext:value-type="float">
            <text:p>319127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5013.5" calcext:value-type="float">
            <text:p>5013,5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2695" calcext:value-type="float">
            <text:p>12695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292323.2" calcext:value-type="float">
            <text:p>129232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6557.8" calcext:value-type="float">
            <text:p>6557,8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2600124.4" calcext:value-type="float">
            <text:p>2600124,4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6116.8" calcext:value-type="float">
            <text:p>6116,8</text:p>
          </table:table-cell>
          <table:table-cell table:style-name="ce2" office:value-type="float" office:value="108981.8" calcext:value-type="float">
            <text:p>108981,8</text:p>
          </table:table-cell>
          <table:table-cell table:style-name="ce2" office:value-type="float" office:value="13015.8" calcext:value-type="float">
            <text:p>13015,8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926.8" calcext:value-type="float">
            <text:p>926,8</text:p>
          </table:table-cell>
          <table:table-cell table:style-name="ce2" office:value-type="float" office:value="1165830.4" calcext:value-type="float">
            <text:p>1165830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6497.6" calcext:value-type="float">
            <text:p>6497,6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2659948.3" calcext:value-type="float">
            <text:p>265994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4763" calcext:value-type="float">
            <text:p>4763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3035.8" calcext:value-type="float">
            <text:p>13035,8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779.3" calcext:value-type="float">
            <text:p>1779,3</text:p>
          </table:table-cell>
          <table:table-cell table:style-name="ce2" office:value-type="float" office:value="1441011.2" calcext:value-type="float">
            <text:p>1441011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50.3" calcext:value-type="float">
            <text:p>1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7500.4" calcext:value-type="float">
            <text:p>7500,4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275664" calcext:value-type="float">
            <text:p>32756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5866" calcext:value-type="float">
            <text:p>5866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2454.8" calcext:value-type="float">
            <text:p>12454,8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845787.4" calcext:value-type="float">
            <text:p>1845787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5122.6" calcext:value-type="float">
            <text:p>35122,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437.4" calcext:value-type="float">
            <text:p>6437,4</text:p>
          </table:table-cell>
          <table:table-cell table:style-name="Default" office:value-type="float" office:value="962" calcext:value-type="float">
            <text:p>962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3061033.8" calcext:value-type="float">
            <text:p>3061033,8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1879.8" calcext:value-type="float">
            <text:p>1879,8</text:p>
          </table:table-cell>
          <table:table-cell table:style-name="Default" office:value-type="float" office:value="6066.5" calcext:value-type="float">
            <text:p>6066,5</text:p>
          </table:table-cell>
          <table:table-cell table:style-name="Default" office:value-type="float" office:value="116034.4" calcext:value-type="float">
            <text:p>116034,4</text:p>
          </table:table-cell>
          <table:table-cell table:style-name="Default" office:value-type="float" office:value="12715.2" calcext:value-type="float">
            <text:p>12715,2</text:p>
          </table:table-cell>
          <table:table-cell table:style-name="Default" office:value-type="float" office:value="882" calcext:value-type="float">
            <text:p>882</text:p>
          </table:table-cell>
          <table:table-cell table:style-name="Default" office:value-type="float" office:value="1523.8" calcext:value-type="float">
            <text:p>1523,8</text:p>
          </table:table-cell>
          <table:table-cell table:style-name="Default" office:value-type="float" office:value="621.4" calcext:value-type="float">
            <text:p>621,4</text:p>
          </table:table-cell>
          <table:table-cell table:style-name="Default" office:value-type="float" office:value="1608761.6" calcext:value-type="float">
            <text:p>1608761,6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375.5" calcext:value-type="float">
            <text:p>375,5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31578.8" calcext:value-type="float">
            <text:p>31578,8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6858.8" calcext:value-type="float">
            <text:p>6858,8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4359377" calcext:value-type="float">
            <text:p>43593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4.6" calcext:value-type="float">
            <text:p>1804,6</text:p>
          </table:table-cell>
          <table:table-cell table:style-name="Default" office:value-type="float" office:value="4773" calcext:value-type="float">
            <text:p>4773</text:p>
          </table:table-cell>
          <table:table-cell table:style-name="Default" office:value-type="float" office:value="116069.5" calcext:value-type="float">
            <text:p>116069,5</text:p>
          </table:table-cell>
          <table:table-cell table:style-name="Default" office:value-type="float" office:value="12053.4" calcext:value-type="float">
            <text:p>12053,4</text:p>
          </table:table-cell>
          <table:table-cell table:style-name="Default" office:value-type="float" office:value="721.6" calcext:value-type="float">
            <text:p>721,6</text:p>
          </table:table-cell>
          <table:table-cell table:style-name="Default" office:value-type="float" office:value="1162.6" calcext:value-type="float">
            <text:p>1162,6</text:p>
          </table:table-cell>
          <table:table-cell table:style-name="Default" office:value-type="float" office:value="1162.8" calcext:value-type="float">
            <text:p>1162,8</text:p>
          </table:table-cell>
          <table:table-cell table:style-name="Default" office:value-type="float" office:value="1631232" calcext:value-type="float">
            <text:p>163123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21.2" calcext:value-type="float">
            <text:p>621,2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5087.5" calcext:value-type="float">
            <text:p>35087,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8292.7" calcext:value-type="float">
            <text:p>8292,7</text:p>
          </table:table-cell>
          <table:table-cell table:formula="of:=AVERAGE([.C2:.C9])" office:value-type="float" office:value="355.5375" calcext:value-type="float">
            <text:p>355,5375</text:p>
          </table:table-cell>
          <table:table-cell table:formula="of:=AVERAGE([.D2:.D9])" office:value-type="float" office:value="4385.9375" calcext:value-type="float">
            <text:p>4385,9375</text:p>
          </table:table-cell>
          <table:table-cell table:formula="of:=AVERAGE([.E2:.E9])" office:value-type="float" office:value="2010.2125" calcext:value-type="float">
            <text:p>2010,2125</text:p>
          </table:table-cell>
          <table:table-cell table:formula="of:=AVERAGE([.F2:.F9])" office:value-type="float" office:value="1973.6625" calcext:value-type="float">
            <text:p>1973,6625</text:p>
          </table:table-cell>
          <table:table-cell table:formula="of:=AVERAGE([.G2:.G9])" office:value-type="float" office:value="2737.8375" calcext:value-type="float">
            <text:p>2737,8375</text:p>
          </table:table-cell>
          <table:table-cell table:formula="of:=AVERAGE([.H2:.H9])" office:value-type="float" office:value="5653.4625" calcext:value-type="float">
            <text:p>5653,4625</text:p>
          </table:table-cell>
          <table:table-cell table:formula="of:=AVERAGE([.I2:.I9])" office:value-type="float" office:value="6578.9125" calcext:value-type="float">
            <text:p>6578,9125</text:p>
          </table:table-cell>
          <table:table-cell table:formula="of:=AVERAGE([.J2:.J9])" office:value-type="float" office:value="14419.875" calcext:value-type="float">
            <text:p>14419,875</text:p>
          </table:table-cell>
          <table:table-cell table:formula="of:=AVERAGE([.K2:.K9])" office:value-type="float" office:value="824.325" calcext:value-type="float">
            <text:p>824,325</text:p>
          </table:table-cell>
          <table:table-cell table:formula="of:=AVERAGE([.L2:.L9])" office:value-type="float" office:value="1135.2375" calcext:value-type="float">
            <text:p>1135,2375</text:p>
          </table:table-cell>
          <table:table-cell table:formula="of:=AVERAGE([.M2:.M9])" office:value-type="float" office:value="787.3" calcext:value-type="float">
            <text:p>787,3</text:p>
          </table:table-cell>
          <table:table-cell table:formula="of:=AVERAGE([.N2:.N9])" office:value-type="float" office:value="17155.1" calcext:value-type="float">
            <text:p>17155,1</text:p>
          </table:table-cell>
          <table:table-cell table:formula="of:=AVERAGE([.O2:.O9])" office:value-type="float" office:value="23.9625" calcext:value-type="float">
            <text:p>23,9625</text:p>
          </table:table-cell>
          <table:table-cell table:formula="of:=AVERAGE([.P2:.P9])" office:value-type="float" office:value="110.65" calcext:value-type="float">
            <text:p>110,65</text:p>
          </table:table-cell>
          <table:table-cell table:formula="of:=AVERAGE([.Q2:.Q9])" office:value-type="float" office:value="802.95" calcext:value-type="float">
            <text:p>802,95</text:p>
          </table:table-cell>
          <table:table-cell table:formula="of:=AVERAGE([.R2:.R9])" office:value-type="float" office:value="230" calcext:value-type="float">
            <text:p>230</text:p>
          </table:table-cell>
          <table:table-cell table:formula="of:=AVERAGE([.S2:.S9])" office:value-type="float" office:value="3106.6875" calcext:value-type="float">
            <text:p>3106,6875</text:p>
          </table:table-cell>
          <table:table-cell table:formula="of:=AVERAGE([.T2:.T9])" office:value-type="float" office:value="174.45" calcext:value-type="float">
            <text:p>174,45</text:p>
          </table:table-cell>
          <table:table-cell table:formula="of:=AVERAGE([.U2:.U9])" office:value-type="float" office:value="12.5" calcext:value-type="float">
            <text:p>12,5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2758.12052155604" calcext:value-type="float">
            <text:p>2758,1205215561</text:p>
          </table:table-cell>
          <table:table-cell table:formula="of:=3*STDEV([.C2:.C9])" office:value-type="float" office:value="153.48787236875" calcext:value-type="float">
            <text:p>153,4878723688</text:p>
          </table:table-cell>
          <table:table-cell table:formula="of:=3*STDEV([.D2:.D9])" office:value-type="float" office:value="11485.0967019298" calcext:value-type="float">
            <text:p>11485,0967019298</text:p>
          </table:table-cell>
          <table:table-cell table:formula="of:=3*STDEV([.E2:.E9])" office:value-type="float" office:value="8432.41347775484" calcext:value-type="float">
            <text:p>8432,4134777548</text:p>
          </table:table-cell>
          <table:table-cell table:formula="of:=3*STDEV([.F2:.F9])" office:value-type="float" office:value="8527.20981856442" calcext:value-type="float">
            <text:p>8527,2098185644</text:p>
          </table:table-cell>
          <table:table-cell table:formula="of:=3*STDEV([.G2:.G9])" office:value-type="float" office:value="1149.91915795043" calcext:value-type="float">
            <text:p>1149,9191579504</text:p>
          </table:table-cell>
          <table:table-cell table:formula="of:=3*STDEV([.H2:.H9])" office:value-type="float" office:value="2327.20117887652" calcext:value-type="float">
            <text:p>2327,2011788765</text:p>
          </table:table-cell>
          <table:table-cell table:formula="of:=3*STDEV([.I2:.I9])" office:value-type="float" office:value="6597.71053752468" calcext:value-type="float">
            <text:p>6597,7105375247</text:p>
          </table:table-cell>
          <table:table-cell table:formula="of:=3*STDEV([.J2:.J9])" office:value-type="float" office:value="1927.94350372915" calcext:value-type="float">
            <text:p>1927,9435037292</text:p>
          </table:table-cell>
          <table:table-cell table:formula="of:=3*STDEV([.K2:.K9])" office:value-type="float" office:value="570.241071202096" calcext:value-type="float">
            <text:p>570,2410712021</text:p>
          </table:table-cell>
          <table:table-cell table:formula="of:=3*STDEV([.L2:.L9])" office:value-type="float" office:value="566.331849808169" calcext:value-type="float">
            <text:p>566,3318498082</text:p>
          </table:table-cell>
          <table:table-cell table:formula="of:=3*STDEV([.M2:.M9])" office:value-type="float" office:value="298.422136291146" calcext:value-type="float">
            <text:p>298,4221362911</text:p>
          </table:table-cell>
          <table:table-cell table:formula="of:=3*STDEV([.N2:.N9])" office:value-type="float" office:value="1519.4766843508" calcext:value-type="float">
            <text:p>1519,4766843508</text:p>
          </table:table-cell>
          <table:table-cell table:formula="of:=3*STDEV([.O2:.O9])" office:value-type="float" office:value="57.3740966315437" calcext:value-type="float">
            <text:p>57,3740966315</text:p>
          </table:table-cell>
          <table:table-cell table:formula="of:=3*STDEV([.P2:.P9])" office:value-type="float" office:value="118.921907149188" calcext:value-type="float">
            <text:p>118,9219071492</text:p>
          </table:table-cell>
          <table:table-cell table:formula="of:=3*STDEV([.Q2:.Q9])" office:value-type="float" office:value="457.57405957943" calcext:value-type="float">
            <text:p>457,5740595794</text:p>
          </table:table-cell>
          <table:table-cell table:formula="of:=3*STDEV([.R2:.R9])" office:value-type="float" office:value="168.183573174416" calcext:value-type="float">
            <text:p>168,1835731744</text:p>
          </table:table-cell>
          <table:table-cell table:formula="of:=3*STDEV([.S2:.S9])" office:value-type="float" office:value="7928.51550885203" calcext:value-type="float">
            <text:p>7928,515508852</text:p>
          </table:table-cell>
          <table:table-cell table:formula="of:=3*STDEV([.T2:.T9])" office:value-type="float" office:value="142.576445660364" calcext:value-type="float">
            <text:p>142,5764456604</text:p>
          </table:table-cell>
          <table:table-cell table:formula="of:=3*STDEV([.U2:.U9])" office:value-type="float" office:value="80.1783725737273" calcext:value-type="float">
            <text:p>80,1783725737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230.500000000001" calcext:value-type="float">
            <text:p>-230,5</text:p>
          </table:table-cell>
          <table:table-cell table:formula="of:=[.C18]-[.C$176]" office:value-type="float" office:value="947.4625" calcext:value-type="float">
            <text:p>947,4625</text:p>
          </table:table-cell>
          <table:table-cell table:formula="of:=[.D18]-[.D$176]" office:value-type="float" office:value="44806.7625" calcext:value-type="float">
            <text:p>44806,7625</text:p>
          </table:table-cell>
          <table:table-cell table:formula="of:=[.E18]-[.E$176]" office:value-type="float" office:value="3453091.4875" calcext:value-type="float">
            <text:p>3453091,4875</text:p>
          </table:table-cell>
          <table:table-cell table:formula="of:=[.F18]-[.F$176]" office:value-type="float" office:value="-1973.6625" calcext:value-type="float">
            <text:p>-1973,6625</text:p>
          </table:table-cell>
          <table:table-cell table:formula="of:=[.G18]-[.G$176]" office:value-type="float" office:value="-206.0375" calcext:value-type="float">
            <text:p>-206,0375</text:p>
          </table:table-cell>
          <table:table-cell table:formula="of:=[.H18]-[.H$176]" office:value-type="float" office:value="-263.662499999999" calcext:value-type="float">
            <text:p>-263,6625</text:p>
          </table:table-cell>
          <table:table-cell table:formula="of:=[.I18]-[.I$176]" office:value-type="float" office:value="116508.0875" calcext:value-type="float">
            <text:p>116508,0875</text:p>
          </table:table-cell>
          <table:table-cell table:formula="of:=[.J18]-[.J$176]" office:value-type="float" office:value="-722.074999999999" calcext:value-type="float">
            <text:p>-722,075</text:p>
          </table:table-cell>
          <table:table-cell table:formula="of:=[.K18]-[.K$176]" office:value-type="float" office:value="-323.525" calcext:value-type="float">
            <text:p>-323,525</text:p>
          </table:table-cell>
          <table:table-cell table:formula="of:=[.L18]-[.L$176]" office:value-type="float" office:value="488.7625" calcext:value-type="float">
            <text:p>488,7625</text:p>
          </table:table-cell>
          <table:table-cell table:formula="of:=[.M18]-[.M$176]" office:value-type="float" office:value="295.1" calcext:value-type="float">
            <text:p>295,1</text:p>
          </table:table-cell>
          <table:table-cell table:formula="of:=[.N18]-[.N$176]" office:value-type="float" office:value="1838371.3" calcext:value-type="float">
            <text:p>1838371,3</text:p>
          </table:table-cell>
          <table:table-cell table:formula="of:=[.O18]-[.O$176]" office:value-type="float" office:value="101.0375" calcext:value-type="float">
            <text:p>101,0375</text:p>
          </table:table-cell>
          <table:table-cell table:formula="of:=[.P18]-[.P$176]" office:value-type="float" office:value="14.35" calcext:value-type="float">
            <text:p>14,35</text:p>
          </table:table-cell>
          <table:table-cell table:formula="of:=[.Q18]-[.Q$176]" office:value-type="float" office:value="-161.55" calcext:value-type="float">
            <text:p>-161,55</text:p>
          </table:table-cell>
          <table:table-cell table:formula="of:=[.R18]-[.R$176]" office:value-type="float" office:value="32.5" calcext:value-type="float">
            <text:p>32,5</text:p>
          </table:table-cell>
          <table:table-cell table:formula="of:=[.S18]-[.S$176]" office:value-type="float" office:value="31980.8125" calcext:value-type="float">
            <text:p>31980,8125</text:p>
          </table:table-cell>
          <table:table-cell table:formula="of:=[.T18]-[.T$176]" office:value-type="float" office:value="-134.45" calcext:value-type="float">
            <text:p>-134,45</text:p>
          </table:table-cell>
          <table:table-cell table:formula="of:=[.U18]-[.U$176]" office:value-type="float" office:value="-12.5" calcext:value-type="float">
            <text:p>-12,5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170.500000000001" calcext:value-type="float">
            <text:p>-170,5</text:p>
          </table:table-cell>
          <table:table-cell table:formula="of:=[.C19]-[.C$176]" office:value-type="float" office:value="1428.8625" calcext:value-type="float">
            <text:p>1428,8625</text:p>
          </table:table-cell>
          <table:table-cell table:formula="of:=[.D19]-[.D$176]" office:value-type="float" office:value="44771.6625" calcext:value-type="float">
            <text:p>44771,6625</text:p>
          </table:table-cell>
          <table:table-cell table:formula="of:=[.E19]-[.E$176]" office:value-type="float" office:value="3921123.2875" calcext:value-type="float">
            <text:p>3921123,2875</text:p>
          </table:table-cell>
          <table:table-cell table:formula="of:=[.F19]-[.F$176]" office:value-type="float" office:value="-1973.6625" calcext:value-type="float">
            <text:p>-1973,6625</text:p>
          </table:table-cell>
          <table:table-cell table:formula="of:=[.G19]-[.G$176]" office:value-type="float" office:value="-206.0375" calcext:value-type="float">
            <text:p>-206,0375</text:p>
          </table:table-cell>
          <table:table-cell table:formula="of:=[.H19]-[.H$176]" office:value-type="float" office:value="337.837500000001" calcext:value-type="float">
            <text:p>337,8375</text:p>
          </table:table-cell>
          <table:table-cell table:formula="of:=[.I19]-[.I$176]" office:value-type="float" office:value="112929.0875" calcext:value-type="float">
            <text:p>112929,0875</text:p>
          </table:table-cell>
          <table:table-cell table:formula="of:=[.J19]-[.J$176]" office:value-type="float" office:value="-381.074999999999" calcext:value-type="float">
            <text:p>-381,075</text:p>
          </table:table-cell>
          <table:table-cell table:formula="of:=[.K19]-[.K$176]" office:value-type="float" office:value="-142.925" calcext:value-type="float">
            <text:p>-142,925</text:p>
          </table:table-cell>
          <table:table-cell table:formula="of:=[.L19]-[.L$176]" office:value-type="float" office:value="127.9625" calcext:value-type="float">
            <text:p>127,9625</text:p>
          </table:table-cell>
          <table:table-cell table:formula="of:=[.M19]-[.M$176]" office:value-type="float" office:value="335.5" calcext:value-type="float">
            <text:p>335,5</text:p>
          </table:table-cell>
          <table:table-cell table:formula="of:=[.N19]-[.N$176]" office:value-type="float" office:value="1951433.7" calcext:value-type="float">
            <text:p>1951433,7</text:p>
          </table:table-cell>
          <table:table-cell table:formula="of:=[.O19]-[.O$176]" office:value-type="float" office:value="126.0375" calcext:value-type="float">
            <text:p>126,0375</text:p>
          </table:table-cell>
          <table:table-cell table:formula="of:=[.P19]-[.P$176]" office:value-type="float" office:value="164.85" calcext:value-type="float">
            <text:p>164,85</text:p>
          </table:table-cell>
          <table:table-cell table:formula="of:=[.Q19]-[.Q$176]" office:value-type="float" office:value="199.45" calcext:value-type="float">
            <text:p>199,45</text:p>
          </table:table-cell>
          <table:table-cell table:formula="of:=[.R19]-[.R$176]" office:value-type="float" office:value="40" calcext:value-type="float">
            <text:p>40</text:p>
          </table:table-cell>
          <table:table-cell table:formula="of:=[.S19]-[.S$176]" office:value-type="float" office:value="35489.6125" calcext:value-type="float">
            <text:p>35489,6125</text:p>
          </table:table-cell>
          <table:table-cell table:formula="of:=[.T19]-[.T$176]" office:value-type="float" office:value="25.75" calcext:value-type="float">
            <text:p>25,75</text:p>
          </table:table-cell>
          <table:table-cell table:formula="of:=[.U19]-[.U$176]" office:value-type="float" office:value="-12.5" calcext:value-type="float">
            <text:p>-12,5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1032.7" calcext:value-type="float">
            <text:p>-1032,7</text:p>
          </table:table-cell>
          <table:table-cell table:formula="of:=[.C20]-[.C$176]" office:value-type="float" office:value="1248.4625" calcext:value-type="float">
            <text:p>1248,4625</text:p>
          </table:table-cell>
          <table:table-cell table:formula="of:=[.D20]-[.D$176]" office:value-type="float" office:value="44771.6625" calcext:value-type="float">
            <text:p>44771,6625</text:p>
          </table:table-cell>
          <table:table-cell table:formula="of:=[.E20]-[.E$176]" office:value-type="float" office:value="4146210.2875" calcext:value-type="float">
            <text:p>4146210,2875</text:p>
          </table:table-cell>
          <table:table-cell table:formula="of:=[.F20]-[.F$176]" office:value-type="float" office:value="-1973.6625" calcext:value-type="float">
            <text:p>-1973,6625</text:p>
          </table:table-cell>
          <table:table-cell table:formula="of:=[.G20]-[.G$176]" office:value-type="float" office:value="-552.2375" calcext:value-type="float">
            <text:p>-552,2375</text:p>
          </table:table-cell>
          <table:table-cell table:formula="of:=[.H20]-[.H$176]" office:value-type="float" office:value="12.0375000000004" calcext:value-type="float">
            <text:p>12,0375</text:p>
          </table:table-cell>
          <table:table-cell table:formula="of:=[.I20]-[.I$176]" office:value-type="float" office:value="116472.9875" calcext:value-type="float">
            <text:p>116472,9875</text:p>
          </table:table-cell>
          <table:table-cell table:formula="of:=[.J20]-[.J$176]" office:value-type="float" office:value="-321.074999999999" calcext:value-type="float">
            <text:p>-321,075</text:p>
          </table:table-cell>
          <table:table-cell table:formula="of:=[.K20]-[.K$176]" office:value-type="float" office:value="-72.825" calcext:value-type="float">
            <text:p>-72,825</text:p>
          </table:table-cell>
          <table:table-cell table:formula="of:=[.L20]-[.L$176]" office:value-type="float" office:value="27.3624999999997" calcext:value-type="float">
            <text:p>27,3625</text:p>
          </table:table-cell>
          <table:table-cell table:formula="of:=[.M20]-[.M$176]" office:value-type="float" office:value="295.3" calcext:value-type="float">
            <text:p>295,3</text:p>
          </table:table-cell>
          <table:table-cell table:formula="of:=[.N20]-[.N$176]" office:value-type="float" office:value="2027542.5" calcext:value-type="float">
            <text:p>2027542,5</text:p>
          </table:table-cell>
          <table:table-cell table:formula="of:=[.O20]-[.O$176]" office:value-type="float" office:value="101.0375" calcext:value-type="float">
            <text:p>101,0375</text:p>
          </table:table-cell>
          <table:table-cell table:formula="of:=[.P20]-[.P$176]" office:value-type="float" office:value="14.35" calcext:value-type="float">
            <text:p>14,35</text:p>
          </table:table-cell>
          <table:table-cell table:formula="of:=[.Q20]-[.Q$176]" office:value-type="float" office:value="-141.75" calcext:value-type="float">
            <text:p>-141,75</text:p>
          </table:table-cell>
          <table:table-cell table:formula="of:=[.R20]-[.R$176]" office:value-type="float" office:value="100" calcext:value-type="float">
            <text:p>100</text:p>
          </table:table-cell>
          <table:table-cell table:formula="of:=[.S20]-[.S$176]" office:value-type="float" office:value="42507.1125" calcext:value-type="float">
            <text:p>42507,1125</text:p>
          </table:table-cell>
          <table:table-cell table:formula="of:=[.T20]-[.T$176]" office:value-type="float" office:value="-74.45" calcext:value-type="float">
            <text:p>-74,45</text:p>
          </table:table-cell>
          <table:table-cell table:formula="of:=[.U20]-[.U$176]" office:value-type="float" office:value="-12.5" calcext:value-type="float">
            <text:p>-12,5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732.1" calcext:value-type="float">
            <text:p>-732,1</text:p>
          </table:table-cell>
          <table:table-cell table:formula="of:=[.C21]-[.C$176]" office:value-type="float" office:value="1228.4625" calcext:value-type="float">
            <text:p>1228,4625</text:p>
          </table:table-cell>
          <table:table-cell table:formula="of:=[.D21]-[.D$176]" office:value-type="float" office:value="41227.8625" calcext:value-type="float">
            <text:p>41227,8625</text:p>
          </table:table-cell>
          <table:table-cell table:formula="of:=[.E21]-[.E$176]" office:value-type="float" office:value="4568418.0875" calcext:value-type="float">
            <text:p>4568418,0875</text:p>
          </table:table-cell>
          <table:table-cell table:formula="of:=[.F21]-[.F$176]" office:value-type="float" office:value="-1973.6625" calcext:value-type="float">
            <text:p>-1973,6625</text:p>
          </table:table-cell>
          <table:table-cell table:formula="of:=[.G21]-[.G$176]" office:value-type="float" office:value="-632.4375" calcext:value-type="float">
            <text:p>-632,4375</text:p>
          </table:table-cell>
          <table:table-cell table:formula="of:=[.H21]-[.H$176]" office:value-type="float" office:value="112.337500000001" calcext:value-type="float">
            <text:p>112,3375</text:p>
          </table:table-cell>
          <table:table-cell table:formula="of:=[.I21]-[.I$176]" office:value-type="float" office:value="112964.1875" calcext:value-type="float">
            <text:p>112964,1875</text:p>
          </table:table-cell>
          <table:table-cell table:formula="of:=[.J21]-[.J$176]" office:value-type="float" office:value="-220.474999999999" calcext:value-type="float">
            <text:p>-220,475</text:p>
          </table:table-cell>
          <table:table-cell table:formula="of:=[.K21]-[.K$176]" office:value-type="float" office:value="-62.9250000000001" calcext:value-type="float">
            <text:p>-62,925</text:p>
          </table:table-cell>
          <table:table-cell table:formula="of:=[.L21]-[.L$176]" office:value-type="float" office:value="-52.8375000000001" calcext:value-type="float">
            <text:p>-52,8375</text:p>
          </table:table-cell>
          <table:table-cell table:formula="of:=[.M21]-[.M$176]" office:value-type="float" office:value="575.9" calcext:value-type="float">
            <text:p>575,9</text:p>
          </table:table-cell>
          <table:table-cell table:formula="of:=[.N21]-[.N$176]" office:value-type="float" office:value="2149974.5" calcext:value-type="float">
            <text:p>2149974,5</text:p>
          </table:table-cell>
          <table:table-cell table:formula="of:=[.O21]-[.O$176]" office:value-type="float" office:value="126.0375" calcext:value-type="float">
            <text:p>126,0375</text:p>
          </table:table-cell>
          <table:table-cell table:formula="of:=[.P21]-[.P$176]" office:value-type="float" office:value="-10.65" calcext:value-type="float">
            <text:p>-10,65</text:p>
          </table:table-cell>
          <table:table-cell table:formula="of:=[.Q21]-[.Q$176]" office:value-type="float" office:value="78.8499999999999" calcext:value-type="float">
            <text:p>78,85</text:p>
          </table:table-cell>
          <table:table-cell table:formula="of:=[.R21]-[.R$176]" office:value-type="float" office:value="10" calcext:value-type="float">
            <text:p>10</text:p>
          </table:table-cell>
          <table:table-cell table:formula="of:=[.S21]-[.S$176]" office:value-type="float" office:value="35489.6125" calcext:value-type="float">
            <text:p>35489,6125</text:p>
          </table:table-cell>
          <table:table-cell table:formula="of:=[.T21]-[.T$176]" office:value-type="float" office:value="0.549999999999983" calcext:value-type="float">
            <text:p>0,55</text:p>
          </table:table-cell>
          <table:table-cell table:formula="of:=[.U21]-[.U$176]" office:value-type="float" office:value="-12.5" calcext:value-type="float">
            <text:p>-12,5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90.3000000000011" calcext:value-type="float">
            <text:p>-90,3</text:p>
          </table:table-cell>
          <table:table-cell table:formula="of:=[.C22]-[.C$176]" office:value-type="float" office:value="1489.2625" calcext:value-type="float">
            <text:p>1489,2625</text:p>
          </table:table-cell>
          <table:table-cell table:formula="of:=[.D22]-[.D$176]" office:value-type="float" office:value="52718.9625" calcext:value-type="float">
            <text:p>52718,9625</text:p>
          </table:table-cell>
          <table:table-cell table:formula="of:=[.E22]-[.E$176]" office:value-type="float" office:value="4888731.3875" calcext:value-type="float">
            <text:p>4888731,3875</text:p>
          </table:table-cell>
          <table:table-cell table:formula="of:=[.F22]-[.F$176]" office:value-type="float" office:value="-1973.6625" calcext:value-type="float">
            <text:p>-1973,6625</text:p>
          </table:table-cell>
          <table:table-cell table:formula="of:=[.G22]-[.G$176]" office:value-type="float" office:value="-482.0375" calcext:value-type="float">
            <text:p>-482,0375</text:p>
          </table:table-cell>
          <table:table-cell table:formula="of:=[.H22]-[.H$176]" office:value-type="float" office:value="62.0375000000004" calcext:value-type="float">
            <text:p>62,0375</text:p>
          </table:table-cell>
          <table:table-cell table:formula="of:=[.I22]-[.I$176]" office:value-type="float" office:value="116472.9875" calcext:value-type="float">
            <text:p>116472,9875</text:p>
          </table:table-cell>
          <table:table-cell table:formula="of:=[.J22]-[.J$176]" office:value-type="float" office:value="-862.274999999998" calcext:value-type="float">
            <text:p>-862,275</text:p>
          </table:table-cell>
          <table:table-cell table:formula="of:=[.K22]-[.K$176]" office:value-type="float" office:value="52.675" calcext:value-type="float">
            <text:p>52,675</text:p>
          </table:table-cell>
          <table:table-cell table:formula="of:=[.L22]-[.L$176]" office:value-type="float" office:value="-173.0375" calcext:value-type="float">
            <text:p>-173,0375</text:p>
          </table:table-cell>
          <table:table-cell table:formula="of:=[.M22]-[.M$176]" office:value-type="float" office:value="335.3" calcext:value-type="float">
            <text:p>335,3</text:p>
          </table:table-cell>
          <table:table-cell table:formula="of:=[.N22]-[.N$176]" office:value-type="float" office:value="2135056.1" calcext:value-type="float">
            <text:p>2135056,1</text:p>
          </table:table-cell>
          <table:table-cell table:formula="of:=[.O22]-[.O$176]" office:value-type="float" office:value="63.5375" calcext:value-type="float">
            <text:p>63,5375</text:p>
          </table:table-cell>
          <table:table-cell table:formula="of:=[.P22]-[.P$176]" office:value-type="float" office:value="-50.65" calcext:value-type="float">
            <text:p>-50,65</text:p>
          </table:table-cell>
          <table:table-cell table:formula="of:=[.Q22]-[.Q$176]" office:value-type="float" office:value="139.05" calcext:value-type="float">
            <text:p>139,05</text:p>
          </table:table-cell>
          <table:table-cell table:formula="of:=[.R22]-[.R$176]" office:value-type="float" office:value="20" calcext:value-type="float">
            <text:p>20</text:p>
          </table:table-cell>
          <table:table-cell table:formula="of:=[.S22]-[.S$176]" office:value-type="float" office:value="38998.3125" calcext:value-type="float">
            <text:p>38998,3125</text:p>
          </table:table-cell>
          <table:table-cell table:formula="of:=[.T22]-[.T$176]" office:value-type="float" office:value="-99.45" calcext:value-type="float">
            <text:p>-99,45</text:p>
          </table:table-cell>
          <table:table-cell table:formula="of:=[.U22]-[.U$176]" office:value-type="float" office:value="-12.5" calcext:value-type="float">
            <text:p>-12,5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1293.9" calcext:value-type="float">
            <text:p>-1293,9</text:p>
          </table:table-cell>
          <table:table-cell table:formula="of:=[.C23]-[.C$176]" office:value-type="float" office:value="967.6625" calcext:value-type="float">
            <text:p>967,6625</text:p>
          </table:table-cell>
          <table:table-cell table:formula="of:=[.D23]-[.D$176]" office:value-type="float" office:value="44736.5625" calcext:value-type="float">
            <text:p>44736,5625</text:p>
          </table:table-cell>
          <table:table-cell table:formula="of:=[.E23]-[.E$176]" office:value-type="float" office:value="4104069.5875" calcext:value-type="float">
            <text:p>4104069,5875</text:p>
          </table:table-cell>
          <table:table-cell table:formula="of:=[.F23]-[.F$176]" office:value-type="float" office:value="5043.8375" calcext:value-type="float">
            <text:p>5043,8375</text:p>
          </table:table-cell>
          <table:table-cell table:formula="of:=[.G23]-[.G$176]" office:value-type="float" office:value="-331.5375" calcext:value-type="float">
            <text:p>-331,5375</text:p>
          </table:table-cell>
          <table:table-cell table:formula="of:=[.H23]-[.H$176]" office:value-type="float" office:value="-288.662499999999" calcext:value-type="float">
            <text:p>-288,6625</text:p>
          </table:table-cell>
          <table:table-cell table:formula="of:=[.I23]-[.I$176]" office:value-type="float" office:value="129692.1875" calcext:value-type="float">
            <text:p>129692,1875</text:p>
          </table:table-cell>
          <table:table-cell table:formula="of:=[.J23]-[.J$176]" office:value-type="float" office:value="-1223.475" calcext:value-type="float">
            <text:p>-1223,475</text:p>
          </table:table-cell>
          <table:table-cell table:formula="of:=[.K23]-[.K$176]" office:value-type="float" office:value="-122.925" calcext:value-type="float">
            <text:p>-122,925</text:p>
          </table:table-cell>
          <table:table-cell table:formula="of:=[.L23]-[.L$176]" office:value-type="float" office:value="468.7625" calcext:value-type="float">
            <text:p>468,7625</text:p>
          </table:table-cell>
          <table:table-cell table:formula="of:=[.M23]-[.M$176]" office:value-type="float" office:value="355.3" calcext:value-type="float">
            <text:p>355,3</text:p>
          </table:table-cell>
          <table:table-cell table:formula="of:=[.N23]-[.N$176]" office:value-type="float" office:value="1887177.7" calcext:value-type="float">
            <text:p>1887177,7</text:p>
          </table:table-cell>
          <table:table-cell table:formula="of:=[.O23]-[.O$176]" office:value-type="float" office:value="101.0375" calcext:value-type="float">
            <text:p>101,0375</text:p>
          </table:table-cell>
          <table:table-cell table:formula="of:=[.P23]-[.P$176]" office:value-type="float" office:value="-10.65" calcext:value-type="float">
            <text:p>-10,65</text:p>
          </table:table-cell>
          <table:table-cell table:formula="of:=[.Q23]-[.Q$176]" office:value-type="float" office:value="-81.5500000000001" calcext:value-type="float">
            <text:p>-81,55</text:p>
          </table:table-cell>
          <table:table-cell table:formula="of:=[.R23]-[.R$176]" office:value-type="float" office:value="50" calcext:value-type="float">
            <text:p>50</text:p>
          </table:table-cell>
          <table:table-cell table:formula="of:=[.S23]-[.S$176]" office:value-type="float" office:value="35489.6125" calcext:value-type="float">
            <text:p>35489,6125</text:p>
          </table:table-cell>
          <table:table-cell table:formula="of:=[.T23]-[.T$176]" office:value-type="float" office:value="-34.25" calcext:value-type="float">
            <text:p>-34,25</text:p>
          </table:table-cell>
          <table:table-cell table:formula="of:=[.U23]-[.U$176]" office:value-type="float" office:value="-12.5" calcext:value-type="float">
            <text:p>-12,5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1012.7" calcext:value-type="float">
            <text:p>-1012,7</text:p>
          </table:table-cell>
          <table:table-cell table:formula="of:=[.C24]-[.C$176]" office:value-type="float" office:value="847.2625" calcext:value-type="float">
            <text:p>847,2625</text:p>
          </table:table-cell>
          <table:table-cell table:formula="of:=[.D24]-[.D$176]" office:value-type="float" office:value="52718.9625" calcext:value-type="float">
            <text:p>52718,9625</text:p>
          </table:table-cell>
          <table:table-cell table:formula="of:=[.E24]-[.E$176]" office:value-type="float" office:value="3966737.6875" calcext:value-type="float">
            <text:p>3966737,6875</text:p>
          </table:table-cell>
          <table:table-cell table:formula="of:=[.F24]-[.F$176]" office:value-type="float" office:value="-1973.6625" calcext:value-type="float">
            <text:p>-1973,6625</text:p>
          </table:table-cell>
          <table:table-cell table:formula="of:=[.G24]-[.G$176]" office:value-type="float" office:value="-572.2375" calcext:value-type="float">
            <text:p>-572,2375</text:p>
          </table:table-cell>
          <table:table-cell table:formula="of:=[.H24]-[.H$176]" office:value-type="float" office:value="-338.9625" calcext:value-type="float">
            <text:p>-338,9625</text:p>
          </table:table-cell>
          <table:table-cell table:formula="of:=[.I24]-[.I$176]" office:value-type="float" office:value="112964.1875" calcext:value-type="float">
            <text:p>112964,1875</text:p>
          </table:table-cell>
          <table:table-cell table:formula="of:=[.J24]-[.J$176]" office:value-type="float" office:value="-1384.075" calcext:value-type="float">
            <text:p>-1384,075</text:p>
          </table:table-cell>
          <table:table-cell table:formula="of:=[.K24]-[.K$176]" office:value-type="float" office:value="-62.725" calcext:value-type="float">
            <text:p>-62,725</text:p>
          </table:table-cell>
          <table:table-cell table:formula="of:=[.L24]-[.L$176]" office:value-type="float" office:value="-72.6375000000003" calcext:value-type="float">
            <text:p>-72,6375</text:p>
          </table:table-cell>
          <table:table-cell table:formula="of:=[.M24]-[.M$176]" office:value-type="float" office:value="34.4999999999999" calcext:value-type="float">
            <text:p>34,5</text:p>
          </table:table-cell>
          <table:table-cell table:formula="of:=[.N24]-[.N$176]" office:value-type="float" office:value="1794460.9" calcext:value-type="float">
            <text:p>1794460,9</text:p>
          </table:table-cell>
          <table:table-cell table:formula="of:=[.O24]-[.O$176]" office:value-type="float" office:value="38.5375" calcext:value-type="float">
            <text:p>38,5375</text:p>
          </table:table-cell>
          <table:table-cell table:formula="of:=[.P24]-[.P$176]" office:value-type="float" office:value="9.34999999999999" calcext:value-type="float">
            <text:p>9,35</text:p>
          </table:table-cell>
          <table:table-cell table:formula="of:=[.Q24]-[.Q$176]" office:value-type="float" office:value="39.05" calcext:value-type="float">
            <text:p>39,05</text:p>
          </table:table-cell>
          <table:table-cell table:formula="of:=[.R24]-[.R$176]" office:value-type="float" office:value="60" calcext:value-type="float">
            <text:p>60</text:p>
          </table:table-cell>
          <table:table-cell table:formula="of:=[.S24]-[.S$176]" office:value-type="float" office:value="31980.8125" calcext:value-type="float">
            <text:p>31980,8125</text:p>
          </table:table-cell>
          <table:table-cell table:formula="of:=[.T24]-[.T$176]" office:value-type="float" office:value="-107.75" calcext:value-type="float">
            <text:p>-107,75</text:p>
          </table:table-cell>
          <table:table-cell table:formula="of:=[.U24]-[.U$176]" office:value-type="float" office:value="-12.5" calcext:value-type="float">
            <text:p>-12,5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752.1" calcext:value-type="float">
            <text:p>-752,1</text:p>
          </table:table-cell>
          <table:table-cell table:formula="of:=[.C25]-[.C$176]" office:value-type="float" office:value="867.4625" calcext:value-type="float">
            <text:p>867,4625</text:p>
          </table:table-cell>
          <table:table-cell table:formula="of:=[.D25]-[.D$176]" office:value-type="float" office:value="41262.8625" calcext:value-type="float">
            <text:p>41262,8625</text:p>
          </table:table-cell>
          <table:table-cell table:formula="of:=[.E25]-[.E$176]" office:value-type="float" office:value="3681791.7875" calcext:value-type="float">
            <text:p>3681791,7875</text:p>
          </table:table-cell>
          <table:table-cell table:formula="of:=[.F25]-[.F$176]" office:value-type="float" office:value="2412.2375" calcext:value-type="float">
            <text:p>2412,2375</text:p>
          </table:table-cell>
          <table:table-cell table:formula="of:=[.G25]-[.G$176]" office:value-type="float" office:value="-156.3375" calcext:value-type="float">
            <text:p>-156,3375</text:p>
          </table:table-cell>
          <table:table-cell table:formula="of:=[.H25]-[.H$176]" office:value-type="float" office:value="-599.862499999999" calcext:value-type="float">
            <text:p>-599,8625</text:p>
          </table:table-cell>
          <table:table-cell table:formula="of:=[.I25]-[.I$176]" office:value-type="float" office:value="112964.1875" calcext:value-type="float">
            <text:p>112964,1875</text:p>
          </table:table-cell>
          <table:table-cell table:formula="of:=[.J25]-[.J$176]" office:value-type="float" office:value="-922.674999999997" calcext:value-type="float">
            <text:p>-922,675</text:p>
          </table:table-cell>
          <table:table-cell table:formula="of:=[.K25]-[.K$176]" office:value-type="float" office:value="77.675" calcext:value-type="float">
            <text:p>77,675</text:p>
          </table:table-cell>
          <table:table-cell table:formula="of:=[.L25]-[.L$176]" office:value-type="float" office:value="-273.2375" calcext:value-type="float">
            <text:p>-273,2375</text:p>
          </table:table-cell>
          <table:table-cell table:formula="of:=[.M25]-[.M$176]" office:value-type="float" office:value="54.3" calcext:value-type="float">
            <text:p>54,3</text:p>
          </table:table-cell>
          <table:table-cell table:formula="of:=[.N25]-[.N$176]" office:value-type="float" office:value="1789590.5" calcext:value-type="float">
            <text:p>1789590,5</text:p>
          </table:table-cell>
          <table:table-cell table:formula="of:=[.O25]-[.O$176]" office:value-type="float" office:value="101.0375" calcext:value-type="float">
            <text:p>101,0375</text:p>
          </table:table-cell>
          <table:table-cell table:formula="of:=[.P25]-[.P$176]" office:value-type="float" office:value="-10.65" calcext:value-type="float">
            <text:p>-10,65</text:p>
          </table:table-cell>
          <table:table-cell table:formula="of:=[.Q25]-[.Q$176]" office:value-type="float" office:value="-201.55" calcext:value-type="float">
            <text:p>-201,55</text:p>
          </table:table-cell>
          <table:table-cell table:formula="of:=[.R25]-[.R$176]" office:value-type="float" office:value="10" calcext:value-type="float">
            <text:p>10</text:p>
          </table:table-cell>
          <table:table-cell table:formula="of:=[.S25]-[.S$176]" office:value-type="float" office:value="38998.3125" calcext:value-type="float">
            <text:p>38998,3125</text:p>
          </table:table-cell>
          <table:table-cell table:formula="of:=[.T25]-[.T$176]" office:value-type="float" office:value="-14.45" calcext:value-type="float">
            <text:p>-14,45</text:p>
          </table:table-cell>
          <table:table-cell table:formula="of:=[.U25]-[.U$176]" office:value-type="float" office:value="-12.5" calcext:value-type="float">
            <text:p>-12,5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1353.7" calcext:value-type="float">
            <text:p>-1353,7</text:p>
          </table:table-cell>
          <table:table-cell table:formula="of:=[.C26]-[.C$176]" office:value-type="float" office:value="747.2625" calcext:value-type="float">
            <text:p>747,2625</text:p>
          </table:table-cell>
          <table:table-cell table:formula="of:=[.D26]-[.D$176]" office:value-type="float" office:value="37754.1625" calcext:value-type="float">
            <text:p>37754,1625</text:p>
          </table:table-cell>
          <table:table-cell table:formula="of:=[.E26]-[.E$176]" office:value-type="float" office:value="4040736.7875" calcext:value-type="float">
            <text:p>4040736,7875</text:p>
          </table:table-cell>
          <table:table-cell table:formula="of:=[.F26]-[.F$176]" office:value-type="float" office:value="-1973.6625" calcext:value-type="float">
            <text:p>-1973,6625</text:p>
          </table:table-cell>
          <table:table-cell table:formula="of:=[.G26]-[.G$176]" office:value-type="float" office:value="-858.0375" calcext:value-type="float">
            <text:p>-858,0375</text:p>
          </table:table-cell>
          <table:table-cell table:formula="of:=[.H26]-[.H$176]" office:value-type="float" office:value="1039.8375" calcext:value-type="float">
            <text:p>1039,8375</text:p>
          </table:table-cell>
          <table:table-cell table:formula="of:=[.I26]-[.I$176]" office:value-type="float" office:value="112964.1875" calcext:value-type="float">
            <text:p>112964,1875</text:p>
          </table:table-cell>
          <table:table-cell table:formula="of:=[.J26]-[.J$176]" office:value-type="float" office:value="-2226.275" calcext:value-type="float">
            <text:p>-2226,275</text:p>
          </table:table-cell>
          <table:table-cell table:formula="of:=[.K26]-[.K$176]" office:value-type="float" office:value="258.275" calcext:value-type="float">
            <text:p>258,275</text:p>
          </table:table-cell>
          <table:table-cell table:formula="of:=[.L26]-[.L$176]" office:value-type="float" office:value="428.3625" calcext:value-type="float">
            <text:p>428,3625</text:p>
          </table:table-cell>
          <table:table-cell table:formula="of:=[.M26]-[.M$176]" office:value-type="float" office:value="275.1" calcext:value-type="float">
            <text:p>275,1</text:p>
          </table:table-cell>
          <table:table-cell table:formula="of:=[.N26]-[.N$176]" office:value-type="float" office:value="1839734.5" calcext:value-type="float">
            <text:p>1839734,5</text:p>
          </table:table-cell>
          <table:table-cell table:formula="of:=[.O26]-[.O$176]" office:value-type="float" office:value="63.5375" calcext:value-type="float">
            <text:p>63,5375</text:p>
          </table:table-cell>
          <table:table-cell table:formula="of:=[.P26]-[.P$176]" office:value-type="float" office:value="-77.35" calcext:value-type="float">
            <text:p>-77,35</text:p>
          </table:table-cell>
          <table:table-cell table:formula="of:=[.Q26]-[.Q$176]" office:value-type="float" office:value="59.05" calcext:value-type="float">
            <text:p>59,05</text:p>
          </table:table-cell>
          <table:table-cell table:formula="of:=[.R26]-[.R$176]" office:value-type="float" office:value="145" calcext:value-type="float">
            <text:p>145</text:p>
          </table:table-cell>
          <table:table-cell table:formula="of:=[.S26]-[.S$176]" office:value-type="float" office:value="35489.6125" calcext:value-type="float">
            <text:p>35489,6125</text:p>
          </table:table-cell>
          <table:table-cell table:formula="of:=[.T26]-[.T$176]" office:value-type="float" office:value="-14.45" calcext:value-type="float">
            <text:p>-14,45</text:p>
          </table:table-cell>
          <table:table-cell table:formula="of:=[.U26]-[.U$176]" office:value-type="float" office:value="-12.5" calcext:value-type="float">
            <text:p>-12,5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1454.1" calcext:value-type="float">
            <text:p>-1454,1</text:p>
          </table:table-cell>
          <table:table-cell table:formula="of:=[.C27]-[.C$176]" office:value-type="float" office:value="1007.8625" calcext:value-type="float">
            <text:p>1007,8625</text:p>
          </table:table-cell>
          <table:table-cell table:formula="of:=[.D27]-[.D$176]" office:value-type="float" office:value="44771.6625" calcext:value-type="float">
            <text:p>44771,6625</text:p>
          </table:table-cell>
          <table:table-cell table:formula="of:=[.E27]-[.E$176]" office:value-type="float" office:value="3706492.9875" calcext:value-type="float">
            <text:p>3706492,9875</text:p>
          </table:table-cell>
          <table:table-cell table:formula="of:=[.F27]-[.F$176]" office:value-type="float" office:value="-1973.6625" calcext:value-type="float">
            <text:p>-1973,6625</text:p>
          </table:table-cell>
          <table:table-cell table:formula="of:=[.G27]-[.G$176]" office:value-type="float" office:value="-55.5374999999999" calcext:value-type="float">
            <text:p>-55,5375</text:p>
          </table:table-cell>
          <table:table-cell table:formula="of:=[.H27]-[.H$176]" office:value-type="float" office:value="-589.6625" calcext:value-type="float">
            <text:p>-589,6625</text:p>
          </table:table-cell>
          <table:table-cell table:formula="of:=[.I27]-[.I$176]" office:value-type="float" office:value="112964.1875" calcext:value-type="float">
            <text:p>112964,1875</text:p>
          </table:table-cell>
          <table:table-cell table:formula="of:=[.J27]-[.J$176]" office:value-type="float" office:value="-2025.475" calcext:value-type="float">
            <text:p>-2025,475</text:p>
          </table:table-cell>
          <table:table-cell table:formula="of:=[.K27]-[.K$176]" office:value-type="float" office:value="353.475" calcext:value-type="float">
            <text:p>353,475</text:p>
          </table:table-cell>
          <table:table-cell table:formula="of:=[.L27]-[.L$176]" office:value-type="float" office:value="-193.0375" calcext:value-type="float">
            <text:p>-193,0375</text:p>
          </table:table-cell>
          <table:table-cell table:formula="of:=[.M27]-[.M$176]" office:value-type="float" office:value="215.1" calcext:value-type="float">
            <text:p>215,1</text:p>
          </table:table-cell>
          <table:table-cell table:formula="of:=[.N27]-[.N$176]" office:value-type="float" office:value="1763606.5" calcext:value-type="float">
            <text:p>1763606,5</text:p>
          </table:table-cell>
          <table:table-cell table:formula="of:=[.O27]-[.O$176]" office:value-type="float" office:value="38.5375" calcext:value-type="float">
            <text:p>38,5375</text:p>
          </table:table-cell>
          <table:table-cell table:formula="of:=[.P27]-[.P$176]" office:value-type="float" office:value="14.35" calcext:value-type="float">
            <text:p>14,35</text:p>
          </table:table-cell>
          <table:table-cell table:formula="of:=[.Q27]-[.Q$176]" office:value-type="float" office:value="259.45" calcext:value-type="float">
            <text:p>259,45</text:p>
          </table:table-cell>
          <table:table-cell table:formula="of:=[.R27]-[.R$176]" office:value-type="float" office:value="120" calcext:value-type="float">
            <text:p>120</text:p>
          </table:table-cell>
          <table:table-cell table:formula="of:=[.S27]-[.S$176]" office:value-type="float" office:value="28472.1125" calcext:value-type="float">
            <text:p>28472,1125</text:p>
          </table:table-cell>
          <table:table-cell table:formula="of:=[.T27]-[.T$176]" office:value-type="float" office:value="0.849999999999994" calcext:value-type="float">
            <text:p>0,85</text:p>
          </table:table-cell>
          <table:table-cell table:formula="of:=[.U27]-[.U$176]" office:value-type="float" office:value="-12.5" calcext:value-type="float">
            <text:p>-12,5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1875.3" calcext:value-type="float">
            <text:p>-1875,3</text:p>
          </table:table-cell>
          <table:table-cell table:formula="of:=[.C28]-[.C$176]" office:value-type="float" office:value="907.6625" calcext:value-type="float">
            <text:p>907,6625</text:p>
          </table:table-cell>
          <table:table-cell table:formula="of:=[.D28]-[.D$176]" office:value-type="float" office:value="41262.8625" calcext:value-type="float">
            <text:p>41262,8625</text:p>
          </table:table-cell>
          <table:table-cell table:formula="of:=[.E28]-[.E$176]" office:value-type="float" office:value="3892878.2875" calcext:value-type="float">
            <text:p>3892878,2875</text:p>
          </table:table-cell>
          <table:table-cell table:formula="of:=[.F28]-[.F$176]" office:value-type="float" office:value="-1973.6625" calcext:value-type="float">
            <text:p>-1973,6625</text:p>
          </table:table-cell>
          <table:table-cell table:formula="of:=[.G28]-[.G$176]" office:value-type="float" office:value="-432.0375" calcext:value-type="float">
            <text:p>-432,0375</text:p>
          </table:table-cell>
          <table:table-cell table:formula="of:=[.H28]-[.H$176]" office:value-type="float" office:value="-514.162499999999" calcext:value-type="float">
            <text:p>-514,1625</text:p>
          </table:table-cell>
          <table:table-cell table:formula="of:=[.I28]-[.I$176]" office:value-type="float" office:value="112929.0875" calcext:value-type="float">
            <text:p>112929,0875</text:p>
          </table:table-cell>
          <table:table-cell table:formula="of:=[.J28]-[.J$176]" office:value-type="float" office:value="-2346.475" calcext:value-type="float">
            <text:p>-2346,475</text:p>
          </table:table-cell>
          <table:table-cell table:formula="of:=[.K28]-[.K$176]" office:value-type="float" office:value="52.4749999999999" calcext:value-type="float">
            <text:p>52,475</text:p>
          </table:table-cell>
          <table:table-cell table:formula="of:=[.L28]-[.L$176]" office:value-type="float" office:value="-57.4375000000002" calcext:value-type="float">
            <text:p>-57,4375</text:p>
          </table:table-cell>
          <table:table-cell table:formula="of:=[.M28]-[.M$176]" office:value-type="float" office:value="-65.9000000000001" calcext:value-type="float">
            <text:p>-65,9</text:p>
          </table:table-cell>
          <table:table-cell table:formula="of:=[.N28]-[.N$176]" office:value-type="float" office:value="1797916.9" calcext:value-type="float">
            <text:p>1797916,9</text:p>
          </table:table-cell>
          <table:table-cell table:formula="of:=[.O28]-[.O$176]" office:value-type="float" office:value="38.5375" calcext:value-type="float">
            <text:p>38,5375</text:p>
          </table:table-cell>
          <table:table-cell table:formula="of:=[.P28]-[.P$176]" office:value-type="float" office:value="39.35" calcext:value-type="float">
            <text:p>39,35</text:p>
          </table:table-cell>
          <table:table-cell table:formula="of:=[.Q28]-[.Q$176]" office:value-type="float" office:value="249.55" calcext:value-type="float">
            <text:p>249,55</text:p>
          </table:table-cell>
          <table:table-cell table:formula="of:=[.R28]-[.R$176]" office:value-type="float" office:value="-50" calcext:value-type="float">
            <text:p>-50</text:p>
          </table:table-cell>
          <table:table-cell table:formula="of:=[.S28]-[.S$176]" office:value-type="float" office:value="35489.6125" calcext:value-type="float">
            <text:p>35489,6125</text:p>
          </table:table-cell>
          <table:table-cell table:formula="of:=[.T28]-[.T$176]" office:value-type="float" office:value="-74.45" calcext:value-type="float">
            <text:p>-74,45</text:p>
          </table:table-cell>
          <table:table-cell table:formula="of:=[.U28]-[.U$176]" office:value-type="float" office:value="-12.5" calcext:value-type="float">
            <text:p>-12,5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1193.3" calcext:value-type="float">
            <text:p>-1193,3</text:p>
          </table:table-cell>
          <table:table-cell table:formula="of:=[.C29]-[.C$176]" office:value-type="float" office:value="887.4625" calcext:value-type="float">
            <text:p>887,4625</text:p>
          </table:table-cell>
          <table:table-cell table:formula="of:=[.D29]-[.D$176]" office:value-type="float" office:value="48289.1625" calcext:value-type="float">
            <text:p>48289,1625</text:p>
          </table:table-cell>
          <table:table-cell table:formula="of:=[.E29]-[.E$176]" office:value-type="float" office:value="3706528.0875" calcext:value-type="float">
            <text:p>3706528,0875</text:p>
          </table:table-cell>
          <table:table-cell table:formula="of:=[.F29]-[.F$176]" office:value-type="float" office:value="-1973.6625" calcext:value-type="float">
            <text:p>-1973,6625</text:p>
          </table:table-cell>
          <table:table-cell table:formula="of:=[.G29]-[.G$176]" office:value-type="float" office:value="-507.0375" calcext:value-type="float">
            <text:p>-507,0375</text:p>
          </table:table-cell>
          <table:table-cell table:formula="of:=[.H29]-[.H$176]" office:value-type="float" office:value="388.0375" calcext:value-type="float">
            <text:p>388,0375</text:p>
          </table:table-cell>
          <table:table-cell table:formula="of:=[.I29]-[.I$176]" office:value-type="float" office:value="112964.1875" calcext:value-type="float">
            <text:p>112964,1875</text:p>
          </table:table-cell>
          <table:table-cell table:formula="of:=[.J29]-[.J$176]" office:value-type="float" office:value="-1383.675" calcext:value-type="float">
            <text:p>-1383,675</text:p>
          </table:table-cell>
          <table:table-cell table:formula="of:=[.K29]-[.K$176]" office:value-type="float" office:value="127.975" calcext:value-type="float">
            <text:p>127,975</text:p>
          </table:table-cell>
          <table:table-cell table:formula="of:=[.L29]-[.L$176]" office:value-type="float" office:value="168.0625" calcext:value-type="float">
            <text:p>168,0625</text:p>
          </table:table-cell>
          <table:table-cell table:formula="of:=[.M29]-[.M$176]" office:value-type="float" office:value="315.3" calcext:value-type="float">
            <text:p>315,3</text:p>
          </table:table-cell>
          <table:table-cell table:formula="of:=[.N29]-[.N$176]" office:value-type="float" office:value="1775996.9" calcext:value-type="float">
            <text:p>1775996,9</text:p>
          </table:table-cell>
          <table:table-cell table:formula="of:=[.O29]-[.O$176]" office:value-type="float" office:value="38.5375" calcext:value-type="float">
            <text:p>38,5375</text:p>
          </table:table-cell>
          <table:table-cell table:formula="of:=[.P29]-[.P$176]" office:value-type="float" office:value="-43.95" calcext:value-type="float">
            <text:p>-43,95</text:p>
          </table:table-cell>
          <table:table-cell table:formula="of:=[.Q29]-[.Q$176]" office:value-type="float" office:value="-321.95" calcext:value-type="float">
            <text:p>-321,95</text:p>
          </table:table-cell>
          <table:table-cell table:formula="of:=[.R29]-[.R$176]" office:value-type="float" office:value="-40" calcext:value-type="float">
            <text:p>-40</text:p>
          </table:table-cell>
          <table:table-cell table:formula="of:=[.S29]-[.S$176]" office:value-type="float" office:value="31980.8125" calcext:value-type="float">
            <text:p>31980,8125</text:p>
          </table:table-cell>
          <table:table-cell table:formula="of:=[.T29]-[.T$176]" office:value-type="float" office:value="126.05" calcext:value-type="float">
            <text:p>126,05</text:p>
          </table:table-cell>
          <table:table-cell table:formula="of:=[.U29]-[.U$176]" office:value-type="float" office:value="-12.5" calcext:value-type="float">
            <text:p>-12,5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795.1" calcext:value-type="float">
            <text:p>-1795,1</text:p>
          </table:table-cell>
          <table:table-cell table:formula="of:=[.C30]-[.C$176]" office:value-type="float" office:value="1128.0625" calcext:value-type="float">
            <text:p>1128,0625</text:p>
          </table:table-cell>
          <table:table-cell table:formula="of:=[.D30]-[.D$176]" office:value-type="float" office:value="41262.8625" calcext:value-type="float">
            <text:p>41262,8625</text:p>
          </table:table-cell>
          <table:table-cell table:formula="of:=[.E30]-[.E$176]" office:value-type="float" office:value="3745054.6875" calcext:value-type="float">
            <text:p>3745054,6875</text:p>
          </table:table-cell>
          <table:table-cell table:formula="of:=[.F30]-[.F$176]" office:value-type="float" office:value="-1973.6625" calcext:value-type="float">
            <text:p>-1973,6625</text:p>
          </table:table-cell>
          <table:table-cell table:formula="of:=[.G30]-[.G$176]" office:value-type="float" office:value="-607.3375" calcext:value-type="float">
            <text:p>-607,3375</text:p>
          </table:table-cell>
          <table:table-cell table:formula="of:=[.H30]-[.H$176]" office:value-type="float" office:value="-138.662499999999" calcext:value-type="float">
            <text:p>-138,6625</text:p>
          </table:table-cell>
          <table:table-cell table:formula="of:=[.I30]-[.I$176]" office:value-type="float" office:value="109455.4875" calcext:value-type="float">
            <text:p>109455,4875</text:p>
          </table:table-cell>
          <table:table-cell table:formula="of:=[.J30]-[.J$176]" office:value-type="float" office:value="-1423.875" calcext:value-type="float">
            <text:p>-1423,875</text:p>
          </table:table-cell>
          <table:table-cell table:formula="of:=[.K30]-[.K$176]" office:value-type="float" office:value="-22.5250000000001" calcext:value-type="float">
            <text:p>-22,525</text:p>
          </table:table-cell>
          <table:table-cell table:formula="of:=[.L30]-[.L$176]" office:value-type="float" office:value="318.5625" calcext:value-type="float">
            <text:p>318,5625</text:p>
          </table:table-cell>
          <table:table-cell table:formula="of:=[.M30]-[.M$176]" office:value-type="float" office:value="315.1" calcext:value-type="float">
            <text:p>315,1</text:p>
          </table:table-cell>
          <table:table-cell table:formula="of:=[.N30]-[.N$176]" office:value-type="float" office:value="1768470.5" calcext:value-type="float">
            <text:p>1768470,5</text:p>
          </table:table-cell>
          <table:table-cell table:formula="of:=[.O30]-[.O$176]" office:value-type="float" office:value="51.0375" calcext:value-type="float">
            <text:p>51,0375</text:p>
          </table:table-cell>
          <table:table-cell table:formula="of:=[.P30]-[.P$176]" office:value-type="float" office:value="164.85" calcext:value-type="float">
            <text:p>164,85</text:p>
          </table:table-cell>
          <table:table-cell table:formula="of:=[.Q30]-[.Q$176]" office:value-type="float" office:value="-141.35" calcext:value-type="float">
            <text:p>-141,35</text:p>
          </table:table-cell>
          <table:table-cell table:formula="of:=[.R30]-[.R$176]" office:value-type="float" office:value="0" calcext:value-type="float">
            <text:p>0</text:p>
          </table:table-cell>
          <table:table-cell table:formula="of:=[.S30]-[.S$176]" office:value-type="float" office:value="35489.6125" calcext:value-type="float">
            <text:p>35489,6125</text:p>
          </table:table-cell>
          <table:table-cell table:formula="of:=[.T30]-[.T$176]" office:value-type="float" office:value="-34.45" calcext:value-type="float">
            <text:p>-34,45</text:p>
          </table:table-cell>
          <table:table-cell table:formula="of:=[.U30]-[.U$176]" office:value-type="float" office:value="-12.5" calcext:value-type="float">
            <text:p>-12,5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330.900000000001" calcext:value-type="float">
            <text:p>-330,9</text:p>
          </table:table-cell>
          <table:table-cell table:formula="of:=[.C31]-[.C$176]" office:value-type="float" office:value="626.6625" calcext:value-type="float">
            <text:p>626,6625</text:p>
          </table:table-cell>
          <table:table-cell table:formula="of:=[.D31]-[.D$176]" office:value-type="float" office:value="43903.2625" calcext:value-type="float">
            <text:p>43903,2625</text:p>
          </table:table-cell>
          <table:table-cell table:formula="of:=[.E31]-[.E$176]" office:value-type="float" office:value="3833193.9875" calcext:value-type="float">
            <text:p>3833193,9875</text:p>
          </table:table-cell>
          <table:table-cell table:formula="of:=[.F31]-[.F$176]" office:value-type="float" office:value="2412.2375" calcext:value-type="float">
            <text:p>2412,2375</text:p>
          </table:table-cell>
          <table:table-cell table:formula="of:=[.G31]-[.G$176]" office:value-type="float" office:value="-1008.3375" calcext:value-type="float">
            <text:p>-1008,3375</text:p>
          </table:table-cell>
          <table:table-cell table:formula="of:=[.H31]-[.H$176]" office:value-type="float" office:value="-313.9625" calcext:value-type="float">
            <text:p>-313,9625</text:p>
          </table:table-cell>
          <table:table-cell table:formula="of:=[.I31]-[.I$176]" office:value-type="float" office:value="116508.0875" calcext:value-type="float">
            <text:p>116508,0875</text:p>
          </table:table-cell>
          <table:table-cell table:formula="of:=[.J31]-[.J$176]" office:value-type="float" office:value="-1524.475" calcext:value-type="float">
            <text:p>-1524,475</text:p>
          </table:table-cell>
          <table:table-cell table:formula="of:=[.K31]-[.K$176]" office:value-type="float" office:value="238.275" calcext:value-type="float">
            <text:p>238,275</text:p>
          </table:table-cell>
          <table:table-cell table:formula="of:=[.L31]-[.L$176]" office:value-type="float" office:value="-57.7375000000002" calcext:value-type="float">
            <text:p>-57,7375</text:p>
          </table:table-cell>
          <table:table-cell table:formula="of:=[.M31]-[.M$176]" office:value-type="float" office:value="375.5" calcext:value-type="float">
            <text:p>375,5</text:p>
          </table:table-cell>
          <table:table-cell table:formula="of:=[.N31]-[.N$176]" office:value-type="float" office:value="1914249.7" calcext:value-type="float">
            <text:p>1914249,7</text:p>
          </table:table-cell>
          <table:table-cell table:formula="of:=[.O31]-[.O$176]" office:value-type="float" office:value="38.5375" calcext:value-type="float">
            <text:p>38,5375</text:p>
          </table:table-cell>
          <table:table-cell table:formula="of:=[.P31]-[.P$176]" office:value-type="float" office:value="49.35" calcext:value-type="float">
            <text:p>49,35</text:p>
          </table:table-cell>
          <table:table-cell table:formula="of:=[.Q31]-[.Q$176]" office:value-type="float" office:value="299.85" calcext:value-type="float">
            <text:p>299,85</text:p>
          </table:table-cell>
          <table:table-cell table:formula="of:=[.R31]-[.R$176]" office:value-type="float" office:value="50" calcext:value-type="float">
            <text:p>50</text:p>
          </table:table-cell>
          <table:table-cell table:formula="of:=[.S31]-[.S$176]" office:value-type="float" office:value="35524.6125" calcext:value-type="float">
            <text:p>35524,6125</text:p>
          </table:table-cell>
          <table:table-cell table:formula="of:=[.T31]-[.T$176]" office:value-type="float" office:value="-49.45" calcext:value-type="float">
            <text:p>-49,45</text:p>
          </table:table-cell>
          <table:table-cell table:formula="of:=[.U31]-[.U$176]" office:value-type="float" office:value="-12.5" calcext:value-type="float">
            <text:p>-12,5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952.700000000001" calcext:value-type="float">
            <text:p>-952,7</text:p>
          </table:table-cell>
          <table:table-cell table:formula="of:=[.C32]-[.C$176]" office:value-type="float" office:value="606.6625" calcext:value-type="float">
            <text:p>606,6625</text:p>
          </table:table-cell>
          <table:table-cell table:formula="of:=[.D32]-[.D$176]" office:value-type="float" office:value="37754.1625" calcext:value-type="float">
            <text:p>37754,1625</text:p>
          </table:table-cell>
          <table:table-cell table:formula="of:=[.E32]-[.E$176]" office:value-type="float" office:value="4325752.4875" calcext:value-type="float">
            <text:p>4325752,4875</text:p>
          </table:table-cell>
          <table:table-cell table:formula="of:=[.F32]-[.F$176]" office:value-type="float" office:value="3874.2375" calcext:value-type="float">
            <text:p>3874,2375</text:p>
          </table:table-cell>
          <table:table-cell table:formula="of:=[.G32]-[.G$176]" office:value-type="float" office:value="-682.5375" calcext:value-type="float">
            <text:p>-682,5375</text:p>
          </table:table-cell>
          <table:table-cell table:formula="of:=[.H32]-[.H$176]" office:value-type="float" office:value="87.3375000000005" calcext:value-type="float">
            <text:p>87,3375</text:p>
          </table:table-cell>
          <table:table-cell table:formula="of:=[.I32]-[.I$176]" office:value-type="float" office:value="109490.5875" calcext:value-type="float">
            <text:p>109490,5875</text:p>
          </table:table-cell>
          <table:table-cell table:formula="of:=[.J32]-[.J$176]" office:value-type="float" office:value="-701.874999999998" calcext:value-type="float">
            <text:p>-701,875</text:p>
          </table:table-cell>
          <table:table-cell table:formula="of:=[.K32]-[.K$176]" office:value-type="float" office:value="2.47499999999991" calcext:value-type="float">
            <text:p>2,475</text:p>
          </table:table-cell>
          <table:table-cell table:formula="of:=[.L32]-[.L$176]" office:value-type="float" office:value="-213.2375" calcext:value-type="float">
            <text:p>-213,2375</text:p>
          </table:table-cell>
          <table:table-cell table:formula="of:=[.M32]-[.M$176]" office:value-type="float" office:value="14.4999999999999" calcext:value-type="float">
            <text:p>14,5</text:p>
          </table:table-cell>
          <table:table-cell table:formula="of:=[.N32]-[.N$176]" office:value-type="float" office:value="1904521.7" calcext:value-type="float">
            <text:p>1904521,7</text:p>
          </table:table-cell>
          <table:table-cell table:formula="of:=[.O32]-[.O$176]" office:value-type="float" office:value="88.5375" calcext:value-type="float">
            <text:p>88,5375</text:p>
          </table:table-cell>
          <table:table-cell table:formula="of:=[.P32]-[.P$176]" office:value-type="float" office:value="-43.95" calcext:value-type="float">
            <text:p>-43,95</text:p>
          </table:table-cell>
          <table:table-cell table:formula="of:=[.Q32]-[.Q$176]" office:value-type="float" office:value="-121.55" calcext:value-type="float">
            <text:p>-121,55</text:p>
          </table:table-cell>
          <table:table-cell table:formula="of:=[.R32]-[.R$176]" office:value-type="float" office:value="-20" calcext:value-type="float">
            <text:p>-20</text:p>
          </table:table-cell>
          <table:table-cell table:formula="of:=[.S32]-[.S$176]" office:value-type="float" office:value="31980.8125" calcext:value-type="float">
            <text:p>31980,8125</text:p>
          </table:table-cell>
          <table:table-cell table:formula="of:=[.T32]-[.T$176]" office:value-type="float" office:value="-34.45" calcext:value-type="float">
            <text:p>-34,45</text:p>
          </table:table-cell>
          <table:table-cell table:formula="of:=[.U32]-[.U$176]" office:value-type="float" office:value="-12.5" calcext:value-type="float">
            <text:p>-12,5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1073.1" calcext:value-type="float">
            <text:p>-1073,1</text:p>
          </table:table-cell>
          <table:table-cell table:formula="of:=[.C33]-[.C$176]" office:value-type="float" office:value="727.0625" calcext:value-type="float">
            <text:p>727,0625</text:p>
          </table:table-cell>
          <table:table-cell table:formula="of:=[.D33]-[.D$176]" office:value-type="float" office:value="37719.0625" calcext:value-type="float">
            <text:p>37719,0625</text:p>
          </table:table-cell>
          <table:table-cell table:formula="of:=[.E33]-[.E$176]" office:value-type="float" office:value="4167367.6875" calcext:value-type="float">
            <text:p>4167367,6875</text:p>
          </table:table-cell>
          <table:table-cell table:formula="of:=[.F33]-[.F$176]" office:value-type="float" office:value="-1973.6625" calcext:value-type="float">
            <text:p>-1973,6625</text:p>
          </table:table-cell>
          <table:table-cell table:formula="of:=[.G33]-[.G$176]" office:value-type="float" office:value="-732.5375" calcext:value-type="float">
            <text:p>-732,5375</text:p>
          </table:table-cell>
          <table:table-cell table:formula="of:=[.H33]-[.H$176]" office:value-type="float" office:value="-690.1625" calcext:value-type="float">
            <text:p>-690,1625</text:p>
          </table:table-cell>
          <table:table-cell table:formula="of:=[.I33]-[.I$176]" office:value-type="float" office:value="120016.7875" calcext:value-type="float">
            <text:p>120016,7875</text:p>
          </table:table-cell>
          <table:table-cell table:formula="of:=[.J33]-[.J$176]" office:value-type="float" office:value="-1885.475" calcext:value-type="float">
            <text:p>-1885,475</text:p>
          </table:table-cell>
          <table:table-cell table:formula="of:=[.K33]-[.K$176]" office:value-type="float" office:value="-263.125" calcext:value-type="float">
            <text:p>-263,125</text:p>
          </table:table-cell>
          <table:table-cell table:formula="of:=[.L33]-[.L$176]" office:value-type="float" office:value="348.5625" calcext:value-type="float">
            <text:p>348,5625</text:p>
          </table:table-cell>
          <table:table-cell table:formula="of:=[.M33]-[.M$176]" office:value-type="float" office:value="475.9" calcext:value-type="float">
            <text:p>475,9</text:p>
          </table:table-cell>
          <table:table-cell table:formula="of:=[.N33]-[.N$176]" office:value-type="float" office:value="2273360.1" calcext:value-type="float">
            <text:p>2273360,1</text:p>
          </table:table-cell>
          <table:table-cell table:formula="of:=[.O33]-[.O$176]" office:value-type="float" office:value="63.5375" calcext:value-type="float">
            <text:p>63,5375</text:p>
          </table:table-cell>
          <table:table-cell table:formula="of:=[.P33]-[.P$176]" office:value-type="float" office:value="64.65" calcext:value-type="float">
            <text:p>64,65</text:p>
          </table:table-cell>
          <table:table-cell table:formula="of:=[.Q33]-[.Q$176]" office:value-type="float" office:value="23.8499999999999" calcext:value-type="float">
            <text:p>23,85</text:p>
          </table:table-cell>
          <table:table-cell table:formula="of:=[.R33]-[.R$176]" office:value-type="float" office:value="60" calcext:value-type="float">
            <text:p>60</text:p>
          </table:table-cell>
          <table:table-cell table:formula="of:=[.S33]-[.S$176]" office:value-type="float" office:value="42507.1125" calcext:value-type="float">
            <text:p>42507,1125</text:p>
          </table:table-cell>
          <table:table-cell table:formula="of:=[.T33]-[.T$176]" office:value-type="float" office:value="-74.45" calcext:value-type="float">
            <text:p>-74,45</text:p>
          </table:table-cell>
          <table:table-cell table:formula="of:=[.U33]-[.U$176]" office:value-type="float" office:value="-12.5" calcext:value-type="float">
            <text:p>-12,5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1253.5" calcext:value-type="float">
            <text:p>-1253,5</text:p>
          </table:table-cell>
          <table:table-cell table:formula="of:=[.C34]-[.C$176]" office:value-type="float" office:value="947.6625" calcext:value-type="float">
            <text:p>947,6625</text:p>
          </table:table-cell>
          <table:table-cell table:formula="of:=[.D34]-[.D$176]" office:value-type="float" office:value="37754.1625" calcext:value-type="float">
            <text:p>37754,1625</text:p>
          </table:table-cell>
          <table:table-cell table:formula="of:=[.E34]-[.E$176]" office:value-type="float" office:value="4005578.7875" calcext:value-type="float">
            <text:p>4005578,7875</text:p>
          </table:table-cell>
          <table:table-cell table:formula="of:=[.F34]-[.F$176]" office:value-type="float" office:value="-1973.6625" calcext:value-type="float">
            <text:p>-1973,6625</text:p>
          </table:table-cell>
          <table:table-cell table:formula="of:=[.G34]-[.G$176]" office:value-type="float" office:value="-1033.6375" calcext:value-type="float">
            <text:p>-1033,6375</text:p>
          </table:table-cell>
          <table:table-cell table:formula="of:=[.H34]-[.H$176]" office:value-type="float" office:value="162.5375" calcext:value-type="float">
            <text:p>162,5375</text:p>
          </table:table-cell>
          <table:table-cell table:formula="of:=[.I34]-[.I$176]" office:value-type="float" office:value="109420.3875" calcext:value-type="float">
            <text:p>109420,3875</text:p>
          </table:table-cell>
          <table:table-cell table:formula="of:=[.J34]-[.J$176]" office:value-type="float" office:value="-882.674999999997" calcext:value-type="float">
            <text:p>-882,675</text:p>
          </table:table-cell>
          <table:table-cell table:formula="of:=[.K34]-[.K$176]" office:value-type="float" office:value="178.075" calcext:value-type="float">
            <text:p>178,075</text:p>
          </table:table-cell>
          <table:table-cell table:formula="of:=[.L34]-[.L$176]" office:value-type="float" office:value="-57.4375000000002" calcext:value-type="float">
            <text:p>-57,4375</text:p>
          </table:table-cell>
          <table:table-cell table:formula="of:=[.M34]-[.M$176]" office:value-type="float" office:value="435.5" calcext:value-type="float">
            <text:p>435,5</text:p>
          </table:table-cell>
          <table:table-cell table:formula="of:=[.N34]-[.N$176]" office:value-type="float" office:value="1728784.1" calcext:value-type="float">
            <text:p>1728784,1</text:p>
          </table:table-cell>
          <table:table-cell table:formula="of:=[.O34]-[.O$176]" office:value-type="float" office:value="51.0375" calcext:value-type="float">
            <text:p>51,0375</text:p>
          </table:table-cell>
          <table:table-cell table:formula="of:=[.P34]-[.P$176]" office:value-type="float" office:value="9.34999999999999" calcext:value-type="float">
            <text:p>9,35</text:p>
          </table:table-cell>
          <table:table-cell table:formula="of:=[.Q34]-[.Q$176]" office:value-type="float" office:value="-161.75" calcext:value-type="float">
            <text:p>-161,75</text:p>
          </table:table-cell>
          <table:table-cell table:formula="of:=[.R34]-[.R$176]" office:value-type="float" office:value="-30" calcext:value-type="float">
            <text:p>-30</text:p>
          </table:table-cell>
          <table:table-cell table:formula="of:=[.S34]-[.S$176]" office:value-type="float" office:value="35489.6125" calcext:value-type="float">
            <text:p>35489,6125</text:p>
          </table:table-cell>
          <table:table-cell table:formula="of:=[.T34]-[.T$176]" office:value-type="float" office:value="-14.45" calcext:value-type="float">
            <text:p>-14,45</text:p>
          </table:table-cell>
          <table:table-cell table:formula="of:=[.U34]-[.U$176]" office:value-type="float" office:value="-12.5" calcext:value-type="float">
            <text:p>-12,5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932.500000000001" calcext:value-type="float">
            <text:p>-932,5</text:p>
          </table:table-cell>
          <table:table-cell table:formula="of:=[.C35]-[.C$176]" office:value-type="float" office:value="626.8625" calcext:value-type="float">
            <text:p>626,8625</text:p>
          </table:table-cell>
          <table:table-cell table:formula="of:=[.D35]-[.D$176]" office:value-type="float" office:value="44771.6625" calcext:value-type="float">
            <text:p>44771,6625</text:p>
          </table:table-cell>
          <table:table-cell table:formula="of:=[.E35]-[.E$176]" office:value-type="float" office:value="4381963.0875" calcext:value-type="float">
            <text:p>4381963,0875</text:p>
          </table:table-cell>
          <table:table-cell table:formula="of:=[.F35]-[.F$176]" office:value-type="float" office:value="-1973.6625" calcext:value-type="float">
            <text:p>-1973,6625</text:p>
          </table:table-cell>
          <table:table-cell table:formula="of:=[.G35]-[.G$176]" office:value-type="float" office:value="-507.0375" calcext:value-type="float">
            <text:p>-507,0375</text:p>
          </table:table-cell>
          <table:table-cell table:formula="of:=[.H35]-[.H$176]" office:value-type="float" office:value="312.837500000001" calcext:value-type="float">
            <text:p>312,8375</text:p>
          </table:table-cell>
          <table:table-cell table:formula="of:=[.I35]-[.I$176]" office:value-type="float" office:value="120016.7875" calcext:value-type="float">
            <text:p>120016,7875</text:p>
          </table:table-cell>
          <table:table-cell table:formula="of:=[.J35]-[.J$176]" office:value-type="float" office:value="-2226.275" calcext:value-type="float">
            <text:p>-2226,275</text:p>
          </table:table-cell>
          <table:table-cell table:formula="of:=[.K35]-[.K$176]" office:value-type="float" office:value="-82.725" calcext:value-type="float">
            <text:p>-82,725</text:p>
          </table:table-cell>
          <table:table-cell table:formula="of:=[.L35]-[.L$176]" office:value-type="float" office:value="-333.6375" calcext:value-type="float">
            <text:p>-333,6375</text:p>
          </table:table-cell>
          <table:table-cell table:formula="of:=[.M35]-[.M$176]" office:value-type="float" office:value="435.7" calcext:value-type="float">
            <text:p>435,7</text:p>
          </table:table-cell>
          <table:table-cell table:formula="of:=[.N35]-[.N$176]" office:value-type="float" office:value="1916298.7" calcext:value-type="float">
            <text:p>1916298,7</text:p>
          </table:table-cell>
          <table:table-cell table:formula="of:=[.O35]-[.O$176]" office:value-type="float" office:value="51.0375" calcext:value-type="float">
            <text:p>51,0375</text:p>
          </table:table-cell>
          <table:table-cell table:formula="of:=[.P35]-[.P$176]" office:value-type="float" office:value="89.35" calcext:value-type="float">
            <text:p>89,35</text:p>
          </table:table-cell>
          <table:table-cell table:formula="of:=[.Q35]-[.Q$176]" office:value-type="float" office:value="-281.95" calcext:value-type="float">
            <text:p>-281,95</text:p>
          </table:table-cell>
          <table:table-cell table:formula="of:=[.R35]-[.R$176]" office:value-type="float" office:value="50" calcext:value-type="float">
            <text:p>50</text:p>
          </table:table-cell>
          <table:table-cell table:formula="of:=[.S35]-[.S$176]" office:value-type="float" office:value="46050.9125" calcext:value-type="float">
            <text:p>46050,9125</text:p>
          </table:table-cell>
          <table:table-cell table:formula="of:=[.T35]-[.T$176]" office:value-type="float" office:value="-24.45" calcext:value-type="float">
            <text:p>-24,45</text:p>
          </table:table-cell>
          <table:table-cell table:formula="of:=[.U35]-[.U$176]" office:value-type="float" office:value="-12.5" calcext:value-type="float">
            <text:p>-12,5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651.900000000001" calcext:value-type="float">
            <text:p>-651,9</text:p>
          </table:table-cell>
          <table:table-cell table:formula="of:=[.C36]-[.C$176]" office:value-type="float" office:value="727.0625" calcext:value-type="float">
            <text:p>727,0625</text:p>
          </table:table-cell>
          <table:table-cell table:formula="of:=[.D36]-[.D$176]" office:value-type="float" office:value="41227.8625" calcext:value-type="float">
            <text:p>41227,8625</text:p>
          </table:table-cell>
          <table:table-cell table:formula="of:=[.E36]-[.E$176]" office:value-type="float" office:value="4343331.2875" calcext:value-type="float">
            <text:p>4343331,2875</text:p>
          </table:table-cell>
          <table:table-cell table:formula="of:=[.F36]-[.F$176]" office:value-type="float" office:value="-1973.6625" calcext:value-type="float">
            <text:p>-1973,6625</text:p>
          </table:table-cell>
          <table:table-cell table:formula="of:=[.G36]-[.G$176]" office:value-type="float" office:value="-452.0375" calcext:value-type="float">
            <text:p>-452,0375</text:p>
          </table:table-cell>
          <table:table-cell table:formula="of:=[.H36]-[.H$176]" office:value-type="float" office:value="-1041.2625" calcext:value-type="float">
            <text:p>-1041,2625</text:p>
          </table:table-cell>
          <table:table-cell table:formula="of:=[.I36]-[.I$176]" office:value-type="float" office:value="109385.2875" calcext:value-type="float">
            <text:p>109385,2875</text:p>
          </table:table-cell>
          <table:table-cell table:formula="of:=[.J36]-[.J$176]" office:value-type="float" office:value="140.325000000003" calcext:value-type="float">
            <text:p>140,325</text:p>
          </table:table-cell>
          <table:table-cell table:formula="of:=[.K36]-[.K$176]" office:value-type="float" office:value="-182.925" calcext:value-type="float">
            <text:p>-182,925</text:p>
          </table:table-cell>
          <table:table-cell table:formula="of:=[.L36]-[.L$176]" office:value-type="float" office:value="-107.7375" calcext:value-type="float">
            <text:p>-107,7375</text:p>
          </table:table-cell>
          <table:table-cell table:formula="of:=[.M36]-[.M$176]" office:value-type="float" office:value="375.3" calcext:value-type="float">
            <text:p>375,3</text:p>
          </table:table-cell>
          <table:table-cell table:formula="of:=[.N36]-[.N$176]" office:value-type="float" office:value="1880154.2" calcext:value-type="float">
            <text:p>1880154,2</text:p>
          </table:table-cell>
          <table:table-cell table:formula="of:=[.O36]-[.O$176]" office:value-type="float" office:value="118.9375" calcext:value-type="float">
            <text:p>118,9375</text:p>
          </table:table-cell>
          <table:table-cell table:formula="of:=[.P36]-[.P$176]" office:value-type="float" office:value="89.55" calcext:value-type="float">
            <text:p>89,55</text:p>
          </table:table-cell>
          <table:table-cell table:formula="of:=[.Q36]-[.Q$176]" office:value-type="float" office:value="359.85" calcext:value-type="float">
            <text:p>359,85</text:p>
          </table:table-cell>
          <table:table-cell table:formula="of:=[.R36]-[.R$176]" office:value-type="float" office:value="20" calcext:value-type="float">
            <text:p>20</text:p>
          </table:table-cell>
          <table:table-cell table:formula="of:=[.S36]-[.S$176]" office:value-type="float" office:value="42542.1125" calcext:value-type="float">
            <text:p>42542,1125</text:p>
          </table:table-cell>
          <table:table-cell table:formula="of:=[.T36]-[.T$176]" office:value-type="float" office:value="-34.45" calcext:value-type="float">
            <text:p>-34,45</text:p>
          </table:table-cell>
          <table:table-cell table:formula="of:=[.U36]-[.U$176]" office:value-type="float" office:value="-12.5" calcext:value-type="float">
            <text:p>-12,5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872.300000000001" calcext:value-type="float">
            <text:p>-872,3</text:p>
          </table:table-cell>
          <table:table-cell table:formula="of:=[.C37]-[.C$176]" office:value-type="float" office:value="526.4625" calcext:value-type="float">
            <text:p>526,4625</text:p>
          </table:table-cell>
          <table:table-cell table:formula="of:=[.D37]-[.D$176]" office:value-type="float" office:value="44771.6625" calcext:value-type="float">
            <text:p>44771,6625</text:p>
          </table:table-cell>
          <table:table-cell table:formula="of:=[.E37]-[.E$176]" office:value-type="float" office:value="4540347.7875" calcext:value-type="float">
            <text:p>4540347,7875</text:p>
          </table:table-cell>
          <table:table-cell table:formula="of:=[.F37]-[.F$176]" office:value-type="float" office:value="5043.8375" calcext:value-type="float">
            <text:p>5043,8375</text:p>
          </table:table-cell>
          <table:table-cell table:formula="of:=[.G37]-[.G$176]" office:value-type="float" office:value="-1158.8375" calcext:value-type="float">
            <text:p>-1158,8375</text:p>
          </table:table-cell>
          <table:table-cell table:formula="of:=[.H37]-[.H$176]" office:value-type="float" office:value="538.337500000001" calcext:value-type="float">
            <text:p>538,3375</text:p>
          </table:table-cell>
          <table:table-cell table:formula="of:=[.I37]-[.I$176]" office:value-type="float" office:value="112964.1875" calcext:value-type="float">
            <text:p>112964,1875</text:p>
          </table:table-cell>
          <table:table-cell table:formula="of:=[.J37]-[.J$176]" office:value-type="float" office:value="-1985.475" calcext:value-type="float">
            <text:p>-1985,475</text:p>
          </table:table-cell>
          <table:table-cell table:formula="of:=[.K37]-[.K$176]" office:value-type="float" office:value="-102.725" calcext:value-type="float">
            <text:p>-102,725</text:p>
          </table:table-cell>
          <table:table-cell table:formula="of:=[.L37]-[.L$176]" office:value-type="float" office:value="67.5624999999998" calcext:value-type="float">
            <text:p>67,5625</text:p>
          </table:table-cell>
          <table:table-cell table:formula="of:=[.M37]-[.M$176]" office:value-type="float" office:value="114.5" calcext:value-type="float">
            <text:p>114,5</text:p>
          </table:table-cell>
          <table:table-cell table:formula="of:=[.N37]-[.N$176]" office:value-type="float" office:value="1309751.5" calcext:value-type="float">
            <text:p>1309751,5</text:p>
          </table:table-cell>
          <table:table-cell table:formula="of:=[.O37]-[.O$176]" office:value-type="float" office:value="138.5375" calcext:value-type="float">
            <text:p>138,5375</text:p>
          </table:table-cell>
          <table:table-cell table:formula="of:=[.P37]-[.P$176]" office:value-type="float" office:value="-35.65" calcext:value-type="float">
            <text:p>-35,65</text:p>
          </table:table-cell>
          <table:table-cell table:formula="of:=[.Q37]-[.Q$176]" office:value-type="float" office:value="224.35" calcext:value-type="float">
            <text:p>224,35</text:p>
          </table:table-cell>
          <table:table-cell table:formula="of:=[.R37]-[.R$176]" office:value-type="float" office:value="57.5" calcext:value-type="float">
            <text:p>57,5</text:p>
          </table:table-cell>
          <table:table-cell table:formula="of:=[.S37]-[.S$176]" office:value-type="float" office:value="31980.8125" calcext:value-type="float">
            <text:p>31980,8125</text:p>
          </table:table-cell>
          <table:table-cell table:formula="of:=[.T37]-[.T$176]" office:value-type="float" office:value="-74.45" calcext:value-type="float">
            <text:p>-74,45</text:p>
          </table:table-cell>
          <table:table-cell table:formula="of:=[.U37]-[.U$176]" office:value-type="float" office:value="-12.5" calcext:value-type="float">
            <text:p>-12,5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1373.9" calcext:value-type="float">
            <text:p>-1373,9</text:p>
          </table:table-cell>
          <table:table-cell table:formula="of:=[.C38]-[.C$176]" office:value-type="float" office:value="586.6625" calcext:value-type="float">
            <text:p>586,6625</text:p>
          </table:table-cell>
          <table:table-cell table:formula="of:=[.D38]-[.D$176]" office:value-type="float" office:value="44806.7625" calcext:value-type="float">
            <text:p>44806,7625</text:p>
          </table:table-cell>
          <table:table-cell table:formula="of:=[.E38]-[.E$176]" office:value-type="float" office:value="2967550.5875" calcext:value-type="float">
            <text:p>2967550,5875</text:p>
          </table:table-cell>
          <table:table-cell table:formula="of:=[.F38]-[.F$176]" office:value-type="float" office:value="-1973.6625" calcext:value-type="float">
            <text:p>-1973,6625</text:p>
          </table:table-cell>
          <table:table-cell table:formula="of:=[.G38]-[.G$176]" office:value-type="float" office:value="-707.5375" calcext:value-type="float">
            <text:p>-707,5375</text:p>
          </table:table-cell>
          <table:table-cell table:formula="of:=[.H38]-[.H$176]" office:value-type="float" office:value="287.5375" calcext:value-type="float">
            <text:p>287,5375</text:p>
          </table:table-cell>
          <table:table-cell table:formula="of:=[.I38]-[.I$176]" office:value-type="float" office:value="105911.5875" calcext:value-type="float">
            <text:p>105911,5875</text:p>
          </table:table-cell>
          <table:table-cell table:formula="of:=[.J38]-[.J$176]" office:value-type="float" office:value="-1985.275" calcext:value-type="float">
            <text:p>-1985,275</text:p>
          </table:table-cell>
          <table:table-cell table:formula="of:=[.K38]-[.K$176]" office:value-type="float" office:value="57.4749999999999" calcext:value-type="float">
            <text:p>57,475</text:p>
          </table:table-cell>
          <table:table-cell table:formula="of:=[.L38]-[.L$176]" office:value-type="float" office:value="-107.9375" calcext:value-type="float">
            <text:p>-107,9375</text:p>
          </table:table-cell>
          <table:table-cell table:formula="of:=[.M38]-[.M$176]" office:value-type="float" office:value="254.9" calcext:value-type="float">
            <text:p>254,9</text:p>
          </table:table-cell>
          <table:table-cell table:formula="of:=[.N38]-[.N$176]" office:value-type="float" office:value="1644790.5" calcext:value-type="float">
            <text:p>1644790,5</text:p>
          </table:table-cell>
          <table:table-cell table:formula="of:=[.O38]-[.O$176]" office:value-type="float" office:value="51.0375" calcext:value-type="float">
            <text:p>51,0375</text:p>
          </table:table-cell>
          <table:table-cell table:formula="of:=[.P38]-[.P$176]" office:value-type="float" office:value="-43.95" calcext:value-type="float">
            <text:p>-43,95</text:p>
          </table:table-cell>
          <table:table-cell table:formula="of:=[.Q38]-[.Q$176]" office:value-type="float" office:value="119.25" calcext:value-type="float">
            <text:p>119,25</text:p>
          </table:table-cell>
          <table:table-cell table:formula="of:=[.R38]-[.R$176]" office:value-type="float" office:value="-20" calcext:value-type="float">
            <text:p>-20</text:p>
          </table:table-cell>
          <table:table-cell table:formula="of:=[.S38]-[.S$176]" office:value-type="float" office:value="35489.6125" calcext:value-type="float">
            <text:p>35489,6125</text:p>
          </table:table-cell>
          <table:table-cell table:formula="of:=[.T38]-[.T$176]" office:value-type="float" office:value="-94.45" calcext:value-type="float">
            <text:p>-94,45</text:p>
          </table:table-cell>
          <table:table-cell table:formula="of:=[.U38]-[.U$176]" office:value-type="float" office:value="-12.5" calcext:value-type="float">
            <text:p>-12,5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433.9" calcext:value-type="float">
            <text:p>-1433,9</text:p>
          </table:table-cell>
          <table:table-cell table:formula="of:=[.C39]-[.C$176]" office:value-type="float" office:value="486.2625" calcext:value-type="float">
            <text:p>486,2625</text:p>
          </table:table-cell>
          <table:table-cell table:formula="of:=[.D39]-[.D$176]" office:value-type="float" office:value="48289.1625" calcext:value-type="float">
            <text:p>48289,1625</text:p>
          </table:table-cell>
          <table:table-cell table:formula="of:=[.E39]-[.E$176]" office:value-type="float" office:value="3840211.3875" calcext:value-type="float">
            <text:p>3840211,3875</text:p>
          </table:table-cell>
          <table:table-cell table:formula="of:=[.F39]-[.F$176]" office:value-type="float" office:value="-1973.6625" calcext:value-type="float">
            <text:p>-1973,6625</text:p>
          </table:table-cell>
          <table:table-cell table:formula="of:=[.G39]-[.G$176]" office:value-type="float" office:value="-1184.3375" calcext:value-type="float">
            <text:p>-1184,3375</text:p>
          </table:table-cell>
          <table:table-cell table:formula="of:=[.H39]-[.H$176]" office:value-type="float" office:value="-940.862499999999" calcext:value-type="float">
            <text:p>-940,8625</text:p>
          </table:table-cell>
          <table:table-cell table:formula="of:=[.I39]-[.I$176]" office:value-type="float" office:value="105911.5875" calcext:value-type="float">
            <text:p>105911,5875</text:p>
          </table:table-cell>
          <table:table-cell table:formula="of:=[.J39]-[.J$176]" office:value-type="float" office:value="-1344.075" calcext:value-type="float">
            <text:p>-1344,075</text:p>
          </table:table-cell>
          <table:table-cell table:formula="of:=[.K39]-[.K$176]" office:value-type="float" office:value="-22.5250000000001" calcext:value-type="float">
            <text:p>-22,525</text:p>
          </table:table-cell>
          <table:table-cell table:formula="of:=[.L39]-[.L$176]" office:value-type="float" office:value="107.5625" calcext:value-type="float">
            <text:p>107,5625</text:p>
          </table:table-cell>
          <table:table-cell table:formula="of:=[.M39]-[.M$176]" office:value-type="float" office:value="240.2" calcext:value-type="float">
            <text:p>240,2</text:p>
          </table:table-cell>
          <table:table-cell table:formula="of:=[.N39]-[.N$176]" office:value-type="float" office:value="1638128.1" calcext:value-type="float">
            <text:p>1638128,1</text:p>
          </table:table-cell>
          <table:table-cell table:formula="of:=[.O39]-[.O$176]" office:value-type="float" office:value="101.0375" calcext:value-type="float">
            <text:p>101,0375</text:p>
          </table:table-cell>
          <table:table-cell table:formula="of:=[.P39]-[.P$176]" office:value-type="float" office:value="-60.65" calcext:value-type="float">
            <text:p>-60,65</text:p>
          </table:table-cell>
          <table:table-cell table:formula="of:=[.Q39]-[.Q$176]" office:value-type="float" office:value="-101.35" calcext:value-type="float">
            <text:p>-101,35</text:p>
          </table:table-cell>
          <table:table-cell table:formula="of:=[.R39]-[.R$176]" office:value-type="float" office:value="20" calcext:value-type="float">
            <text:p>20</text:p>
          </table:table-cell>
          <table:table-cell table:formula="of:=[.S39]-[.S$176]" office:value-type="float" office:value="31980.8125" calcext:value-type="float">
            <text:p>31980,8125</text:p>
          </table:table-cell>
          <table:table-cell table:formula="of:=[.T39]-[.T$176]" office:value-type="float" office:value="-34.45" calcext:value-type="float">
            <text:p>-34,45</text:p>
          </table:table-cell>
          <table:table-cell table:formula="of:=[.U39]-[.U$176]" office:value-type="float" office:value="-12.5" calcext:value-type="float">
            <text:p>-12,5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1674.7" calcext:value-type="float">
            <text:p>-1674,7</text:p>
          </table:table-cell>
          <table:table-cell table:formula="of:=[.C40]-[.C$176]" office:value-type="float" office:value="446.2625" calcext:value-type="float">
            <text:p>446,2625</text:p>
          </table:table-cell>
          <table:table-cell table:formula="of:=[.D40]-[.D$176]" office:value-type="float" office:value="37719.0625" calcext:value-type="float">
            <text:p>37719,0625</text:p>
          </table:table-cell>
          <table:table-cell table:formula="of:=[.E40]-[.E$176]" office:value-type="float" office:value="3354635.7875" calcext:value-type="float">
            <text:p>3354635,7875</text:p>
          </table:table-cell>
          <table:table-cell table:formula="of:=[.F40]-[.F$176]" office:value-type="float" office:value="-1973.6625" calcext:value-type="float">
            <text:p>-1973,6625</text:p>
          </table:table-cell>
          <table:table-cell table:formula="of:=[.G40]-[.G$176]" office:value-type="float" office:value="-953.6375" calcext:value-type="float">
            <text:p>-953,6375</text:p>
          </table:table-cell>
          <table:table-cell table:formula="of:=[.H40]-[.H$176]" office:value-type="float" office:value="-689.9625" calcext:value-type="float">
            <text:p>-689,9625</text:p>
          </table:table-cell>
          <table:table-cell table:formula="of:=[.I40]-[.I$176]" office:value-type="float" office:value="105911.5875" calcext:value-type="float">
            <text:p>105911,5875</text:p>
          </table:table-cell>
          <table:table-cell table:formula="of:=[.J40]-[.J$176]" office:value-type="float" office:value="-1183.475" calcext:value-type="float">
            <text:p>-1183,475</text:p>
          </table:table-cell>
          <table:table-cell table:formula="of:=[.K40]-[.K$176]" office:value-type="float" office:value="338.275" calcext:value-type="float">
            <text:p>338,275</text:p>
          </table:table-cell>
          <table:table-cell table:formula="of:=[.L40]-[.L$176]" office:value-type="float" office:value="293.2625" calcext:value-type="float">
            <text:p>293,2625</text:p>
          </table:table-cell>
          <table:table-cell table:formula="of:=[.M40]-[.M$176]" office:value-type="float" office:value="375.7" calcext:value-type="float">
            <text:p>375,7</text:p>
          </table:table-cell>
          <table:table-cell table:formula="of:=[.N40]-[.N$176]" office:value-type="float" office:value="1727708.9" calcext:value-type="float">
            <text:p>1727708,9</text:p>
          </table:table-cell>
          <table:table-cell table:formula="of:=[.O40]-[.O$176]" office:value-type="float" office:value="38.5375" calcext:value-type="float">
            <text:p>38,5375</text:p>
          </table:table-cell>
          <table:table-cell table:formula="of:=[.P40]-[.P$176]" office:value-type="float" office:value="29.55" calcext:value-type="float">
            <text:p>29,55</text:p>
          </table:table-cell>
          <table:table-cell table:formula="of:=[.Q40]-[.Q$176]" office:value-type="float" office:value="-402.15" calcext:value-type="float">
            <text:p>-402,15</text:p>
          </table:table-cell>
          <table:table-cell table:formula="of:=[.R40]-[.R$176]" office:value-type="float" office:value="-55" calcext:value-type="float">
            <text:p>-55</text:p>
          </table:table-cell>
          <table:table-cell table:formula="of:=[.S40]-[.S$176]" office:value-type="float" office:value="24963.3125" calcext:value-type="float">
            <text:p>24963,3125</text:p>
          </table:table-cell>
          <table:table-cell table:formula="of:=[.T40]-[.T$176]" office:value-type="float" office:value="-141.15" calcext:value-type="float">
            <text:p>-141,15</text:p>
          </table:table-cell>
          <table:table-cell table:formula="of:=[.U40]-[.U$176]" office:value-type="float" office:value="-12.5" calcext:value-type="float">
            <text:p>-12,5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173.3" calcext:value-type="float">
            <text:p>-1173,3</text:p>
          </table:table-cell>
          <table:table-cell table:formula="of:=[.C41]-[.C$176]" office:value-type="float" office:value="586.4625" calcext:value-type="float">
            <text:p>586,4625</text:p>
          </table:table-cell>
          <table:table-cell table:formula="of:=[.D41]-[.D$176]" office:value-type="float" office:value="41262.8625" calcext:value-type="float">
            <text:p>41262,8625</text:p>
          </table:table-cell>
          <table:table-cell table:formula="of:=[.E41]-[.E$176]" office:value-type="float" office:value="2946357.8875" calcext:value-type="float">
            <text:p>2946357,8875</text:p>
          </table:table-cell>
          <table:table-cell table:formula="of:=[.F41]-[.F$176]" office:value-type="float" office:value="-1973.6625" calcext:value-type="float">
            <text:p>-1973,6625</text:p>
          </table:table-cell>
          <table:table-cell table:formula="of:=[.G41]-[.G$176]" office:value-type="float" office:value="-853.2375" calcext:value-type="float">
            <text:p>-853,2375</text:p>
          </table:table-cell>
          <table:table-cell table:formula="of:=[.H41]-[.H$176]" office:value-type="float" office:value="-815.162499999999" calcext:value-type="float">
            <text:p>-815,1625</text:p>
          </table:table-cell>
          <table:table-cell table:formula="of:=[.I41]-[.I$176]" office:value-type="float" office:value="102367.7875" calcext:value-type="float">
            <text:p>102367,7875</text:p>
          </table:table-cell>
          <table:table-cell table:formula="of:=[.J41]-[.J$176]" office:value-type="float" office:value="-1464.275" calcext:value-type="float">
            <text:p>-1464,275</text:p>
          </table:table-cell>
          <table:table-cell table:formula="of:=[.K41]-[.K$176]" office:value-type="float" office:value="-223.125" calcext:value-type="float">
            <text:p>-223,125</text:p>
          </table:table-cell>
          <table:table-cell table:formula="of:=[.L41]-[.L$176]" office:value-type="float" office:value="-57.7375000000002" calcext:value-type="float">
            <text:p>-57,7375</text:p>
          </table:table-cell>
          <table:table-cell table:formula="of:=[.M41]-[.M$176]" office:value-type="float" office:value="440.5" calcext:value-type="float">
            <text:p>440,5</text:p>
          </table:table-cell>
          <table:table-cell table:formula="of:=[.N41]-[.N$176]" office:value-type="float" office:value="1445084.9" calcext:value-type="float">
            <text:p>1445084,9</text:p>
          </table:table-cell>
          <table:table-cell table:formula="of:=[.O41]-[.O$176]" office:value-type="float" office:value="63.5375" calcext:value-type="float">
            <text:p>63,5375</text:p>
          </table:table-cell>
          <table:table-cell table:formula="of:=[.P41]-[.P$176]" office:value-type="float" office:value="14.35" calcext:value-type="float">
            <text:p>14,35</text:p>
          </table:table-cell>
          <table:table-cell table:formula="of:=[.Q41]-[.Q$176]" office:value-type="float" office:value="-221.75" calcext:value-type="float">
            <text:p>-221,75</text:p>
          </table:table-cell>
          <table:table-cell table:formula="of:=[.R41]-[.R$176]" office:value-type="float" office:value="95" calcext:value-type="float">
            <text:p>95</text:p>
          </table:table-cell>
          <table:table-cell table:formula="of:=[.S41]-[.S$176]" office:value-type="float" office:value="31980.8125" calcext:value-type="float">
            <text:p>31980,8125</text:p>
          </table:table-cell>
          <table:table-cell table:formula="of:=[.T41]-[.T$176]" office:value-type="float" office:value="25.55" calcext:value-type="float">
            <text:p>25,55</text:p>
          </table:table-cell>
          <table:table-cell table:formula="of:=[.U41]-[.U$176]" office:value-type="float" office:value="-12.5" calcext:value-type="float">
            <text:p>-12,5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052.9" calcext:value-type="float">
            <text:p>-1052,9</text:p>
          </table:table-cell>
          <table:table-cell table:formula="of:=[.C42]-[.C$176]" office:value-type="float" office:value="506.2625" calcext:value-type="float">
            <text:p>506,2625</text:p>
          </table:table-cell>
          <table:table-cell table:formula="of:=[.D42]-[.D$176]" office:value-type="float" office:value="41262.8625" calcext:value-type="float">
            <text:p>41262,8625</text:p>
          </table:table-cell>
          <table:table-cell table:formula="of:=[.E42]-[.E$176]" office:value-type="float" office:value="3421442.5875" calcext:value-type="float">
            <text:p>3421442,5875</text:p>
          </table:table-cell>
          <table:table-cell table:formula="of:=[.F42]-[.F$176]" office:value-type="float" office:value="-1973.6625" calcext:value-type="float">
            <text:p>-1973,6625</text:p>
          </table:table-cell>
          <table:table-cell table:formula="of:=[.G42]-[.G$176]" office:value-type="float" office:value="-833.0375" calcext:value-type="float">
            <text:p>-833,0375</text:p>
          </table:table-cell>
          <table:table-cell table:formula="of:=[.H42]-[.H$176]" office:value-type="float" office:value="11.5375000000004" calcext:value-type="float">
            <text:p>11,5375</text:p>
          </table:table-cell>
          <table:table-cell table:formula="of:=[.I42]-[.I$176]" office:value-type="float" office:value="116508.0875" calcext:value-type="float">
            <text:p>116508,0875</text:p>
          </table:table-cell>
          <table:table-cell table:formula="of:=[.J42]-[.J$176]" office:value-type="float" office:value="-1624.675" calcext:value-type="float">
            <text:p>-1624,675</text:p>
          </table:table-cell>
          <table:table-cell table:formula="of:=[.K42]-[.K$176]" office:value-type="float" office:value="-102.925" calcext:value-type="float">
            <text:p>-102,925</text:p>
          </table:table-cell>
          <table:table-cell table:formula="of:=[.L42]-[.L$176]" office:value-type="float" office:value="-233.2375" calcext:value-type="float">
            <text:p>-233,2375</text:p>
          </table:table-cell>
          <table:table-cell table:formula="of:=[.M42]-[.M$176]" office:value-type="float" office:value="555.9" calcext:value-type="float">
            <text:p>555,9</text:p>
          </table:table-cell>
          <table:table-cell table:formula="of:=[.N42]-[.N$176]" office:value-type="float" office:value="1427990.5" calcext:value-type="float">
            <text:p>1427990,5</text:p>
          </table:table-cell>
          <table:table-cell table:formula="of:=[.O42]-[.O$176]" office:value-type="float" office:value="1.0375" calcext:value-type="float">
            <text:p>1,0375</text:p>
          </table:table-cell>
          <table:table-cell table:formula="of:=[.P42]-[.P$176]" office:value-type="float" office:value="-10.65" calcext:value-type="float">
            <text:p>-10,65</text:p>
          </table:table-cell>
          <table:table-cell table:formula="of:=[.Q42]-[.Q$176]" office:value-type="float" office:value="-261.95" calcext:value-type="float">
            <text:p>-261,95</text:p>
          </table:table-cell>
          <table:table-cell table:formula="of:=[.R42]-[.R$176]" office:value-type="float" office:value="-30" calcext:value-type="float">
            <text:p>-30</text:p>
          </table:table-cell>
          <table:table-cell table:formula="of:=[.S42]-[.S$176]" office:value-type="float" office:value="24963.3125" calcext:value-type="float">
            <text:p>24963,3125</text:p>
          </table:table-cell>
          <table:table-cell table:formula="of:=[.T42]-[.T$176]" office:value-type="float" office:value="150.85" calcext:value-type="float">
            <text:p>150,85</text:p>
          </table:table-cell>
          <table:table-cell table:formula="of:=[.U42]-[.U$176]" office:value-type="float" office:value="-12.5" calcext:value-type="float">
            <text:p>-12,5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1975.5" calcext:value-type="float">
            <text:p>-1975,5</text:p>
          </table:table-cell>
          <table:table-cell table:formula="of:=[.C43]-[.C$176]" office:value-type="float" office:value="426.0625" calcext:value-type="float">
            <text:p>426,0625</text:p>
          </table:table-cell>
          <table:table-cell table:formula="of:=[.D43]-[.D$176]" office:value-type="float" office:value="41262.8625" calcext:value-type="float">
            <text:p>41262,8625</text:p>
          </table:table-cell>
          <table:table-cell table:formula="of:=[.E43]-[.E$176]" office:value-type="float" office:value="2784604.3875" calcext:value-type="float">
            <text:p>2784604,3875</text:p>
          </table:table-cell>
          <table:table-cell table:formula="of:=[.F43]-[.F$176]" office:value-type="float" office:value="-1973.6625" calcext:value-type="float">
            <text:p>-1973,6625</text:p>
          </table:table-cell>
          <table:table-cell table:formula="of:=[.G43]-[.G$176]" office:value-type="float" office:value="-933.4375" calcext:value-type="float">
            <text:p>-933,4375</text:p>
          </table:table-cell>
          <table:table-cell table:formula="of:=[.H43]-[.H$176]" office:value-type="float" office:value="-740.4625" calcext:value-type="float">
            <text:p>-740,4625</text:p>
          </table:table-cell>
          <table:table-cell table:formula="of:=[.I43]-[.I$176]" office:value-type="float" office:value="105911.5875" calcext:value-type="float">
            <text:p>105911,5875</text:p>
          </table:table-cell>
          <table:table-cell table:formula="of:=[.J43]-[.J$176]" office:value-type="float" office:value="-2045.875" calcext:value-type="float">
            <text:p>-2045,875</text:p>
          </table:table-cell>
          <table:table-cell table:formula="of:=[.K43]-[.K$176]" office:value-type="float" office:value="-22.725" calcext:value-type="float">
            <text:p>-22,725</text:p>
          </table:table-cell>
          <table:table-cell table:formula="of:=[.L43]-[.L$176]" office:value-type="float" office:value="448.9625" calcext:value-type="float">
            <text:p>448,9625</text:p>
          </table:table-cell>
          <table:table-cell table:formula="of:=[.M43]-[.M$176]" office:value-type="float" office:value="154.9" calcext:value-type="float">
            <text:p>154,9</text:p>
          </table:table-cell>
          <table:table-cell table:formula="of:=[.N43]-[.N$176]" office:value-type="float" office:value="1329456.1" calcext:value-type="float">
            <text:p>1329456,1</text:p>
          </table:table-cell>
          <table:table-cell table:formula="of:=[.O43]-[.O$176]" office:value-type="float" office:value="26.0375" calcext:value-type="float">
            <text:p>26,0375</text:p>
          </table:table-cell>
          <table:table-cell table:formula="of:=[.P43]-[.P$176]" office:value-type="float" office:value="-43.95" calcext:value-type="float">
            <text:p>-43,95</text:p>
          </table:table-cell>
          <table:table-cell table:formula="of:=[.Q43]-[.Q$176]" office:value-type="float" office:value="219.45" calcext:value-type="float">
            <text:p>219,45</text:p>
          </table:table-cell>
          <table:table-cell table:formula="of:=[.R43]-[.R$176]" office:value-type="float" office:value="100" calcext:value-type="float">
            <text:p>100</text:p>
          </table:table-cell>
          <table:table-cell table:formula="of:=[.S43]-[.S$176]" office:value-type="float" office:value="21454.6125" calcext:value-type="float">
            <text:p>21454,6125</text:p>
          </table:table-cell>
          <table:table-cell table:formula="of:=[.T43]-[.T$176]" office:value-type="float" office:value="-34.45" calcext:value-type="float">
            <text:p>-34,45</text:p>
          </table:table-cell>
          <table:table-cell table:formula="of:=[.U43]-[.U$176]" office:value-type="float" office:value="-12.5" calcext:value-type="float">
            <text:p>-12,5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1975.5" calcext:value-type="float">
            <text:p>-1975,5</text:p>
          </table:table-cell>
          <table:table-cell table:formula="of:=[.C44]-[.C$176]" office:value-type="float" office:value="366.0625" calcext:value-type="float">
            <text:p>366,0625</text:p>
          </table:table-cell>
          <table:table-cell table:formula="of:=[.D44]-[.D$176]" office:value-type="float" office:value="41227.8625" calcext:value-type="float">
            <text:p>41227,8625</text:p>
          </table:table-cell>
          <table:table-cell table:formula="of:=[.E44]-[.E$176]" office:value-type="float" office:value="2584044.0875" calcext:value-type="float">
            <text:p>2584044,0875</text:p>
          </table:table-cell>
          <table:table-cell table:formula="of:=[.F44]-[.F$176]" office:value-type="float" office:value="-1973.6625" calcext:value-type="float">
            <text:p>-1973,6625</text:p>
          </table:table-cell>
          <table:table-cell table:formula="of:=[.G44]-[.G$176]" office:value-type="float" office:value="-833.0375" calcext:value-type="float">
            <text:p>-833,0375</text:p>
          </table:table-cell>
          <table:table-cell table:formula="of:=[.H44]-[.H$176]" office:value-type="float" office:value="-815.4625" calcext:value-type="float">
            <text:p>-815,4625</text:p>
          </table:table-cell>
          <table:table-cell table:formula="of:=[.I44]-[.I$176]" office:value-type="float" office:value="98858.9875" calcext:value-type="float">
            <text:p>98858,9875</text:p>
          </table:table-cell>
          <table:table-cell table:formula="of:=[.J44]-[.J$176]" office:value-type="float" office:value="-541.674999999997" calcext:value-type="float">
            <text:p>-541,675</text:p>
          </table:table-cell>
          <table:table-cell table:formula="of:=[.K44]-[.K$176]" office:value-type="float" office:value="-47.825" calcext:value-type="float">
            <text:p>-47,825</text:p>
          </table:table-cell>
          <table:table-cell table:formula="of:=[.L44]-[.L$176]" office:value-type="float" office:value="92.5624999999998" calcext:value-type="float">
            <text:p>92,5625</text:p>
          </table:table-cell>
          <table:table-cell table:formula="of:=[.M44]-[.M$176]" office:value-type="float" office:value="174.9" calcext:value-type="float">
            <text:p>174,9</text:p>
          </table:table-cell>
          <table:table-cell table:formula="of:=[.N44]-[.N$176]" office:value-type="float" office:value="1164902.5" calcext:value-type="float">
            <text:p>1164902,5</text:p>
          </table:table-cell>
          <table:table-cell table:formula="of:=[.O44]-[.O$176]" office:value-type="float" office:value="13.5375" calcext:value-type="float">
            <text:p>13,5375</text:p>
          </table:table-cell>
          <table:table-cell table:formula="of:=[.P44]-[.P$176]" office:value-type="float" office:value="14.35" calcext:value-type="float">
            <text:p>14,35</text:p>
          </table:table-cell>
          <table:table-cell table:formula="of:=[.Q44]-[.Q$176]" office:value-type="float" office:value="-181.75" calcext:value-type="float">
            <text:p>-181,75</text:p>
          </table:table-cell>
          <table:table-cell table:formula="of:=[.R44]-[.R$176]" office:value-type="float" office:value="82.5" calcext:value-type="float">
            <text:p>82,5</text:p>
          </table:table-cell>
          <table:table-cell table:formula="of:=[.S44]-[.S$176]" office:value-type="float" office:value="24963.3125" calcext:value-type="float">
            <text:p>24963,3125</text:p>
          </table:table-cell>
          <table:table-cell table:formula="of:=[.T44]-[.T$176]" office:value-type="float" office:value="-34.45" calcext:value-type="float">
            <text:p>-34,45</text:p>
          </table:table-cell>
          <table:table-cell table:formula="of:=[.U44]-[.U$176]" office:value-type="float" office:value="7.5" calcext:value-type="float">
            <text:p>7,5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2256.3" calcext:value-type="float">
            <text:p>-2256,3</text:p>
          </table:table-cell>
          <table:table-cell table:formula="of:=[.C45]-[.C$176]" office:value-type="float" office:value="546.4625" calcext:value-type="float">
            <text:p>546,4625</text:p>
          </table:table-cell>
          <table:table-cell table:formula="of:=[.D45]-[.D$176]" office:value-type="float" office:value="41262.8625" calcext:value-type="float">
            <text:p>41262,8625</text:p>
          </table:table-cell>
          <table:table-cell table:formula="of:=[.E45]-[.E$176]" office:value-type="float" office:value="2538254.7875" calcext:value-type="float">
            <text:p>2538254,7875</text:p>
          </table:table-cell>
          <table:table-cell table:formula="of:=[.F45]-[.F$176]" office:value-type="float" office:value="-1973.6625" calcext:value-type="float">
            <text:p>-1973,6625</text:p>
          </table:table-cell>
          <table:table-cell table:formula="of:=[.G45]-[.G$176]" office:value-type="float" office:value="-752.8375" calcext:value-type="float">
            <text:p>-752,8375</text:p>
          </table:table-cell>
          <table:table-cell table:formula="of:=[.H45]-[.H$176]" office:value-type="float" office:value="-63.1624999999995" calcext:value-type="float">
            <text:p>-63,1625</text:p>
          </table:table-cell>
          <table:table-cell table:formula="of:=[.I45]-[.I$176]" office:value-type="float" office:value="102402.8875" calcext:value-type="float">
            <text:p>102402,8875</text:p>
          </table:table-cell>
          <table:table-cell table:formula="of:=[.J45]-[.J$176]" office:value-type="float" office:value="-1163.275" calcext:value-type="float">
            <text:p>-1163,275</text:p>
          </table:table-cell>
          <table:table-cell table:formula="of:=[.K45]-[.K$176]" office:value-type="float" office:value="152.975" calcext:value-type="float">
            <text:p>152,975</text:p>
          </table:table-cell>
          <table:table-cell table:formula="of:=[.L45]-[.L$176]" office:value-type="float" office:value="-193.0375" calcext:value-type="float">
            <text:p>-193,0375</text:p>
          </table:table-cell>
          <table:table-cell table:formula="of:=[.M45]-[.M$176]" office:value-type="float" office:value="295.1" calcext:value-type="float">
            <text:p>295,1</text:p>
          </table:table-cell>
          <table:table-cell table:formula="of:=[.N45]-[.N$176]" office:value-type="float" office:value="1242572.9" calcext:value-type="float">
            <text:p>1242572,9</text:p>
          </table:table-cell>
          <table:table-cell table:formula="of:=[.O45]-[.O$176]" office:value-type="float" office:value="51.0375" calcext:value-type="float">
            <text:p>51,0375</text:p>
          </table:table-cell>
          <table:table-cell table:formula="of:=[.P45]-[.P$176]" office:value-type="float" office:value="164.65" calcext:value-type="float">
            <text:p>164,65</text:p>
          </table:table-cell>
          <table:table-cell table:formula="of:=[.Q45]-[.Q$176]" office:value-type="float" office:value="239.25" calcext:value-type="float">
            <text:p>239,25</text:p>
          </table:table-cell>
          <table:table-cell table:formula="of:=[.R45]-[.R$176]" office:value-type="float" office:value="10" calcext:value-type="float">
            <text:p>10</text:p>
          </table:table-cell>
          <table:table-cell table:formula="of:=[.S45]-[.S$176]" office:value-type="float" office:value="21454.6125" calcext:value-type="float">
            <text:p>21454,6125</text:p>
          </table:table-cell>
          <table:table-cell table:formula="of:=[.T45]-[.T$176]" office:value-type="float" office:value="-54.25" calcext:value-type="float">
            <text:p>-54,25</text:p>
          </table:table-cell>
          <table:table-cell table:formula="of:=[.U45]-[.U$176]" office:value-type="float" office:value="-12.5" calcext:value-type="float">
            <text:p>-12,5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1714.7" calcext:value-type="float">
            <text:p>-1714,7</text:p>
          </table:table-cell>
          <table:table-cell table:formula="of:=[.C46]-[.C$176]" office:value-type="float" office:value="506.4625" calcext:value-type="float">
            <text:p>506,4625</text:p>
          </table:table-cell>
          <table:table-cell table:formula="of:=[.D46]-[.D$176]" office:value-type="float" office:value="41262.8625" calcext:value-type="float">
            <text:p>41262,8625</text:p>
          </table:table-cell>
          <table:table-cell table:formula="of:=[.E46]-[.E$176]" office:value-type="float" office:value="3189268.1875" calcext:value-type="float">
            <text:p>3189268,1875</text:p>
          </table:table-cell>
          <table:table-cell table:formula="of:=[.F46]-[.F$176]" office:value-type="float" office:value="-1973.6625" calcext:value-type="float">
            <text:p>-1973,6625</text:p>
          </table:table-cell>
          <table:table-cell table:formula="of:=[.G46]-[.G$176]" office:value-type="float" office:value="-381.8375" calcext:value-type="float">
            <text:p>-381,8375</text:p>
          </table:table-cell>
          <table:table-cell table:formula="of:=[.H46]-[.H$176]" office:value-type="float" office:value="-639.9625" calcext:value-type="float">
            <text:p>-639,9625</text:p>
          </table:table-cell>
          <table:table-cell table:formula="of:=[.I46]-[.I$176]" office:value-type="float" office:value="102367.7875" calcext:value-type="float">
            <text:p>102367,7875</text:p>
          </table:table-cell>
          <table:table-cell table:formula="of:=[.J46]-[.J$176]" office:value-type="float" office:value="-1724.875" calcext:value-type="float">
            <text:p>-1724,875</text:p>
          </table:table-cell>
          <table:table-cell table:formula="of:=[.K46]-[.K$176]" office:value-type="float" office:value="-2.52500000000009" calcext:value-type="float">
            <text:p>-2,525</text:p>
          </table:table-cell>
          <table:table-cell table:formula="of:=[.L46]-[.L$176]" office:value-type="float" office:value="107.7625" calcext:value-type="float">
            <text:p>107,7625</text:p>
          </table:table-cell>
          <table:table-cell table:formula="of:=[.M46]-[.M$176]" office:value-type="float" office:value="215" calcext:value-type="float">
            <text:p>215</text:p>
          </table:table-cell>
          <table:table-cell table:formula="of:=[.N46]-[.N$176]" office:value-type="float" office:value="1275168.1" calcext:value-type="float">
            <text:p>1275168,1</text:p>
          </table:table-cell>
          <table:table-cell table:formula="of:=[.O46]-[.O$176]" office:value-type="float" office:value="76.0375" calcext:value-type="float">
            <text:p>76,0375</text:p>
          </table:table-cell>
          <table:table-cell table:formula="of:=[.P46]-[.P$176]" office:value-type="float" office:value="29.35" calcext:value-type="float">
            <text:p>29,35</text:p>
          </table:table-cell>
          <table:table-cell table:formula="of:=[.Q46]-[.Q$176]" office:value-type="float" office:value="38.8499999999999" calcext:value-type="float">
            <text:p>38,85</text:p>
          </table:table-cell>
          <table:table-cell table:formula="of:=[.R46]-[.R$176]" office:value-type="float" office:value="-10" calcext:value-type="float">
            <text:p>-10</text:p>
          </table:table-cell>
          <table:table-cell table:formula="of:=[.S46]-[.S$176]" office:value-type="float" office:value="21454.6125" calcext:value-type="float">
            <text:p>21454,6125</text:p>
          </table:table-cell>
          <table:table-cell table:formula="of:=[.T46]-[.T$176]" office:value-type="float" office:value="-124.45" calcext:value-type="float">
            <text:p>-124,45</text:p>
          </table:table-cell>
          <table:table-cell table:formula="of:=[.U46]-[.U$176]" office:value-type="float" office:value="-12.5" calcext:value-type="float">
            <text:p>-12,5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1734.9" calcext:value-type="float">
            <text:p>-1734,9</text:p>
          </table:table-cell>
          <table:table-cell table:formula="of:=[.C47]-[.C$176]" office:value-type="float" office:value="365.8625" calcext:value-type="float">
            <text:p>365,8625</text:p>
          </table:table-cell>
          <table:table-cell table:formula="of:=[.D47]-[.D$176]" office:value-type="float" office:value="37719.0625" calcext:value-type="float">
            <text:p>37719,0625</text:p>
          </table:table-cell>
          <table:table-cell table:formula="of:=[.E47]-[.E$176]" office:value-type="float" office:value="2598114.1875" calcext:value-type="float">
            <text:p>2598114,1875</text:p>
          </table:table-cell>
          <table:table-cell table:formula="of:=[.F47]-[.F$176]" office:value-type="float" office:value="2412.2375" calcext:value-type="float">
            <text:p>2412,2375</text:p>
          </table:table-cell>
          <table:table-cell table:formula="of:=[.G47]-[.G$176]" office:value-type="float" office:value="-331.5375" calcext:value-type="float">
            <text:p>-331,5375</text:p>
          </table:table-cell>
          <table:table-cell table:formula="of:=[.H47]-[.H$176]" office:value-type="float" office:value="463.337500000001" calcext:value-type="float">
            <text:p>463,3375</text:p>
          </table:table-cell>
          <table:table-cell table:formula="of:=[.I47]-[.I$176]" office:value-type="float" office:value="102402.8875" calcext:value-type="float">
            <text:p>102402,8875</text:p>
          </table:table-cell>
          <table:table-cell table:formula="of:=[.J47]-[.J$176]" office:value-type="float" office:value="-1404.075" calcext:value-type="float">
            <text:p>-1404,075</text:p>
          </table:table-cell>
          <table:table-cell table:formula="of:=[.K47]-[.K$176]" office:value-type="float" office:value="37.4749999999999" calcext:value-type="float">
            <text:p>37,475</text:p>
          </table:table-cell>
          <table:table-cell table:formula="of:=[.L47]-[.L$176]" office:value-type="float" office:value="-72.6375000000003" calcext:value-type="float">
            <text:p>-72,6375</text:p>
          </table:table-cell>
          <table:table-cell table:formula="of:=[.M47]-[.M$176]" office:value-type="float" office:value="139.5" calcext:value-type="float">
            <text:p>139,5</text:p>
          </table:table-cell>
          <table:table-cell table:formula="of:=[.N47]-[.N$176]" office:value-type="float" office:value="1148675.3" calcext:value-type="float">
            <text:p>1148675,3</text:p>
          </table:table-cell>
          <table:table-cell table:formula="of:=[.O47]-[.O$176]" office:value-type="float" office:value="38.5375" calcext:value-type="float">
            <text:p>38,5375</text:p>
          </table:table-cell>
          <table:table-cell table:formula="of:=[.P47]-[.P$176]" office:value-type="float" office:value="9.34999999999999" calcext:value-type="float">
            <text:p>9,35</text:p>
          </table:table-cell>
          <table:table-cell table:formula="of:=[.Q47]-[.Q$176]" office:value-type="float" office:value="-181.75" calcext:value-type="float">
            <text:p>-181,75</text:p>
          </table:table-cell>
          <table:table-cell table:formula="of:=[.R47]-[.R$176]" office:value-type="float" office:value="-110" calcext:value-type="float">
            <text:p>-110</text:p>
          </table:table-cell>
          <table:table-cell table:formula="of:=[.S47]-[.S$176]" office:value-type="float" office:value="28472.1125" calcext:value-type="float">
            <text:p>28472,1125</text:p>
          </table:table-cell>
          <table:table-cell table:formula="of:=[.T47]-[.T$176]" office:value-type="float" office:value="-49.45" calcext:value-type="float">
            <text:p>-49,45</text:p>
          </table:table-cell>
          <table:table-cell table:formula="of:=[.U47]-[.U$176]" office:value-type="float" office:value="-12.5" calcext:value-type="float">
            <text:p>-12,5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795.1" calcext:value-type="float">
            <text:p>-1795,1</text:p>
          </table:table-cell>
          <table:table-cell table:formula="of:=[.C48]-[.C$176]" office:value-type="float" office:value="345.8625" calcext:value-type="float">
            <text:p>345,8625</text:p>
          </table:table-cell>
          <table:table-cell table:formula="of:=[.D48]-[.D$176]" office:value-type="float" office:value="37719.0625" calcext:value-type="float">
            <text:p>37719,0625</text:p>
          </table:table-cell>
          <table:table-cell table:formula="of:=[.E48]-[.E$176]" office:value-type="float" office:value="2657938.0875" calcext:value-type="float">
            <text:p>2657938,0875</text:p>
          </table:table-cell>
          <table:table-cell table:formula="of:=[.F48]-[.F$176]" office:value-type="float" office:value="-1973.6625" calcext:value-type="float">
            <text:p>-1973,6625</text:p>
          </table:table-cell>
          <table:table-cell table:formula="of:=[.G48]-[.G$176]" office:value-type="float" office:value="-607.3375" calcext:value-type="float">
            <text:p>-607,3375</text:p>
          </table:table-cell>
          <table:table-cell table:formula="of:=[.H48]-[.H$176]" office:value-type="float" office:value="-890.4625" calcext:value-type="float">
            <text:p>-890,4625</text:p>
          </table:table-cell>
          <table:table-cell table:formula="of:=[.I48]-[.I$176]" office:value-type="float" office:value="112964.1875" calcext:value-type="float">
            <text:p>112964,1875</text:p>
          </table:table-cell>
          <table:table-cell table:formula="of:=[.J48]-[.J$176]" office:value-type="float" office:value="-1384.075" calcext:value-type="float">
            <text:p>-1384,075</text:p>
          </table:table-cell>
          <table:table-cell table:formula="of:=[.K48]-[.K$176]" office:value-type="float" office:value="-47.825" calcext:value-type="float">
            <text:p>-47,825</text:p>
          </table:table-cell>
          <table:table-cell table:formula="of:=[.L48]-[.L$176]" office:value-type="float" office:value="67.7624999999998" calcext:value-type="float">
            <text:p>67,7625</text:p>
          </table:table-cell>
          <table:table-cell table:formula="of:=[.M48]-[.M$176]" office:value-type="float" office:value="992" calcext:value-type="float">
            <text:p>992</text:p>
          </table:table-cell>
          <table:table-cell table:formula="of:=[.N48]-[.N$176]" office:value-type="float" office:value="1423856.1" calcext:value-type="float">
            <text:p>1423856,1</text:p>
          </table:table-cell>
          <table:table-cell table:formula="of:=[.O48]-[.O$176]" office:value-type="float" office:value="63.5375" calcext:value-type="float">
            <text:p>63,5375</text:p>
          </table:table-cell>
          <table:table-cell table:formula="of:=[.P48]-[.P$176]" office:value-type="float" office:value="-50.65" calcext:value-type="float">
            <text:p>-50,65</text:p>
          </table:table-cell>
          <table:table-cell table:formula="of:=[.Q48]-[.Q$176]" office:value-type="float" office:value="-121.75" calcext:value-type="float">
            <text:p>-121,75</text:p>
          </table:table-cell>
          <table:table-cell table:formula="of:=[.R48]-[.R$176]" office:value-type="float" office:value="-5" calcext:value-type="float">
            <text:p>-5</text:p>
          </table:table-cell>
          <table:table-cell table:formula="of:=[.S48]-[.S$176]" office:value-type="float" office:value="21454.6125" calcext:value-type="float">
            <text:p>21454,6125</text:p>
          </table:table-cell>
          <table:table-cell table:formula="of:=[.T48]-[.T$176]" office:value-type="float" office:value="-24.15" calcext:value-type="float">
            <text:p>-24,15</text:p>
          </table:table-cell>
          <table:table-cell table:formula="of:=[.U48]-[.U$176]" office:value-type="float" office:value="-12.5" calcext:value-type="float">
            <text:p>-12,5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792.300000000001" calcext:value-type="float">
            <text:p>-792,3</text:p>
          </table:table-cell>
          <table:table-cell table:formula="of:=[.C49]-[.C$176]" office:value-type="float" office:value="506.4625" calcext:value-type="float">
            <text:p>506,4625</text:p>
          </table:table-cell>
          <table:table-cell table:formula="of:=[.D49]-[.D$176]" office:value-type="float" office:value="37719.0625" calcext:value-type="float">
            <text:p>37719,0625</text:p>
          </table:table-cell>
          <table:table-cell table:formula="of:=[.E49]-[.E$176]" office:value-type="float" office:value="3273653.7875" calcext:value-type="float">
            <text:p>3273653,7875</text:p>
          </table:table-cell>
          <table:table-cell table:formula="of:=[.F49]-[.F$176]" office:value-type="float" office:value="-1973.6625" calcext:value-type="float">
            <text:p>-1973,6625</text:p>
          </table:table-cell>
          <table:table-cell table:formula="of:=[.G49]-[.G$176]" office:value-type="float" office:value="-983.5375" calcext:value-type="float">
            <text:p>-983,5375</text:p>
          </table:table-cell>
          <table:table-cell table:formula="of:=[.H49]-[.H$176]" office:value-type="float" office:value="212.5375" calcext:value-type="float">
            <text:p>212,5375</text:p>
          </table:table-cell>
          <table:table-cell table:formula="of:=[.I49]-[.I$176]" office:value-type="float" office:value="105911.5875" calcext:value-type="float">
            <text:p>105911,5875</text:p>
          </table:table-cell>
          <table:table-cell table:formula="of:=[.J49]-[.J$176]" office:value-type="float" office:value="-1965.075" calcext:value-type="float">
            <text:p>-1965,075</text:p>
          </table:table-cell>
          <table:table-cell table:formula="of:=[.K49]-[.K$176]" office:value-type="float" office:value="177.975" calcext:value-type="float">
            <text:p>177,975</text:p>
          </table:table-cell>
          <table:table-cell table:formula="of:=[.L49]-[.L$176]" office:value-type="float" office:value="-32.6375000000003" calcext:value-type="float">
            <text:p>-32,6375</text:p>
          </table:table-cell>
          <table:table-cell table:formula="of:=[.M49]-[.M$176]" office:value-type="float" office:value="194.9" calcext:value-type="float">
            <text:p>194,9</text:p>
          </table:table-cell>
          <table:table-cell table:formula="of:=[.N49]-[.N$176]" office:value-type="float" office:value="1828632.3" calcext:value-type="float">
            <text:p>1828632,3</text:p>
          </table:table-cell>
          <table:table-cell table:formula="of:=[.O49]-[.O$176]" office:value-type="float" office:value="13.5375" calcext:value-type="float">
            <text:p>13,5375</text:p>
          </table:table-cell>
          <table:table-cell table:formula="of:=[.P49]-[.P$176]" office:value-type="float" office:value="-60.65" calcext:value-type="float">
            <text:p>-60,65</text:p>
          </table:table-cell>
          <table:table-cell table:formula="of:=[.Q49]-[.Q$176]" office:value-type="float" office:value="-101.55" calcext:value-type="float">
            <text:p>-101,55</text:p>
          </table:table-cell>
          <table:table-cell table:formula="of:=[.R49]-[.R$176]" office:value-type="float" office:value="-50" calcext:value-type="float">
            <text:p>-50</text:p>
          </table:table-cell>
          <table:table-cell table:formula="of:=[.S49]-[.S$176]" office:value-type="float" office:value="32015.9125" calcext:value-type="float">
            <text:p>32015,9125</text:p>
          </table:table-cell>
          <table:table-cell table:formula="of:=[.T49]-[.T$176]" office:value-type="float" office:value="-34.45" calcext:value-type="float">
            <text:p>-34,45</text:p>
          </table:table-cell>
          <table:table-cell table:formula="of:=[.U49]-[.U$176]" office:value-type="float" office:value="-12.5" calcext:value-type="float">
            <text:p>-12,5</text:p>
          </table:table-cell>
          <table:table-cell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947.4625" calcext:value-type="float">
            <text:p>947,4625</text:p>
          </table:table-cell>
          <table:table-cell table:formula="of:=IF([.D180]&gt;[.D$177];[.D180];&quot;&quot;)" office:value-type="float" office:value="44806.7625" calcext:value-type="float">
            <text:p>44806,7625</text:p>
          </table:table-cell>
          <table:table-cell table:formula="of:=IF([.E180]&gt;[.E$177];[.E180];&quot;&quot;)" office:value-type="float" office:value="3453091.4875" calcext:value-type="float">
            <text:p>3453091,487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116508.0875" calcext:value-type="float">
            <text:p>116508,0875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>
            <text:p/>
          </table:table-cell>
          <table:table-cell table:formula="of:=IF([.M180]&gt;[.M$177];[.M180];&quot;&quot;)">
            <text:p/>
          </table:table-cell>
          <table:table-cell table:formula="of:=IF([.N180]&gt;[.N$177];[.N180];&quot;&quot;)" office:value-type="float" office:value="1838371.3" calcext:value-type="float">
            <text:p>1838371,3</text:p>
          </table:table-cell>
          <table:table-cell table:formula="of:=IF([.O180]&gt;[.O$177];[.O180];&quot;&quot;)" office:value-type="float" office:value="101.0375" calcext:value-type="float">
            <text:p>101,0375</text:p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31980.8125" calcext:value-type="float">
            <text:p>31980,812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1428.8625" calcext:value-type="float">
            <text:p>1428,8625</text:p>
          </table:table-cell>
          <table:table-cell table:formula="of:=IF([.D181]&gt;[.D$177];[.D181];&quot;&quot;)" office:value-type="float" office:value="44771.6625" calcext:value-type="float">
            <text:p>44771,6625</text:p>
          </table:table-cell>
          <table:table-cell table:formula="of:=IF([.E181]&gt;[.E$177];[.E181];&quot;&quot;)" office:value-type="float" office:value="3921123.2875" calcext:value-type="float">
            <text:p>3921123,287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112929.0875" calcext:value-type="float">
            <text:p>112929,0875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 office:value-type="float" office:value="335.5" calcext:value-type="float">
            <text:p>335,5</text:p>
          </table:table-cell>
          <table:table-cell table:formula="of:=IF([.N181]&gt;[.N$177];[.N181];&quot;&quot;)" office:value-type="float" office:value="1951433.7" calcext:value-type="float">
            <text:p>1951433,7</text:p>
          </table:table-cell>
          <table:table-cell table:formula="of:=IF([.O181]&gt;[.O$177];[.O181];&quot;&quot;)" office:value-type="float" office:value="126.0375" calcext:value-type="float">
            <text:p>126,0375</text:p>
          </table:table-cell>
          <table:table-cell table:formula="of:=IF([.P181]&gt;[.P$177];[.P181];&quot;&quot;)" office:value-type="float" office:value="164.85" calcext:value-type="float">
            <text:p>164,85</text:p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35489.6125" calcext:value-type="float">
            <text:p>35489,612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1248.4625" calcext:value-type="float">
            <text:p>1248,4625</text:p>
          </table:table-cell>
          <table:table-cell table:formula="of:=IF([.D182]&gt;[.D$177];[.D182];&quot;&quot;)" office:value-type="float" office:value="44771.6625" calcext:value-type="float">
            <text:p>44771,6625</text:p>
          </table:table-cell>
          <table:table-cell table:formula="of:=IF([.E182]&gt;[.E$177];[.E182];&quot;&quot;)" office:value-type="float" office:value="4146210.2875" calcext:value-type="float">
            <text:p>4146210,287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116472.9875" calcext:value-type="float">
            <text:p>116472,9875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>
            <text:p/>
          </table:table-cell>
          <table:table-cell table:formula="of:=IF([.M182]&gt;[.M$177];[.M182];&quot;&quot;)">
            <text:p/>
          </table:table-cell>
          <table:table-cell table:formula="of:=IF([.N182]&gt;[.N$177];[.N182];&quot;&quot;)" office:value-type="float" office:value="2027542.5" calcext:value-type="float">
            <text:p>2027542,5</text:p>
          </table:table-cell>
          <table:table-cell table:formula="of:=IF([.O182]&gt;[.O$177];[.O182];&quot;&quot;)" office:value-type="float" office:value="101.0375" calcext:value-type="float">
            <text:p>101,0375</text:p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42507.1125" calcext:value-type="float">
            <text:p>42507,112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1228.4625" calcext:value-type="float">
            <text:p>1228,4625</text:p>
          </table:table-cell>
          <table:table-cell table:formula="of:=IF([.D183]&gt;[.D$177];[.D183];&quot;&quot;)" office:value-type="float" office:value="41227.8625" calcext:value-type="float">
            <text:p>41227,8625</text:p>
          </table:table-cell>
          <table:table-cell table:formula="of:=IF([.E183]&gt;[.E$177];[.E183];&quot;&quot;)" office:value-type="float" office:value="4568418.0875" calcext:value-type="float">
            <text:p>4568418,087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112964.1875" calcext:value-type="float">
            <text:p>112964,1875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 office:value-type="float" office:value="575.9" calcext:value-type="float">
            <text:p>575,9</text:p>
          </table:table-cell>
          <table:table-cell table:formula="of:=IF([.N183]&gt;[.N$177];[.N183];&quot;&quot;)" office:value-type="float" office:value="2149974.5" calcext:value-type="float">
            <text:p>2149974,5</text:p>
          </table:table-cell>
          <table:table-cell table:formula="of:=IF([.O183]&gt;[.O$177];[.O183];&quot;&quot;)" office:value-type="float" office:value="126.0375" calcext:value-type="float">
            <text:p>126,0375</text:p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35489.6125" calcext:value-type="float">
            <text:p>35489,612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1489.2625" calcext:value-type="float">
            <text:p>1489,2625</text:p>
          </table:table-cell>
          <table:table-cell table:formula="of:=IF([.D184]&gt;[.D$177];[.D184];&quot;&quot;)" office:value-type="float" office:value="52718.9625" calcext:value-type="float">
            <text:p>52718,9625</text:p>
          </table:table-cell>
          <table:table-cell table:formula="of:=IF([.E184]&gt;[.E$177];[.E184];&quot;&quot;)" office:value-type="float" office:value="4888731.3875" calcext:value-type="float">
            <text:p>4888731,387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116472.9875" calcext:value-type="float">
            <text:p>116472,9875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>
            <text:p/>
          </table:table-cell>
          <table:table-cell table:formula="of:=IF([.M184]&gt;[.M$177];[.M184];&quot;&quot;)" office:value-type="float" office:value="335.3" calcext:value-type="float">
            <text:p>335,3</text:p>
          </table:table-cell>
          <table:table-cell table:formula="of:=IF([.N184]&gt;[.N$177];[.N184];&quot;&quot;)" office:value-type="float" office:value="2135056.1" calcext:value-type="float">
            <text:p>2135056,1</text:p>
          </table:table-cell>
          <table:table-cell table:formula="of:=IF([.O184]&gt;[.O$177];[.O184];&quot;&quot;)" office:value-type="float" office:value="63.5375" calcext:value-type="float">
            <text:p>63,537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38998.3125" calcext:value-type="float">
            <text:p>38998,31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967.6625" calcext:value-type="float">
            <text:p>967,6625</text:p>
          </table:table-cell>
          <table:table-cell table:formula="of:=IF([.D185]&gt;[.D$177];[.D185];&quot;&quot;)" office:value-type="float" office:value="44736.5625" calcext:value-type="float">
            <text:p>44736,5625</text:p>
          </table:table-cell>
          <table:table-cell table:formula="of:=IF([.E185]&gt;[.E$177];[.E185];&quot;&quot;)" office:value-type="float" office:value="4104069.5875" calcext:value-type="float">
            <text:p>4104069,587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129692.1875" calcext:value-type="float">
            <text:p>129692,1875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 office:value-type="float" office:value="355.3" calcext:value-type="float">
            <text:p>355,3</text:p>
          </table:table-cell>
          <table:table-cell table:formula="of:=IF([.N185]&gt;[.N$177];[.N185];&quot;&quot;)" office:value-type="float" office:value="1887177.7" calcext:value-type="float">
            <text:p>1887177,7</text:p>
          </table:table-cell>
          <table:table-cell table:formula="of:=IF([.O185]&gt;[.O$177];[.O185];&quot;&quot;)" office:value-type="float" office:value="101.0375" calcext:value-type="float">
            <text:p>101,0375</text:p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35489.6125" calcext:value-type="float">
            <text:p>35489,612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847.2625" calcext:value-type="float">
            <text:p>847,2625</text:p>
          </table:table-cell>
          <table:table-cell table:formula="of:=IF([.D186]&gt;[.D$177];[.D186];&quot;&quot;)" office:value-type="float" office:value="52718.9625" calcext:value-type="float">
            <text:p>52718,9625</text:p>
          </table:table-cell>
          <table:table-cell table:formula="of:=IF([.E186]&gt;[.E$177];[.E186];&quot;&quot;)" office:value-type="float" office:value="3966737.6875" calcext:value-type="float">
            <text:p>3966737,6875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112964.1875" calcext:value-type="float">
            <text:p>112964,1875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>
            <text:p/>
          </table:table-cell>
          <table:table-cell table:formula="of:=IF([.N186]&gt;[.N$177];[.N186];&quot;&quot;)" office:value-type="float" office:value="1794460.9" calcext:value-type="float">
            <text:p>1794460,9</text:p>
          </table:table-cell>
          <table:table-cell table:formula="of:=IF([.O186]&gt;[.O$177];[.O186];&quot;&quot;)">
            <text:p/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31980.8125" calcext:value-type="float">
            <text:p>31980,812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867.4625" calcext:value-type="float">
            <text:p>867,4625</text:p>
          </table:table-cell>
          <table:table-cell table:formula="of:=IF([.D187]&gt;[.D$177];[.D187];&quot;&quot;)" office:value-type="float" office:value="41262.8625" calcext:value-type="float">
            <text:p>41262,8625</text:p>
          </table:table-cell>
          <table:table-cell table:formula="of:=IF([.E187]&gt;[.E$177];[.E187];&quot;&quot;)" office:value-type="float" office:value="3681791.7875" calcext:value-type="float">
            <text:p>3681791,787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112964.1875" calcext:value-type="float">
            <text:p>112964,1875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>
            <text:p/>
          </table:table-cell>
          <table:table-cell table:formula="of:=IF([.N187]&gt;[.N$177];[.N187];&quot;&quot;)" office:value-type="float" office:value="1789590.5" calcext:value-type="float">
            <text:p>1789590,5</text:p>
          </table:table-cell>
          <table:table-cell table:formula="of:=IF([.O187]&gt;[.O$177];[.O187];&quot;&quot;)" office:value-type="float" office:value="101.0375" calcext:value-type="float">
            <text:p>101,0375</text:p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38998.3125" calcext:value-type="float">
            <text:p>38998,312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747.2625" calcext:value-type="float">
            <text:p>747,2625</text:p>
          </table:table-cell>
          <table:table-cell table:formula="of:=IF([.D188]&gt;[.D$177];[.D188];&quot;&quot;)" office:value-type="float" office:value="37754.1625" calcext:value-type="float">
            <text:p>37754,1625</text:p>
          </table:table-cell>
          <table:table-cell table:formula="of:=IF([.E188]&gt;[.E$177];[.E188];&quot;&quot;)" office:value-type="float" office:value="4040736.7875" calcext:value-type="float">
            <text:p>4040736,787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112964.1875" calcext:value-type="float">
            <text:p>112964,1875</text:p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>
            <text:p/>
          </table:table-cell>
          <table:table-cell table:formula="of:=IF([.N188]&gt;[.N$177];[.N188];&quot;&quot;)" office:value-type="float" office:value="1839734.5" calcext:value-type="float">
            <text:p>1839734,5</text:p>
          </table:table-cell>
          <table:table-cell table:formula="of:=IF([.O188]&gt;[.O$177];[.O188];&quot;&quot;)" office:value-type="float" office:value="63.5375" calcext:value-type="float">
            <text:p>63,5375</text:p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35489.6125" calcext:value-type="float">
            <text:p>35489,612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1007.8625" calcext:value-type="float">
            <text:p>1007,8625</text:p>
          </table:table-cell>
          <table:table-cell table:formula="of:=IF([.D189]&gt;[.D$177];[.D189];&quot;&quot;)" office:value-type="float" office:value="44771.6625" calcext:value-type="float">
            <text:p>44771,6625</text:p>
          </table:table-cell>
          <table:table-cell table:formula="of:=IF([.E189]&gt;[.E$177];[.E189];&quot;&quot;)" office:value-type="float" office:value="3706492.9875" calcext:value-type="float">
            <text:p>3706492,987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112964.1875" calcext:value-type="float">
            <text:p>112964,1875</text:p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1763606.5" calcext:value-type="float">
            <text:p>1763606,5</text:p>
          </table:table-cell>
          <table:table-cell table:formula="of:=IF([.O189]&gt;[.O$177];[.O189];&quot;&quot;)">
            <text:p/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28472.1125" calcext:value-type="float">
            <text:p>28472,112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907.6625" calcext:value-type="float">
            <text:p>907,6625</text:p>
          </table:table-cell>
          <table:table-cell table:formula="of:=IF([.D190]&gt;[.D$177];[.D190];&quot;&quot;)" office:value-type="float" office:value="41262.8625" calcext:value-type="float">
            <text:p>41262,8625</text:p>
          </table:table-cell>
          <table:table-cell table:formula="of:=IF([.E190]&gt;[.E$177];[.E190];&quot;&quot;)" office:value-type="float" office:value="3892878.2875" calcext:value-type="float">
            <text:p>3892878,287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112929.0875" calcext:value-type="float">
            <text:p>112929,0875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>
            <text:p/>
          </table:table-cell>
          <table:table-cell table:formula="of:=IF([.N190]&gt;[.N$177];[.N190];&quot;&quot;)" office:value-type="float" office:value="1797916.9" calcext:value-type="float">
            <text:p>1797916,9</text:p>
          </table:table-cell>
          <table:table-cell table:formula="of:=IF([.O190]&gt;[.O$177];[.O190];&quot;&quot;)">
            <text:p/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35489.6125" calcext:value-type="float">
            <text:p>35489,612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887.4625" calcext:value-type="float">
            <text:p>887,4625</text:p>
          </table:table-cell>
          <table:table-cell table:formula="of:=IF([.D191]&gt;[.D$177];[.D191];&quot;&quot;)" office:value-type="float" office:value="48289.1625" calcext:value-type="float">
            <text:p>48289,1625</text:p>
          </table:table-cell>
          <table:table-cell table:formula="of:=IF([.E191]&gt;[.E$177];[.E191];&quot;&quot;)" office:value-type="float" office:value="3706528.0875" calcext:value-type="float">
            <text:p>3706528,087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112964.1875" calcext:value-type="float">
            <text:p>112964,1875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 office:value-type="float" office:value="315.3" calcext:value-type="float">
            <text:p>315,3</text:p>
          </table:table-cell>
          <table:table-cell table:formula="of:=IF([.N191]&gt;[.N$177];[.N191];&quot;&quot;)" office:value-type="float" office:value="1775996.9" calcext:value-type="float">
            <text:p>1775996,9</text:p>
          </table:table-cell>
          <table:table-cell table:formula="of:=IF([.O191]&gt;[.O$177];[.O191];&quot;&quot;)">
            <text:p/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31980.8125" calcext:value-type="float">
            <text:p>31980,812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1128.0625" calcext:value-type="float">
            <text:p>1128,0625</text:p>
          </table:table-cell>
          <table:table-cell table:formula="of:=IF([.D192]&gt;[.D$177];[.D192];&quot;&quot;)" office:value-type="float" office:value="41262.8625" calcext:value-type="float">
            <text:p>41262,8625</text:p>
          </table:table-cell>
          <table:table-cell table:formula="of:=IF([.E192]&gt;[.E$177];[.E192];&quot;&quot;)" office:value-type="float" office:value="3745054.6875" calcext:value-type="float">
            <text:p>3745054,687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109455.4875" calcext:value-type="float">
            <text:p>109455,4875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315.1" calcext:value-type="float">
            <text:p>315,1</text:p>
          </table:table-cell>
          <table:table-cell table:formula="of:=IF([.N192]&gt;[.N$177];[.N192];&quot;&quot;)" office:value-type="float" office:value="1768470.5" calcext:value-type="float">
            <text:p>1768470,5</text:p>
          </table:table-cell>
          <table:table-cell table:formula="of:=IF([.O192]&gt;[.O$177];[.O192];&quot;&quot;)">
            <text:p/>
          </table:table-cell>
          <table:table-cell table:formula="of:=IF([.P192]&gt;[.P$177];[.P192];&quot;&quot;)" office:value-type="float" office:value="164.85" calcext:value-type="float">
            <text:p>164,85</text:p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35489.6125" calcext:value-type="float">
            <text:p>35489,612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626.6625" calcext:value-type="float">
            <text:p>626,6625</text:p>
          </table:table-cell>
          <table:table-cell table:formula="of:=IF([.D193]&gt;[.D$177];[.D193];&quot;&quot;)" office:value-type="float" office:value="43903.2625" calcext:value-type="float">
            <text:p>43903,2625</text:p>
          </table:table-cell>
          <table:table-cell table:formula="of:=IF([.E193]&gt;[.E$177];[.E193];&quot;&quot;)" office:value-type="float" office:value="3833193.9875" calcext:value-type="float">
            <text:p>3833193,987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116508.0875" calcext:value-type="float">
            <text:p>116508,0875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 office:value-type="float" office:value="375.5" calcext:value-type="float">
            <text:p>375,5</text:p>
          </table:table-cell>
          <table:table-cell table:formula="of:=IF([.N193]&gt;[.N$177];[.N193];&quot;&quot;)" office:value-type="float" office:value="1914249.7" calcext:value-type="float">
            <text:p>1914249,7</text:p>
          </table:table-cell>
          <table:table-cell table:formula="of:=IF([.O193]&gt;[.O$177];[.O193];&quot;&quot;)">
            <text:p/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35524.6125" calcext:value-type="float">
            <text:p>35524,612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606.6625" calcext:value-type="float">
            <text:p>606,6625</text:p>
          </table:table-cell>
          <table:table-cell table:formula="of:=IF([.D194]&gt;[.D$177];[.D194];&quot;&quot;)" office:value-type="float" office:value="37754.1625" calcext:value-type="float">
            <text:p>37754,1625</text:p>
          </table:table-cell>
          <table:table-cell table:formula="of:=IF([.E194]&gt;[.E$177];[.E194];&quot;&quot;)" office:value-type="float" office:value="4325752.4875" calcext:value-type="float">
            <text:p>4325752,487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109490.5875" calcext:value-type="float">
            <text:p>109490,5875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>
            <text:p/>
          </table:table-cell>
          <table:table-cell table:formula="of:=IF([.N194]&gt;[.N$177];[.N194];&quot;&quot;)" office:value-type="float" office:value="1904521.7" calcext:value-type="float">
            <text:p>1904521,7</text:p>
          </table:table-cell>
          <table:table-cell table:formula="of:=IF([.O194]&gt;[.O$177];[.O194];&quot;&quot;)" office:value-type="float" office:value="88.5375" calcext:value-type="float">
            <text:p>88,5375</text:p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31980.8125" calcext:value-type="float">
            <text:p>31980,812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727.0625" calcext:value-type="float">
            <text:p>727,0625</text:p>
          </table:table-cell>
          <table:table-cell table:formula="of:=IF([.D195]&gt;[.D$177];[.D195];&quot;&quot;)" office:value-type="float" office:value="37719.0625" calcext:value-type="float">
            <text:p>37719,0625</text:p>
          </table:table-cell>
          <table:table-cell table:formula="of:=IF([.E195]&gt;[.E$177];[.E195];&quot;&quot;)" office:value-type="float" office:value="4167367.6875" calcext:value-type="float">
            <text:p>4167367,687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120016.7875" calcext:value-type="float">
            <text:p>120016,7875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 office:value-type="float" office:value="475.9" calcext:value-type="float">
            <text:p>475,9</text:p>
          </table:table-cell>
          <table:table-cell table:formula="of:=IF([.N195]&gt;[.N$177];[.N195];&quot;&quot;)" office:value-type="float" office:value="2273360.1" calcext:value-type="float">
            <text:p>2273360,1</text:p>
          </table:table-cell>
          <table:table-cell table:formula="of:=IF([.O195]&gt;[.O$177];[.O195];&quot;&quot;)" office:value-type="float" office:value="63.5375" calcext:value-type="float">
            <text:p>63,5375</text:p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42507.1125" calcext:value-type="float">
            <text:p>42507,112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947.6625" calcext:value-type="float">
            <text:p>947,6625</text:p>
          </table:table-cell>
          <table:table-cell table:formula="of:=IF([.D196]&gt;[.D$177];[.D196];&quot;&quot;)" office:value-type="float" office:value="37754.1625" calcext:value-type="float">
            <text:p>37754,1625</text:p>
          </table:table-cell>
          <table:table-cell table:formula="of:=IF([.E196]&gt;[.E$177];[.E196];&quot;&quot;)" office:value-type="float" office:value="4005578.7875" calcext:value-type="float">
            <text:p>4005578,787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109420.3875" calcext:value-type="float">
            <text:p>109420,3875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 office:value-type="float" office:value="435.5" calcext:value-type="float">
            <text:p>435,5</text:p>
          </table:table-cell>
          <table:table-cell table:formula="of:=IF([.N196]&gt;[.N$177];[.N196];&quot;&quot;)" office:value-type="float" office:value="1728784.1" calcext:value-type="float">
            <text:p>1728784,1</text:p>
          </table:table-cell>
          <table:table-cell table:formula="of:=IF([.O196]&gt;[.O$177];[.O196];&quot;&quot;)">
            <text:p/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35489.6125" calcext:value-type="float">
            <text:p>35489,612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626.8625" calcext:value-type="float">
            <text:p>626,8625</text:p>
          </table:table-cell>
          <table:table-cell table:formula="of:=IF([.D197]&gt;[.D$177];[.D197];&quot;&quot;)" office:value-type="float" office:value="44771.6625" calcext:value-type="float">
            <text:p>44771,6625</text:p>
          </table:table-cell>
          <table:table-cell table:formula="of:=IF([.E197]&gt;[.E$177];[.E197];&quot;&quot;)" office:value-type="float" office:value="4381963.0875" calcext:value-type="float">
            <text:p>4381963,087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120016.7875" calcext:value-type="float">
            <text:p>120016,7875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 office:value-type="float" office:value="435.7" calcext:value-type="float">
            <text:p>435,7</text:p>
          </table:table-cell>
          <table:table-cell table:formula="of:=IF([.N197]&gt;[.N$177];[.N197];&quot;&quot;)" office:value-type="float" office:value="1916298.7" calcext:value-type="float">
            <text:p>1916298,7</text:p>
          </table:table-cell>
          <table:table-cell table:formula="of:=IF([.O197]&gt;[.O$177];[.O197];&quot;&quot;)">
            <text:p/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46050.9125" calcext:value-type="float">
            <text:p>46050,912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727.0625" calcext:value-type="float">
            <text:p>727,0625</text:p>
          </table:table-cell>
          <table:table-cell table:formula="of:=IF([.D198]&gt;[.D$177];[.D198];&quot;&quot;)" office:value-type="float" office:value="41227.8625" calcext:value-type="float">
            <text:p>41227,8625</text:p>
          </table:table-cell>
          <table:table-cell table:formula="of:=IF([.E198]&gt;[.E$177];[.E198];&quot;&quot;)" office:value-type="float" office:value="4343331.2875" calcext:value-type="float">
            <text:p>4343331,287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109385.2875" calcext:value-type="float">
            <text:p>109385,2875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375.3" calcext:value-type="float">
            <text:p>375,3</text:p>
          </table:table-cell>
          <table:table-cell table:formula="of:=IF([.N198]&gt;[.N$177];[.N198];&quot;&quot;)" office:value-type="float" office:value="1880154.2" calcext:value-type="float">
            <text:p>1880154,2</text:p>
          </table:table-cell>
          <table:table-cell table:formula="of:=IF([.O198]&gt;[.O$177];[.O198];&quot;&quot;)" office:value-type="float" office:value="118.9375" calcext:value-type="float">
            <text:p>118,9375</text:p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42542.1125" calcext:value-type="float">
            <text:p>42542,112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526.4625" calcext:value-type="float">
            <text:p>526,4625</text:p>
          </table:table-cell>
          <table:table-cell table:formula="of:=IF([.D199]&gt;[.D$177];[.D199];&quot;&quot;)" office:value-type="float" office:value="44771.6625" calcext:value-type="float">
            <text:p>44771,6625</text:p>
          </table:table-cell>
          <table:table-cell table:formula="of:=IF([.E199]&gt;[.E$177];[.E199];&quot;&quot;)" office:value-type="float" office:value="4540347.7875" calcext:value-type="float">
            <text:p>4540347,787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112964.1875" calcext:value-type="float">
            <text:p>112964,1875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>
            <text:p/>
          </table:table-cell>
          <table:table-cell table:formula="of:=IF([.N199]&gt;[.N$177];[.N199];&quot;&quot;)" office:value-type="float" office:value="1309751.5" calcext:value-type="float">
            <text:p>1309751,5</text:p>
          </table:table-cell>
          <table:table-cell table:formula="of:=IF([.O199]&gt;[.O$177];[.O199];&quot;&quot;)" office:value-type="float" office:value="138.5375" calcext:value-type="float">
            <text:p>138,5375</text:p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31980.8125" calcext:value-type="float">
            <text:p>31980,812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586.6625" calcext:value-type="float">
            <text:p>586,6625</text:p>
          </table:table-cell>
          <table:table-cell table:formula="of:=IF([.D200]&gt;[.D$177];[.D200];&quot;&quot;)" office:value-type="float" office:value="44806.7625" calcext:value-type="float">
            <text:p>44806,7625</text:p>
          </table:table-cell>
          <table:table-cell table:formula="of:=IF([.E200]&gt;[.E$177];[.E200];&quot;&quot;)" office:value-type="float" office:value="2967550.5875" calcext:value-type="float">
            <text:p>2967550,587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105911.5875" calcext:value-type="float">
            <text:p>105911,5875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>
            <text:p/>
          </table:table-cell>
          <table:table-cell table:formula="of:=IF([.N200]&gt;[.N$177];[.N200];&quot;&quot;)" office:value-type="float" office:value="1644790.5" calcext:value-type="float">
            <text:p>1644790,5</text:p>
          </table:table-cell>
          <table:table-cell table:formula="of:=IF([.O200]&gt;[.O$177];[.O200];&quot;&quot;)">
            <text:p/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35489.6125" calcext:value-type="float">
            <text:p>35489,612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486.2625" calcext:value-type="float">
            <text:p>486,2625</text:p>
          </table:table-cell>
          <table:table-cell table:formula="of:=IF([.D201]&gt;[.D$177];[.D201];&quot;&quot;)" office:value-type="float" office:value="48289.1625" calcext:value-type="float">
            <text:p>48289,1625</text:p>
          </table:table-cell>
          <table:table-cell table:formula="of:=IF([.E201]&gt;[.E$177];[.E201];&quot;&quot;)" office:value-type="float" office:value="3840211.3875" calcext:value-type="float">
            <text:p>3840211,387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105911.5875" calcext:value-type="float">
            <text:p>105911,5875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>
            <text:p/>
          </table:table-cell>
          <table:table-cell table:formula="of:=IF([.N201]&gt;[.N$177];[.N201];&quot;&quot;)" office:value-type="float" office:value="1638128.1" calcext:value-type="float">
            <text:p>1638128,1</text:p>
          </table:table-cell>
          <table:table-cell table:formula="of:=IF([.O201]&gt;[.O$177];[.O201];&quot;&quot;)" office:value-type="float" office:value="101.0375" calcext:value-type="float">
            <text:p>101,0375</text:p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31980.8125" calcext:value-type="float">
            <text:p>31980,812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446.2625" calcext:value-type="float">
            <text:p>446,2625</text:p>
          </table:table-cell>
          <table:table-cell table:formula="of:=IF([.D202]&gt;[.D$177];[.D202];&quot;&quot;)" office:value-type="float" office:value="37719.0625" calcext:value-type="float">
            <text:p>37719,0625</text:p>
          </table:table-cell>
          <table:table-cell table:formula="of:=IF([.E202]&gt;[.E$177];[.E202];&quot;&quot;)" office:value-type="float" office:value="3354635.7875" calcext:value-type="float">
            <text:p>3354635,787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105911.5875" calcext:value-type="float">
            <text:p>105911,5875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 office:value-type="float" office:value="375.7" calcext:value-type="float">
            <text:p>375,7</text:p>
          </table:table-cell>
          <table:table-cell table:formula="of:=IF([.N202]&gt;[.N$177];[.N202];&quot;&quot;)" office:value-type="float" office:value="1727708.9" calcext:value-type="float">
            <text:p>1727708,9</text:p>
          </table:table-cell>
          <table:table-cell table:formula="of:=IF([.O202]&gt;[.O$177];[.O202];&quot;&quot;)">
            <text:p/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24963.3125" calcext:value-type="float">
            <text:p>24963,312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586.4625" calcext:value-type="float">
            <text:p>586,4625</text:p>
          </table:table-cell>
          <table:table-cell table:formula="of:=IF([.D203]&gt;[.D$177];[.D203];&quot;&quot;)" office:value-type="float" office:value="41262.8625" calcext:value-type="float">
            <text:p>41262,8625</text:p>
          </table:table-cell>
          <table:table-cell table:formula="of:=IF([.E203]&gt;[.E$177];[.E203];&quot;&quot;)" office:value-type="float" office:value="2946357.8875" calcext:value-type="float">
            <text:p>2946357,887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102367.7875" calcext:value-type="float">
            <text:p>102367,7875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 office:value-type="float" office:value="440.5" calcext:value-type="float">
            <text:p>440,5</text:p>
          </table:table-cell>
          <table:table-cell table:formula="of:=IF([.N203]&gt;[.N$177];[.N203];&quot;&quot;)" office:value-type="float" office:value="1445084.9" calcext:value-type="float">
            <text:p>1445084,9</text:p>
          </table:table-cell>
          <table:table-cell table:formula="of:=IF([.O203]&gt;[.O$177];[.O203];&quot;&quot;)" office:value-type="float" office:value="63.5375" calcext:value-type="float">
            <text:p>63,5375</text:p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31980.8125" calcext:value-type="float">
            <text:p>31980,812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506.2625" calcext:value-type="float">
            <text:p>506,2625</text:p>
          </table:table-cell>
          <table:table-cell table:formula="of:=IF([.D204]&gt;[.D$177];[.D204];&quot;&quot;)" office:value-type="float" office:value="41262.8625" calcext:value-type="float">
            <text:p>41262,8625</text:p>
          </table:table-cell>
          <table:table-cell table:formula="of:=IF([.E204]&gt;[.E$177];[.E204];&quot;&quot;)" office:value-type="float" office:value="3421442.5875" calcext:value-type="float">
            <text:p>3421442,5875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116508.0875" calcext:value-type="float">
            <text:p>116508,0875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 office:value-type="float" office:value="555.9" calcext:value-type="float">
            <text:p>555,9</text:p>
          </table:table-cell>
          <table:table-cell table:formula="of:=IF([.N204]&gt;[.N$177];[.N204];&quot;&quot;)" office:value-type="float" office:value="1427990.5" calcext:value-type="float">
            <text:p>1427990,5</text:p>
          </table:table-cell>
          <table:table-cell table:formula="of:=IF([.O204]&gt;[.O$177];[.O204];&quot;&quot;)">
            <text:p/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24963.3125" calcext:value-type="float">
            <text:p>24963,3125</text:p>
          </table:table-cell>
          <table:table-cell table:formula="of:=IF([.T204]&gt;[.T$177];[.T204];&quot;&quot;)" office:value-type="float" office:value="150.85" calcext:value-type="float">
            <text:p>150,85</text:p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426.0625" calcext:value-type="float">
            <text:p>426,0625</text:p>
          </table:table-cell>
          <table:table-cell table:formula="of:=IF([.D205]&gt;[.D$177];[.D205];&quot;&quot;)" office:value-type="float" office:value="41262.8625" calcext:value-type="float">
            <text:p>41262,8625</text:p>
          </table:table-cell>
          <table:table-cell table:formula="of:=IF([.E205]&gt;[.E$177];[.E205];&quot;&quot;)" office:value-type="float" office:value="2784604.3875" calcext:value-type="float">
            <text:p>2784604,387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105911.5875" calcext:value-type="float">
            <text:p>105911,5875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>
            <text:p/>
          </table:table-cell>
          <table:table-cell table:formula="of:=IF([.N205]&gt;[.N$177];[.N205];&quot;&quot;)" office:value-type="float" office:value="1329456.1" calcext:value-type="float">
            <text:p>1329456,1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21454.6125" calcext:value-type="float">
            <text:p>21454,612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366.0625" calcext:value-type="float">
            <text:p>366,0625</text:p>
          </table:table-cell>
          <table:table-cell table:formula="of:=IF([.D206]&gt;[.D$177];[.D206];&quot;&quot;)" office:value-type="float" office:value="41227.8625" calcext:value-type="float">
            <text:p>41227,8625</text:p>
          </table:table-cell>
          <table:table-cell table:formula="of:=IF([.E206]&gt;[.E$177];[.E206];&quot;&quot;)" office:value-type="float" office:value="2584044.0875" calcext:value-type="float">
            <text:p>2584044,087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98858.9875" calcext:value-type="float">
            <text:p>98858,9875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>
            <text:p/>
          </table:table-cell>
          <table:table-cell table:formula="of:=IF([.N206]&gt;[.N$177];[.N206];&quot;&quot;)" office:value-type="float" office:value="1164902.5" calcext:value-type="float">
            <text:p>1164902,5</text:p>
          </table:table-cell>
          <table:table-cell table:formula="of:=IF([.O206]&gt;[.O$177];[.O206];&quot;&quot;)">
            <text:p/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24963.3125" calcext:value-type="float">
            <text:p>24963,312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546.4625" calcext:value-type="float">
            <text:p>546,4625</text:p>
          </table:table-cell>
          <table:table-cell table:formula="of:=IF([.D207]&gt;[.D$177];[.D207];&quot;&quot;)" office:value-type="float" office:value="41262.8625" calcext:value-type="float">
            <text:p>41262,8625</text:p>
          </table:table-cell>
          <table:table-cell table:formula="of:=IF([.E207]&gt;[.E$177];[.E207];&quot;&quot;)" office:value-type="float" office:value="2538254.7875" calcext:value-type="float">
            <text:p>2538254,787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102402.8875" calcext:value-type="float">
            <text:p>102402,8875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>
            <text:p/>
          </table:table-cell>
          <table:table-cell table:formula="of:=IF([.N207]&gt;[.N$177];[.N207];&quot;&quot;)" office:value-type="float" office:value="1242572.9" calcext:value-type="float">
            <text:p>1242572,9</text:p>
          </table:table-cell>
          <table:table-cell table:formula="of:=IF([.O207]&gt;[.O$177];[.O207];&quot;&quot;)">
            <text:p/>
          </table:table-cell>
          <table:table-cell table:formula="of:=IF([.P207]&gt;[.P$177];[.P207];&quot;&quot;)" office:value-type="float" office:value="164.65" calcext:value-type="float">
            <text:p>164,65</text:p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21454.6125" calcext:value-type="float">
            <text:p>21454,612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506.4625" calcext:value-type="float">
            <text:p>506,4625</text:p>
          </table:table-cell>
          <table:table-cell table:formula="of:=IF([.D208]&gt;[.D$177];[.D208];&quot;&quot;)" office:value-type="float" office:value="41262.8625" calcext:value-type="float">
            <text:p>41262,8625</text:p>
          </table:table-cell>
          <table:table-cell table:formula="of:=IF([.E208]&gt;[.E$177];[.E208];&quot;&quot;)" office:value-type="float" office:value="3189268.1875" calcext:value-type="float">
            <text:p>3189268,187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102367.7875" calcext:value-type="float">
            <text:p>102367,7875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>
            <text:p/>
          </table:table-cell>
          <table:table-cell table:formula="of:=IF([.N208]&gt;[.N$177];[.N208];&quot;&quot;)" office:value-type="float" office:value="1275168.1" calcext:value-type="float">
            <text:p>1275168,1</text:p>
          </table:table-cell>
          <table:table-cell table:formula="of:=IF([.O208]&gt;[.O$177];[.O208];&quot;&quot;)" office:value-type="float" office:value="76.0375" calcext:value-type="float">
            <text:p>76,0375</text:p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21454.6125" calcext:value-type="float">
            <text:p>21454,612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365.8625" calcext:value-type="float">
            <text:p>365,8625</text:p>
          </table:table-cell>
          <table:table-cell table:formula="of:=IF([.D209]&gt;[.D$177];[.D209];&quot;&quot;)" office:value-type="float" office:value="37719.0625" calcext:value-type="float">
            <text:p>37719,0625</text:p>
          </table:table-cell>
          <table:table-cell table:formula="of:=IF([.E209]&gt;[.E$177];[.E209];&quot;&quot;)" office:value-type="float" office:value="2598114.1875" calcext:value-type="float">
            <text:p>2598114,187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 office:value-type="float" office:value="102402.8875" calcext:value-type="float">
            <text:p>102402,8875</text:p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>
            <text:p/>
          </table:table-cell>
          <table:table-cell table:formula="of:=IF([.N209]&gt;[.N$177];[.N209];&quot;&quot;)" office:value-type="float" office:value="1148675.3" calcext:value-type="float">
            <text:p>1148675,3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28472.1125" calcext:value-type="float">
            <text:p>28472,112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345.8625" calcext:value-type="float">
            <text:p>345,8625</text:p>
          </table:table-cell>
          <table:table-cell table:formula="of:=IF([.D210]&gt;[.D$177];[.D210];&quot;&quot;)" office:value-type="float" office:value="37719.0625" calcext:value-type="float">
            <text:p>37719,0625</text:p>
          </table:table-cell>
          <table:table-cell table:formula="of:=IF([.E210]&gt;[.E$177];[.E210];&quot;&quot;)" office:value-type="float" office:value="2657938.0875" calcext:value-type="float">
            <text:p>2657938,087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 office:value-type="float" office:value="112964.1875" calcext:value-type="float">
            <text:p>112964,1875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 office:value-type="float" office:value="992" calcext:value-type="float">
            <text:p>992</text:p>
          </table:table-cell>
          <table:table-cell table:formula="of:=IF([.N210]&gt;[.N$177];[.N210];&quot;&quot;)" office:value-type="float" office:value="1423856.1" calcext:value-type="float">
            <text:p>1423856,1</text:p>
          </table:table-cell>
          <table:table-cell table:formula="of:=IF([.O210]&gt;[.O$177];[.O210];&quot;&quot;)" office:value-type="float" office:value="63.5375" calcext:value-type="float">
            <text:p>63,5375</text:p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21454.6125" calcext:value-type="float">
            <text:p>21454,612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506.4625" calcext:value-type="float">
            <text:p>506,4625</text:p>
          </table:table-cell>
          <table:table-cell table:formula="of:=IF([.D211]&gt;[.D$177];[.D211];&quot;&quot;)" office:value-type="float" office:value="37719.0625" calcext:value-type="float">
            <text:p>37719,0625</text:p>
          </table:table-cell>
          <table:table-cell table:formula="of:=IF([.E211]&gt;[.E$177];[.E211];&quot;&quot;)" office:value-type="float" office:value="3273653.7875" calcext:value-type="float">
            <text:p>3273653,787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 office:value-type="float" office:value="105911.5875" calcext:value-type="float">
            <text:p>105911,5875</text:p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>
            <text:p/>
          </table:table-cell>
          <table:table-cell table:formula="of:=IF([.N211]&gt;[.N$177];[.N211];&quot;&quot;)" office:value-type="float" office:value="1828632.3" calcext:value-type="float">
            <text:p>1828632,3</text:p>
          </table:table-cell>
          <table:table-cell table:formula="of:=IF([.O211]&gt;[.O$177];[.O211];&quot;&quot;)">
            <text:p/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32015.9125" calcext:value-type="float">
            <text:p>32015,912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274380943403834" calcext:value-type="float">
            <text:p>0,0002743809</text:p>
          </table:table-cell>
          <table:table-cell table:formula="of:=IFERROR([.D302]/[.$E302];&quot;&quot; )" office:value-type="float" office:value="0.0129758399573825" calcext:value-type="float">
            <text:p>0,01297584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337402260906648" calcext:value-type="float">
            <text:p>0,0337402261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>
            <text:p/>
          </table:table-cell>
          <table:table-cell table:formula="of:=IFERROR([.N302]/[.$E302];&quot;&quot; )" office:value-type="float" office:value="0.532384185781003" calcext:value-type="float">
            <text:p>0,5323841858</text:p>
          </table:table-cell>
          <table:table-cell table:formula="of:=IFERROR([.O302]/[.$E302];&quot;&quot; )" office:value-type="float" office:value="0.0000292600124745464" calcext:value-type="float">
            <text:p>0,00002926</text:p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926150164736983" calcext:value-type="float">
            <text:p>0,0092615016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364401319528773" calcext:value-type="float">
            <text:p>0,0003644013</text:p>
          </table:table-cell>
          <table:table-cell table:formula="of:=IFERROR([.D303]/[.$E303];&quot;&quot; )" office:value-type="float" office:value="0.0114180705928645" calcext:value-type="float">
            <text:p>0,0114180706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288001879104394" calcext:value-type="float">
            <text:p>0,0288001879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 office:value-type="float" office:value="0.0000855622165897021" calcext:value-type="float">
            <text:p>8,55622165897021E-005</text:p>
          </table:table-cell>
          <table:table-cell table:formula="of:=IFERROR([.N303]/[.$E303];&quot;&quot; )" office:value-type="float" office:value="0.497672109984632" calcext:value-type="float">
            <text:p>0,49767211</text:p>
          </table:table-cell>
          <table:table-cell table:formula="of:=IFERROR([.O303]/[.$E303];&quot;&quot; )" office:value-type="float" office:value="0.0000321432127374801" calcext:value-type="float">
            <text:p>3,21432127374801E-005</text:p>
          </table:table-cell>
          <table:table-cell table:formula="of:=IFERROR([.P303]/[.$E303];&quot;&quot; )" office:value-type="float" office:value="0.0000420415243064453" calcext:value-type="float">
            <text:p>4,20415243064453E-005</text:p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0905087902059494" calcext:value-type="float">
            <text:p>0,009050879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301109305469591" calcext:value-type="float">
            <text:p>0,0003011093</text:p>
          </table:table-cell>
          <table:table-cell table:formula="of:=IFERROR([.D304]/[.$E304];&quot;&quot; )" office:value-type="float" office:value="0.0107982131622647" calcext:value-type="float">
            <text:p>0,0107982132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280914327599695" calcext:value-type="float">
            <text:p>0,0280914328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>
            <text:p/>
          </table:table-cell>
          <table:table-cell table:formula="of:=IFERROR([.M304]/[.$E304];&quot;&quot; )">
            <text:p/>
          </table:table-cell>
          <table:table-cell table:formula="of:=IFERROR([.N304]/[.$E304];&quot;&quot; )" office:value-type="float" office:value="0.489011014736189" calcext:value-type="float">
            <text:p>0,4890110147</text:p>
          </table:table-cell>
          <table:table-cell table:formula="of:=IFERROR([.O304]/[.$E304];&quot;&quot; )" office:value-type="float" office:value="0.0000243686385865686" calcext:value-type="float">
            <text:p>2,43686385865686E-005</text:p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102520397067535" calcext:value-type="float">
            <text:p>0,0102520397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26890325632877" calcext:value-type="float">
            <text:p>0,0002689033</text:p>
          </table:table-cell>
          <table:table-cell table:formula="of:=IFERROR([.D305]/[.$E305];&quot;&quot; )" office:value-type="float" office:value="0.00902453797142751" calcext:value-type="float">
            <text:p>0,009024538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247271999489473" calcext:value-type="float">
            <text:p>0,0247271999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 office:value-type="float" office:value="0.00012606114172776" calcext:value-type="float">
            <text:p>0,0001260611</text:p>
          </table:table-cell>
          <table:table-cell table:formula="of:=IFERROR([.N305]/[.$E305];&quot;&quot; )" office:value-type="float" office:value="0.470616843472079" calcext:value-type="float">
            <text:p>0,4706168435</text:p>
          </table:table-cell>
          <table:table-cell table:formula="of:=IFERROR([.O305]/[.$E305];&quot;&quot; )" office:value-type="float" office:value="0.0000275888715931803" calcext:value-type="float">
            <text:p>2,75888715931803E-005</text:p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0776846860778917" calcext:value-type="float">
            <text:p>0,0077684686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304631689073345" calcext:value-type="float">
            <text:p>0,0003046317</text:p>
          </table:table-cell>
          <table:table-cell table:formula="of:=IFERROR([.D306]/[.$E306];&quot;&quot; )" office:value-type="float" office:value="0.0107837715597951" calcext:value-type="float">
            <text:p>0,0107837716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238247877144181" calcext:value-type="float">
            <text:p>0,0238247877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 office:value-type="float" office:value="0.0000685863004985974" calcext:value-type="float">
            <text:p>6,85863004985974E-005</text:p>
          </table:table-cell>
          <table:table-cell table:formula="of:=IFERROR([.N306]/[.$E306];&quot;&quot; )" office:value-type="float" office:value="0.436730090235501" calcext:value-type="float">
            <text:p>0,4367300902</text:p>
          </table:table-cell>
          <table:table-cell table:formula="of:=IFERROR([.O306]/[.$E306];&quot;&quot; )" office:value-type="float" office:value="0.000012996725523202" calcext:value-type="float">
            <text:p>1,2996725523202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0797718455133674" calcext:value-type="float">
            <text:p>0,0079771846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235781211641066" calcext:value-type="float">
            <text:p>0,0002357812</text:p>
          </table:table-cell>
          <table:table-cell table:formula="of:=IFERROR([.D307]/[.$E307];&quot;&quot; )" office:value-type="float" office:value="0.0109005370270175" calcext:value-type="float">
            <text:p>0,010900537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316008743845404" calcext:value-type="float">
            <text:p>0,0316008744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 office:value-type="float" office:value="0.000086572606147361" calcext:value-type="float">
            <text:p>8,6572606147361E-005</text:p>
          </table:table-cell>
          <table:table-cell table:formula="of:=IFERROR([.N307]/[.$E307];&quot;&quot; )" office:value-type="float" office:value="0.459830823957733" calcext:value-type="float">
            <text:p>0,459830824</text:p>
          </table:table-cell>
          <table:table-cell table:formula="of:=IFERROR([.O307]/[.$E307];&quot;&quot; )" office:value-type="float" office:value="0.0000246188564413566" calcext:value-type="float">
            <text:p>2,46188564413566E-005</text:p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0864741977282567" calcext:value-type="float">
            <text:p>0,0086474198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213591764000402" calcext:value-type="float">
            <text:p>0,0002135918</text:p>
          </table:table-cell>
          <table:table-cell table:formula="of:=IFERROR([.D308]/[.$E308];&quot;&quot; )" office:value-type="float" office:value="0.0132902567936691" calcext:value-type="float">
            <text:p>0,0132902568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284778567173658" calcext:value-type="float">
            <text:p>0,0284778567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>
            <text:p/>
          </table:table-cell>
          <table:table-cell table:formula="of:=IFERROR([.N308]/[.$E308];&quot;&quot; )" office:value-type="float" office:value="0.452377001296232" calcext:value-type="float">
            <text:p>0,4523770013</text:p>
          </table:table-cell>
          <table:table-cell table:formula="of:=IFERROR([.O308]/[.$E308];&quot;&quot; )">
            <text:p/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0806224535612175" calcext:value-type="float">
            <text:p>0,0080622454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235608787804109" calcext:value-type="float">
            <text:p>0,0002356088</text:p>
          </table:table-cell>
          <table:table-cell table:formula="of:=IFERROR([.D309]/[.$E309];&quot;&quot; )" office:value-type="float" office:value="0.011207277565258" calcext:value-type="float">
            <text:p>0,0112072776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306818511257272" calcext:value-type="float">
            <text:p>0,0306818511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>
            <text:p/>
          </table:table-cell>
          <table:table-cell table:formula="of:=IFERROR([.N309]/[.$E309];&quot;&quot; )" office:value-type="float" office:value="0.486065101800654" calcext:value-type="float">
            <text:p>0,4860651018</text:p>
          </table:table-cell>
          <table:table-cell table:formula="of:=IFERROR([.O309]/[.$E309];&quot;&quot; )" office:value-type="float" office:value="0.0000274424806810181" calcext:value-type="float">
            <text:p>2,74424806810181E-005</text:p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105922101929834" calcext:value-type="float">
            <text:p>0,0105922102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184932238672822" calcext:value-type="float">
            <text:p>0,0001849322</text:p>
          </table:table-cell>
          <table:table-cell table:formula="of:=IFERROR([.D310]/[.$E310];&quot;&quot; )" office:value-type="float" office:value="0.0093433857450929" calcext:value-type="float">
            <text:p>0,0093433857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27956334064979" calcext:value-type="float">
            <text:p>0,0279563341</text:p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>
            <text:p/>
          </table:table-cell>
          <table:table-cell table:formula="of:=IFERROR([.N310]/[.$E310];&quot;&quot; )" office:value-type="float" office:value="0.455296792825311" calcext:value-type="float">
            <text:p>0,4552967928</text:p>
          </table:table-cell>
          <table:table-cell table:formula="of:=IFERROR([.O310]/[.$E310];&quot;&quot; )" office:value-type="float" office:value="0.0000157242362819951" calcext:value-type="float">
            <text:p>1,57242362819951E-005</text:p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0878295577425061" calcext:value-type="float">
            <text:p>0,0087829558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271918091683696" calcext:value-type="float">
            <text:p>0,0002719181</text:p>
          </table:table-cell>
          <table:table-cell table:formula="of:=IFERROR([.D311]/[.$E311];&quot;&quot; )" office:value-type="float" office:value="0.0120792519103613" calcext:value-type="float">
            <text:p>0,0120792519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304773779097835" calcext:value-type="float">
            <text:p>0,0304773779</text:p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475815415258492" calcext:value-type="float">
            <text:p>0,4758154153</text:p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0768168524694936" calcext:value-type="float">
            <text:p>0,0076816852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233159742731874" calcext:value-type="float">
            <text:p>0,0002331597</text:p>
          </table:table-cell>
          <table:table-cell table:formula="of:=IFERROR([.D312]/[.$E312];&quot;&quot; )" office:value-type="float" office:value="0.0105995768304636" calcext:value-type="float">
            <text:p>0,0105995768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290091493131482" calcext:value-type="float">
            <text:p>0,0290091493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>
            <text:p/>
          </table:table-cell>
          <table:table-cell table:formula="of:=IFERROR([.N312]/[.$E312];&quot;&quot; )" office:value-type="float" office:value="0.461847704248318" calcext:value-type="float">
            <text:p>0,4618477042</text:p>
          </table:table-cell>
          <table:table-cell table:formula="of:=IFERROR([.O312]/[.$E312];&quot;&quot; )">
            <text:p/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0911654818851051" calcext:value-type="float">
            <text:p>0,0091165482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239432287857983" calcext:value-type="float">
            <text:p>0,0002394323</text:p>
          </table:table-cell>
          <table:table-cell table:formula="of:=IFERROR([.D313]/[.$E313];&quot;&quot; )" office:value-type="float" office:value="0.0130281388296643" calcext:value-type="float">
            <text:p>0,0130281388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304770892957654" calcext:value-type="float">
            <text:p>0,0304770893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 office:value-type="float" office:value="0.0000850661299622486" calcext:value-type="float">
            <text:p>8,50661299622486E-005</text:p>
          </table:table-cell>
          <table:table-cell table:formula="of:=IFERROR([.N313]/[.$E313];&quot;&quot; )" office:value-type="float" office:value="0.479153768182527" calcext:value-type="float">
            <text:p>0,4791537682</text:p>
          </table:table-cell>
          <table:table-cell table:formula="of:=IFERROR([.O313]/[.$E313];&quot;&quot; )">
            <text:p/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0862823962075264" calcext:value-type="float">
            <text:p>0,0086282396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301213892487384" calcext:value-type="float">
            <text:p>0,0003012139</text:p>
          </table:table-cell>
          <table:table-cell table:formula="of:=IFERROR([.D314]/[.$E314];&quot;&quot; )" office:value-type="float" office:value="0.0110179599346638" calcext:value-type="float">
            <text:p>0,0110179599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292266726745896" calcext:value-type="float">
            <text:p>0,0292266727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0841376231572052" calcext:value-type="float">
            <text:p>8,41376231572052E-005</text:p>
          </table:table-cell>
          <table:table-cell table:formula="of:=IFERROR([.N314]/[.$E314];&quot;&quot; )" office:value-type="float" office:value="0.472214866688779" calcext:value-type="float">
            <text:p>0,4722148667</text:p>
          </table:table-cell>
          <table:table-cell table:formula="of:=IFERROR([.O314]/[.$E314];&quot;&quot; )">
            <text:p/>
          </table:table-cell>
          <table:table-cell table:formula="of:=IFERROR([.P314]/[.$E314];&quot;&quot; )" office:value-type="float" office:value="0.0000440180488018575" calcext:value-type="float">
            <text:p>0,000044018</text:p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947639366080686" calcext:value-type="float">
            <text:p>0,0094763937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163483116702035" calcext:value-type="float">
            <text:p>0,0001634831</text:p>
          </table:table-cell>
          <table:table-cell table:formula="of:=IFERROR([.D315]/[.$E315];&quot;&quot; )" office:value-type="float" office:value="0.0114534413450423" calcext:value-type="float">
            <text:p>0,0114534413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303945190042381" calcext:value-type="float">
            <text:p>0,030394519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 office:value-type="float" office:value="0.0000979600826946147" calcext:value-type="float">
            <text:p>9,79600826946147E-005</text:p>
          </table:table-cell>
          <table:table-cell table:formula="of:=IFERROR([.N315]/[.$E315];&quot;&quot; )" office:value-type="float" office:value="0.499387640240057" calcext:value-type="float">
            <text:p>0,4993876402</text:p>
          </table:table-cell>
          <table:table-cell table:formula="of:=IFERROR([.O315]/[.$E315];&quot;&quot; )">
            <text:p/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0926762710571011" calcext:value-type="float">
            <text:p>0,0092676271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140244385630721" calcext:value-type="float">
            <text:p>0,0001402444</text:p>
          </table:table-cell>
          <table:table-cell table:formula="of:=IFERROR([.D316]/[.$E316];&quot;&quot; )" office:value-type="float" office:value="0.00872776762172526" calcext:value-type="float">
            <text:p>0,0087277676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253113389673569" calcext:value-type="float">
            <text:p>0,025311339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>
            <text:p/>
          </table:table-cell>
          <table:table-cell table:formula="of:=IFERROR([.N316]/[.$E316];&quot;&quot; )" office:value-type="float" office:value="0.440275236621476" calcext:value-type="float">
            <text:p>0,4402752366</text:p>
          </table:table-cell>
          <table:table-cell table:formula="of:=IFERROR([.O316]/[.$E316];&quot;&quot; )" office:value-type="float" office:value="0.000020467537210195" calcext:value-type="float">
            <text:p>2,0467537210195E-005</text:p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0739312121819591" calcext:value-type="float">
            <text:p>0,0073931212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174465647027216" calcext:value-type="float">
            <text:p>0,0001744656</text:p>
          </table:table-cell>
          <table:table-cell table:formula="of:=IFERROR([.D317]/[.$E317];&quot;&quot; )" office:value-type="float" office:value="0.00905105220572165" calcext:value-type="float">
            <text:p>0,0090510522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287991836813415" calcext:value-type="float">
            <text:p>0,0287991837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 office:value-type="float" office:value="0.000114196786961578" calcext:value-type="float">
            <text:p>0,0001141968</text:p>
          </table:table-cell>
          <table:table-cell table:formula="of:=IFERROR([.N317]/[.$E317];&quot;&quot; )" office:value-type="float" office:value="0.545514643888739" calcext:value-type="float">
            <text:p>0,5455146439</text:p>
          </table:table-cell>
          <table:table-cell table:formula="of:=IFERROR([.O317]/[.$E317];&quot;&quot; )" office:value-type="float" office:value="0.0000152464348635664" calcext:value-type="float">
            <text:p>1,52464348635664E-005</text:p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101999909025306" calcext:value-type="float">
            <text:p>0,0101999909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236585659719719" calcext:value-type="float">
            <text:p>0,0002365857</text:p>
          </table:table-cell>
          <table:table-cell table:formula="of:=IFERROR([.D318]/[.$E318];&quot;&quot; )" office:value-type="float" office:value="0.0094253950559698" calcext:value-type="float">
            <text:p>0,0094253951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27316997943334" calcext:value-type="float">
            <text:p>0,0273169979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 office:value-type="float" office:value="0.000108723363864179" calcext:value-type="float">
            <text:p>0,0001087234</text:p>
          </table:table-cell>
          <table:table-cell table:formula="of:=IFERROR([.N318]/[.$E318];&quot;&quot; )" office:value-type="float" office:value="0.431594082082451" calcext:value-type="float">
            <text:p>0,4315940821</text:p>
          </table:table-cell>
          <table:table-cell table:formula="of:=IFERROR([.O318]/[.$E318];&quot;&quot; )">
            <text:p/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0886004604646664" calcext:value-type="float">
            <text:p>0,008860046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143055175838471" calcext:value-type="float">
            <text:p>0,0001430552</text:p>
          </table:table-cell>
          <table:table-cell table:formula="of:=IFERROR([.D319]/[.$E319];&quot;&quot; )" office:value-type="float" office:value="0.0102172614433279" calcext:value-type="float">
            <text:p>0,0102172614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273888175467202" calcext:value-type="float">
            <text:p>0,0273888175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 office:value-type="float" office:value="0.0000994303218214866" calcext:value-type="float">
            <text:p>9,94303218214866E-005</text:p>
          </table:table-cell>
          <table:table-cell table:formula="of:=IFERROR([.N319]/[.$E319];&quot;&quot; )" office:value-type="float" office:value="0.437315116931596" calcext:value-type="float">
            <text:p>0,4373151169</text:p>
          </table:table-cell>
          <table:table-cell table:formula="of:=IFERROR([.O319]/[.$E319];&quot;&quot; )">
            <text:p/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105091968098419" calcext:value-type="float">
            <text:p>0,0105091968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16739743111295" calcext:value-type="float">
            <text:p>0,0001673974</text:p>
          </table:table-cell>
          <table:table-cell table:formula="of:=IFERROR([.D320]/[.$E320];&quot;&quot; )" office:value-type="float" office:value="0.0094922214703384" calcext:value-type="float">
            <text:p>0,0094922215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25184652115948" calcext:value-type="float">
            <text:p>0,0251846521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0864083292656271" calcext:value-type="float">
            <text:p>8,64083292656271E-005</text:p>
          </table:table-cell>
          <table:table-cell table:formula="of:=IFERROR([.N320]/[.$E320];&quot;&quot; )" office:value-type="float" office:value="0.432882982104321" calcext:value-type="float">
            <text:p>0,4328829821</text:p>
          </table:table-cell>
          <table:table-cell table:formula="of:=IFERROR([.O320]/[.$E320];&quot;&quot; )" office:value-type="float" office:value="0.0000273839346177205" calcext:value-type="float">
            <text:p>2,73839346177205E-005</text:p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0979481178938276" calcext:value-type="float">
            <text:p>0,0097948118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115952020558733" calcext:value-type="float">
            <text:p>0,000115952</text:p>
          </table:table-cell>
          <table:table-cell table:formula="of:=IFERROR([.D321]/[.$E321];&quot;&quot; )" office:value-type="float" office:value="0.00986084427789002" calcext:value-type="float">
            <text:p>0,0098608443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24880073683122" calcext:value-type="float">
            <text:p>0,0248800737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>
            <text:p/>
          </table:table-cell>
          <table:table-cell table:formula="of:=IFERROR([.N321]/[.$E321];&quot;&quot; )" office:value-type="float" office:value="0.288469421572917" calcext:value-type="float">
            <text:p>0,2884694216</text:p>
          </table:table-cell>
          <table:table-cell table:formula="of:=IFERROR([.O321]/[.$E321];&quot;&quot; )" office:value-type="float" office:value="0.0000305125304236399" calcext:value-type="float">
            <text:p>3,05125304236399E-005</text:p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0704369224490823" calcext:value-type="float">
            <text:p>0,0070436922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197692501846862" calcext:value-type="float">
            <text:p>0,0001976925</text:p>
          </table:table-cell>
          <table:table-cell table:formula="of:=IFERROR([.D322]/[.$E322];&quot;&quot; )" office:value-type="float" office:value="0.0150989043586102" calcext:value-type="float">
            <text:p>0,0150989044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356899012761985" calcext:value-type="float">
            <text:p>0,0356899013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>
            <text:p/>
          </table:table-cell>
          <table:table-cell table:formula="of:=IFERROR([.N322]/[.$E322];&quot;&quot; )" office:value-type="float" office:value="0.554258622221381" calcext:value-type="float">
            <text:p>0,5542586222</text:p>
          </table:table-cell>
          <table:table-cell table:formula="of:=IFERROR([.O322]/[.$E322];&quot;&quot; )">
            <text:p/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119592274684349" calcext:value-type="float">
            <text:p>0,0119592275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126623888878305" calcext:value-type="float">
            <text:p>0,0001266239</text:p>
          </table:table-cell>
          <table:table-cell table:formula="of:=IFERROR([.D323]/[.$E323];&quot;&quot; )" office:value-type="float" office:value="0.0125746105168019" calcext:value-type="float">
            <text:p>0,0125746105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275796243521243" calcext:value-type="float">
            <text:p>0,0275796244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>
            <text:p/>
          </table:table-cell>
          <table:table-cell table:formula="of:=IFERROR([.N323]/[.$E323];&quot;&quot; )" office:value-type="float" office:value="0.426572377065532" calcext:value-type="float">
            <text:p>0,4265723771</text:p>
          </table:table-cell>
          <table:table-cell table:formula="of:=IFERROR([.O323]/[.$E323];&quot;&quot; )" office:value-type="float" office:value="0.0000263104006016127" calcext:value-type="float">
            <text:p>2,63104006016127E-005</text:p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832787814860882" calcext:value-type="float">
            <text:p>0,0083278781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133028599308115" calcext:value-type="float">
            <text:p>0,0001330286</text:p>
          </table:table-cell>
          <table:table-cell table:formula="of:=IFERROR([.D324]/[.$E324];&quot;&quot; )" office:value-type="float" office:value="0.0112438621922977" calcext:value-type="float">
            <text:p>0,0112438622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315717097798355" calcext:value-type="float">
            <text:p>0,0315717098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 office:value-type="float" office:value="0.000111994274132509" calcext:value-type="float">
            <text:p>0,0001119943</text:p>
          </table:table-cell>
          <table:table-cell table:formula="of:=IFERROR([.N324]/[.$E324];&quot;&quot; )" office:value-type="float" office:value="0.515021304678668" calcext:value-type="float">
            <text:p>0,5150213047</text:p>
          </table:table-cell>
          <table:table-cell table:formula="of:=IFERROR([.O324]/[.$E324];&quot;&quot; )">
            <text:p/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744143748570798" calcext:value-type="float">
            <text:p>0,0074414375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199046593249273" calcext:value-type="float">
            <text:p>0,0001990466</text:p>
          </table:table-cell>
          <table:table-cell table:formula="of:=IFERROR([.D325]/[.$E325];&quot;&quot; )" office:value-type="float" office:value="0.0140047014230887" calcext:value-type="float">
            <text:p>0,0140047014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347438401608637" calcext:value-type="float">
            <text:p>0,0347438402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 office:value-type="float" office:value="0.000149506616921465" calcext:value-type="float">
            <text:p>0,0001495066</text:p>
          </table:table-cell>
          <table:table-cell table:formula="of:=IFERROR([.N325]/[.$E325];&quot;&quot; )" office:value-type="float" office:value="0.490464823072177" calcext:value-type="float">
            <text:p>0,4904648231</text:p>
          </table:table-cell>
          <table:table-cell table:formula="of:=IFERROR([.O325]/[.$E325];&quot;&quot; )" office:value-type="float" office:value="0.0000215647597562942" calcext:value-type="float">
            <text:p>2,15647597562942E-005</text:p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108543543320652" calcext:value-type="float">
            <text:p>0,0108543543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147967556681966" calcext:value-type="float">
            <text:p>0,0001479676</text:p>
          </table:table-cell>
          <table:table-cell table:formula="of:=IFERROR([.D326]/[.$E326];&quot;&quot; )" office:value-type="float" office:value="0.012060077421948" calcext:value-type="float">
            <text:p>0,0120600774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34052328665591" calcext:value-type="float">
            <text:p>0,0340523287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 office:value-type="float" office:value="0.000162475326060107" calcext:value-type="float">
            <text:p>0,0001624753</text:p>
          </table:table-cell>
          <table:table-cell table:formula="of:=IFERROR([.N326]/[.$E326];&quot;&quot; )" office:value-type="float" office:value="0.417365033456082" calcext:value-type="float">
            <text:p>0,4173650335</text:p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729613660366587" calcext:value-type="float">
            <text:p>0,0072961366</text:p>
          </table:table-cell>
          <table:table-cell table:formula="of:=IFERROR([.T326]/[.$E326];&quot;&quot; )" office:value-type="float" office:value="0.0000440895897394625" calcext:value-type="float">
            <text:p>4,40895897394625E-005</text:p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53006474425086" calcext:value-type="float">
            <text:p>0,0001530065</text:p>
          </table:table-cell>
          <table:table-cell table:formula="of:=IFERROR([.D327]/[.$E327];&quot;&quot; )" office:value-type="float" office:value="0.0148182135621231" calcext:value-type="float">
            <text:p>0,0148182136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380346982054017" calcext:value-type="float">
            <text:p>0,0380346982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>
            <text:p/>
          </table:table-cell>
          <table:table-cell table:formula="of:=IFERROR([.N327]/[.$E327];&quot;&quot; )" office:value-type="float" office:value="0.477430871677099" calcext:value-type="float">
            <text:p>0,4774308717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0770472552449787" calcext:value-type="float">
            <text:p>0,0077047255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41662637170466" calcext:value-type="float">
            <text:p>0,0001416626</text:p>
          </table:table-cell>
          <table:table-cell table:formula="of:=IFERROR([.D328]/[.$E328];&quot;&quot; )" office:value-type="float" office:value="0.015954782930924" calcext:value-type="float">
            <text:p>0,0159547829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382574693590633" calcext:value-type="float">
            <text:p>0,0382574694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>
            <text:p/>
          </table:table-cell>
          <table:table-cell table:formula="of:=IFERROR([.N328]/[.$E328];&quot;&quot; )" office:value-type="float" office:value="0.450805969462779" calcext:value-type="float">
            <text:p>0,4508059695</text:p>
          </table:table-cell>
          <table:table-cell table:formula="of:=IFERROR([.O328]/[.$E328];&quot;&quot; )">
            <text:p/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0966055982587797" calcext:value-type="float">
            <text:p>0,0096605598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215290640912462" calcext:value-type="float">
            <text:p>0,0002152906</text:p>
          </table:table-cell>
          <table:table-cell table:formula="of:=IFERROR([.D329]/[.$E329];&quot;&quot; )" office:value-type="float" office:value="0.0162563910854044" calcext:value-type="float">
            <text:p>0,0162563911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403438173363437" calcext:value-type="float">
            <text:p>0,0403438173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>
            <text:p/>
          </table:table-cell>
          <table:table-cell table:formula="of:=IFERROR([.N329]/[.$E329];&quot;&quot; )" office:value-type="float" office:value="0.489538286746952" calcext:value-type="float">
            <text:p>0,4895382867</text:p>
          </table:table-cell>
          <table:table-cell table:formula="of:=IFERROR([.O329]/[.$E329];&quot;&quot; )">
            <text:p/>
          </table:table-cell>
          <table:table-cell table:formula="of:=IFERROR([.P329]/[.$E329];&quot;&quot; )" office:value-type="float" office:value="0.00006486740449022" calcext:value-type="float">
            <text:p>6,486740449022E-005</text:p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0845250547961391" calcext:value-type="float">
            <text:p>0,0084525055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158802104503167" calcext:value-type="float">
            <text:p>0,0001588021</text:p>
          </table:table-cell>
          <table:table-cell table:formula="of:=IFERROR([.D330]/[.$E330];&quot;&quot; )" office:value-type="float" office:value="0.0129380347070608" calcext:value-type="float">
            <text:p>0,0129380347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320975789684981" calcext:value-type="float">
            <text:p>0,032097579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>
            <text:p/>
          </table:table-cell>
          <table:table-cell table:formula="of:=IFERROR([.N330]/[.$E330];&quot;&quot; )" office:value-type="float" office:value="0.399830940840249" calcext:value-type="float">
            <text:p>0,3998309408</text:p>
          </table:table-cell>
          <table:table-cell table:formula="of:=IFERROR([.O330]/[.$E330];&quot;&quot; )" office:value-type="float" office:value="0.00002384167637517" calcext:value-type="float">
            <text:p>2,384167637517E-005</text:p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0672712711464313" calcext:value-type="float">
            <text:p>0,0067271271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40818483560203" calcext:value-type="float">
            <text:p>0,0001408185</text:p>
          </table:table-cell>
          <table:table-cell table:formula="of:=IFERROR([.D331]/[.$E331];&quot;&quot; )" office:value-type="float" office:value="0.0145178617173461" calcext:value-type="float">
            <text:p>0,0145178617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 office:value-type="float" office:value="0.039414313655912" calcext:value-type="float">
            <text:p>0,0394143137</text:p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>
            <text:p/>
          </table:table-cell>
          <table:table-cell table:formula="of:=IFERROR([.N331]/[.$E331];&quot;&quot; )" office:value-type="float" office:value="0.442118866648158" calcext:value-type="float">
            <text:p>0,4421188666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109587610263569" calcext:value-type="float">
            <text:p>0,010958761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130124362800832" calcext:value-type="float">
            <text:p>0,0001301244</text:p>
          </table:table-cell>
          <table:table-cell table:formula="of:=IFERROR([.D332]/[.$E332];&quot;&quot; )" office:value-type="float" office:value="0.0141910989866125" calcext:value-type="float">
            <text:p>0,014191099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 office:value-type="float" office:value="0.0425006842827749" calcext:value-type="float">
            <text:p>0,0425006843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 office:value-type="float" office:value="0.000373221635471974" calcext:value-type="float">
            <text:p>0,0003732216</text:p>
          </table:table-cell>
          <table:table-cell table:formula="of:=IFERROR([.N332]/[.$E332];&quot;&quot; )" office:value-type="float" office:value="0.535699498305188" calcext:value-type="float">
            <text:p>0,5356994983</text:p>
          </table:table-cell>
          <table:table-cell table:formula="of:=IFERROR([.O332]/[.$E332];&quot;&quot; )" office:value-type="float" office:value="0.0000239048081288312" calcext:value-type="float">
            <text:p>2,39048081288312E-005</text:p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0807190077184219" calcext:value-type="float">
            <text:p>0,0080719008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154708632273168" calcext:value-type="float">
            <text:p>0,0001547086</text:p>
          </table:table-cell>
          <table:table-cell table:formula="of:=IFERROR([.D333]/[.$E333];&quot;&quot; )" office:value-type="float" office:value="0.0115220071969813" calcext:value-type="float">
            <text:p>0,0115220072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 office:value-type="float" office:value="0.0323527148485918" calcext:value-type="float">
            <text:p>0,0323527148</text:p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 office:value-type="float" office:value="0.558590620358934" calcext:value-type="float">
            <text:p>0,5585906204</text:p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0977987123203083" calcext:value-type="float">
            <text:p>0,0097798712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0735477934894405" calcext:value-type="float">
            <text:p>7,35477934894405E-005</text:p>
          </table:table-cell>
          <table:table-cell table:formula="of:=AVERAGE([.D422:.D530])-2*STDEV([.D422:.D530])" office:value-type="float" office:value="0.00768302828788203" calcext:value-type="float">
            <text:p>0,0076830283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213679312785965" calcext:value-type="float">
            <text:p>0,0213679313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string" office:string-value="" calcext:value-type="error">
            <text:p>#DIV/0 !</text:p>
          </table:table-cell>
          <table:table-cell table:formula="of:=AVERAGE([.M422:.M530])-2*STDEV([.M422:.M530])" office:value-type="float" office:value="-0.0000251253617683204" calcext:value-type="float">
            <text:p>-2,51253617683204E-005</text:p>
          </table:table-cell>
          <table:table-cell table:formula="of:=AVERAGE([.N422:.N530])-2*STDEV([.N422:.N530])" office:value-type="float" office:value="0.364488076299967" calcext:value-type="float">
            <text:p>0,3644880763</text:p>
          </table:table-cell>
          <table:table-cell table:formula="of:=AVERAGE([.O422:.O530])-2*STDEV([.O422:.O530])" office:value-type="float" office:value="0.0000128489711622844" calcext:value-type="float">
            <text:p>0,000012849</text:p>
          </table:table-cell>
          <table:table-cell table:formula="of:=AVERAGE([.P422:.P530])-2*STDEV([.P422:.P530])" office:value-type="float" office:value="0.0000250157379924849" calcext:value-type="float">
            <text:p>2,50157379924849E-005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634871199322194" calcext:value-type="float">
            <text:p>0,006348712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330765984190772" calcext:value-type="float">
            <text:p>0,000330766</text:p>
          </table:table-cell>
          <table:table-cell table:style-name="ce5" table:formula="of:=AVERAGE([.D422:.D530])+2*STDEV([.D422:.D530])" office:value-type="float" office:value="0.0160591809245642" calcext:value-type="float">
            <text:p>0,0160591809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406949002053783" calcext:value-type="float">
            <text:p>0,0406949002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string" office:string-value="" calcext:value-type="error">
            <text:p>#DIV/0 !</text:p>
          </table:table-cell>
          <table:table-cell table:style-name="ce5" table:formula="of:=AVERAGE([.M422:.M530])+2*STDEV([.M422:.M530])" office:value-type="float" office:value="0.000270445729138509" calcext:value-type="float">
            <text:p>0,0002704457</text:p>
          </table:table-cell>
          <table:table-cell table:style-name="ce5" table:formula="of:=AVERAGE([.N422:.N530])+2*STDEV([.N422:.N530])" office:value-type="float" office:value="0.573146427227671" calcext:value-type="float">
            <text:p>0,5731464272</text:p>
          </table:table-cell>
          <table:table-cell table:style-name="ce5" table:formula="of:=AVERAGE([.O422:.O530])+2*STDEV([.O422:.O530])" office:value-type="float" office:value="0.0000350729183747628" calcext:value-type="float">
            <text:p>3,50729183747628E-005</text:p>
          </table:table-cell>
          <table:table-cell table:style-name="ce5" table:formula="of:=AVERAGE([.P422:.P530])+2*STDEV([.P422:.P530])" office:value-type="float" office:value="0.000075602247073197" calcext:value-type="float">
            <text:p>7,5602247073197E-005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115013344116172" calcext:value-type="float">
            <text:p>0,0115013344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string" office:string-value="" calcext:value-type="error">
            <text:p>#DIV/0 !</text:p>
          </table:table-cell>
          <table:table-cell table:style-name="ce5" table:formula="of:=AVERAGE([.V422:.V530])+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274380943403834" calcext:value-type="float">
            <text:p>0,0002743809</text:p>
          </table:table-cell>
          <table:table-cell table:formula="of:=IF(OR([.D422]&lt;[.D$549];[.D422]&gt;[.D$550]);&quot;&quot;;[.D422])" office:value-type="float" office:value="0.0129758399573825" calcext:value-type="float">
            <text:p>0,01297584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337402260906648" calcext:value-type="float">
            <text:p>0,0337402261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string" office:string-value="" calcext:value-type="error">
            <text:p>#DIV/0 !</text:p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532384185781003" calcext:value-type="float">
            <text:p>0,5323841858</text:p>
          </table:table-cell>
          <table:table-cell table:formula="of:=IF(OR([.O422]&lt;[.O$549];[.O422]&gt;[.O$550]);&quot;&quot;;[.O422])" office:value-type="float" office:value="0.0000292600124745464" calcext:value-type="float">
            <text:p>0,00002926</text:p>
          </table:table-cell>
          <table:table-cell table:formula="of:=IF(OR([.P422]&lt;[.P$549];[.P422]&gt;[.P$550]);&quot;&quot;;[.P422])">
            <text:p/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0926150164736983" calcext:value-type="float">
            <text:p>0,0092615016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114180705928645" calcext:value-type="float">
            <text:p>0,0114180706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88001879104394" calcext:value-type="float">
            <text:p>0,0288001879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string" office:string-value="" calcext:value-type="error">
            <text:p>#DIV/0 !</text:p>
          </table:table-cell>
          <table:table-cell table:formula="of:=IF(OR([.M423]&lt;[.M$549];[.M423]&gt;[.M$550]);&quot;&quot;;[.M423])" office:value-type="float" office:value="0.0000855622165897021" calcext:value-type="float">
            <text:p>8,55622165897021E-005</text:p>
          </table:table-cell>
          <table:table-cell table:formula="of:=IF(OR([.N423]&lt;[.N$549];[.N423]&gt;[.N$550]);&quot;&quot;;[.N423])" office:value-type="float" office:value="0.497672109984632" calcext:value-type="float">
            <text:p>0,49767211</text:p>
          </table:table-cell>
          <table:table-cell table:formula="of:=IF(OR([.O423]&lt;[.O$549];[.O423]&gt;[.O$550]);&quot;&quot;;[.O423])" office:value-type="float" office:value="0.0000321432127374801" calcext:value-type="float">
            <text:p>3,21432127374801E-005</text:p>
          </table:table-cell>
          <table:table-cell table:formula="of:=IF(OR([.P423]&lt;[.P$549];[.P423]&gt;[.P$550]);&quot;&quot;;[.P423])" office:value-type="float" office:value="0.0000420415243064453" calcext:value-type="float">
            <text:p>4,20415243064453E-005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0905087902059494" calcext:value-type="float">
            <text:p>0,009050879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301109305469591" calcext:value-type="float">
            <text:p>0,0003011093</text:p>
          </table:table-cell>
          <table:table-cell table:formula="of:=IF(OR([.D424]&lt;[.D$549];[.D424]&gt;[.D$550]);&quot;&quot;;[.D424])" office:value-type="float" office:value="0.0107982131622647" calcext:value-type="float">
            <text:p>0,0107982132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280914327599695" calcext:value-type="float">
            <text:p>0,0280914328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string" office:string-value="" calcext:value-type="error">
            <text:p>#DIV/0 !</text:p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 office:value-type="float" office:value="0.489011014736189" calcext:value-type="float">
            <text:p>0,4890110147</text:p>
          </table:table-cell>
          <table:table-cell table:formula="of:=IF(OR([.O424]&lt;[.O$549];[.O424]&gt;[.O$550]);&quot;&quot;;[.O424])" office:value-type="float" office:value="0.0000243686385865686" calcext:value-type="float">
            <text:p>2,43686385865686E-005</text:p>
          </table:table-cell>
          <table:table-cell table:formula="of:=IF(OR([.P424]&lt;[.P$549];[.P424]&gt;[.P$550]);&quot;&quot;;[.P424])">
            <text:p/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102520397067535" calcext:value-type="float">
            <text:p>0,0102520397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6890325632877" calcext:value-type="float">
            <text:p>0,0002689033</text:p>
          </table:table-cell>
          <table:table-cell table:formula="of:=IF(OR([.D425]&lt;[.D$549];[.D425]&gt;[.D$550]);&quot;&quot;;[.D425])" office:value-type="float" office:value="0.00902453797142751" calcext:value-type="float">
            <text:p>0,009024538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247271999489473" calcext:value-type="float">
            <text:p>0,0247271999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string" office:string-value="" calcext:value-type="error">
            <text:p>#DIV/0 !</text:p>
          </table:table-cell>
          <table:table-cell table:formula="of:=IF(OR([.M425]&lt;[.M$549];[.M425]&gt;[.M$550]);&quot;&quot;;[.M425])" office:value-type="float" office:value="0.00012606114172776" calcext:value-type="float">
            <text:p>0,0001260611</text:p>
          </table:table-cell>
          <table:table-cell table:formula="of:=IF(OR([.N425]&lt;[.N$549];[.N425]&gt;[.N$550]);&quot;&quot;;[.N425])" office:value-type="float" office:value="0.470616843472079" calcext:value-type="float">
            <text:p>0,4706168435</text:p>
          </table:table-cell>
          <table:table-cell table:formula="of:=IF(OR([.O425]&lt;[.O$549];[.O425]&gt;[.O$550]);&quot;&quot;;[.O425])" office:value-type="float" office:value="0.0000275888715931803" calcext:value-type="float">
            <text:p>2,75888715931803E-005</text:p>
          </table:table-cell>
          <table:table-cell table:formula="of:=IF(OR([.P425]&lt;[.P$549];[.P425]&gt;[.P$550]);&quot;&quot;;[.P425])">
            <text:p/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0776846860778917" calcext:value-type="float">
            <text:p>0,0077684686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04631689073345" calcext:value-type="float">
            <text:p>0,0003046317</text:p>
          </table:table-cell>
          <table:table-cell table:formula="of:=IF(OR([.D426]&lt;[.D$549];[.D426]&gt;[.D$550]);&quot;&quot;;[.D426])" office:value-type="float" office:value="0.0107837715597951" calcext:value-type="float">
            <text:p>0,0107837716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238247877144181" calcext:value-type="float">
            <text:p>0,0238247877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string" office:string-value="" calcext:value-type="error">
            <text:p>#DIV/0 !</text:p>
          </table:table-cell>
          <table:table-cell table:formula="of:=IF(OR([.M426]&lt;[.M$549];[.M426]&gt;[.M$550]);&quot;&quot;;[.M426])" office:value-type="float" office:value="0.0000685863004985974" calcext:value-type="float">
            <text:p>6,85863004985974E-005</text:p>
          </table:table-cell>
          <table:table-cell table:formula="of:=IF(OR([.N426]&lt;[.N$549];[.N426]&gt;[.N$550]);&quot;&quot;;[.N426])" office:value-type="float" office:value="0.436730090235501" calcext:value-type="float">
            <text:p>0,4367300902</text:p>
          </table:table-cell>
          <table:table-cell table:formula="of:=IF(OR([.O426]&lt;[.O$549];[.O426]&gt;[.O$550]);&quot;&quot;;[.O426])" office:value-type="float" office:value="0.000012996725523202" calcext:value-type="float">
            <text:p>1,2996725523202E-005</text:p>
          </table:table-cell>
          <table:table-cell table:formula="of:=IF(OR([.P426]&lt;[.P$549];[.P426]&gt;[.P$550]);&quot;&quot;;[.P426])">
            <text:p/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0797718455133674" calcext:value-type="float">
            <text:p>0,0079771846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235781211641066" calcext:value-type="float">
            <text:p>0,0002357812</text:p>
          </table:table-cell>
          <table:table-cell table:formula="of:=IF(OR([.D427]&lt;[.D$549];[.D427]&gt;[.D$550]);&quot;&quot;;[.D427])" office:value-type="float" office:value="0.0109005370270175" calcext:value-type="float">
            <text:p>0,010900537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316008743845404" calcext:value-type="float">
            <text:p>0,0316008744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string" office:string-value="" calcext:value-type="error">
            <text:p>#DIV/0 !</text:p>
          </table:table-cell>
          <table:table-cell table:formula="of:=IF(OR([.M427]&lt;[.M$549];[.M427]&gt;[.M$550]);&quot;&quot;;[.M427])" office:value-type="float" office:value="0.000086572606147361" calcext:value-type="float">
            <text:p>8,6572606147361E-005</text:p>
          </table:table-cell>
          <table:table-cell table:formula="of:=IF(OR([.N427]&lt;[.N$549];[.N427]&gt;[.N$550]);&quot;&quot;;[.N427])" office:value-type="float" office:value="0.459830823957733" calcext:value-type="float">
            <text:p>0,459830824</text:p>
          </table:table-cell>
          <table:table-cell table:formula="of:=IF(OR([.O427]&lt;[.O$549];[.O427]&gt;[.O$550]);&quot;&quot;;[.O427])" office:value-type="float" office:value="0.0000246188564413566" calcext:value-type="float">
            <text:p>2,46188564413566E-005</text:p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0864741977282567" calcext:value-type="float">
            <text:p>0,0086474198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13591764000402" calcext:value-type="float">
            <text:p>0,0002135918</text:p>
          </table:table-cell>
          <table:table-cell table:formula="of:=IF(OR([.D428]&lt;[.D$549];[.D428]&gt;[.D$550]);&quot;&quot;;[.D428])" office:value-type="float" office:value="0.0132902567936691" calcext:value-type="float">
            <text:p>0,0132902568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284778567173658" calcext:value-type="float">
            <text:p>0,0284778567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string" office:string-value="" calcext:value-type="error">
            <text:p>#DIV/0 !</text:p>
          </table:table-cell>
          <table:table-cell table:formula="of:=IF(OR([.M428]&lt;[.M$549];[.M428]&gt;[.M$550]);&quot;&quot;;[.M428])">
            <text:p/>
          </table:table-cell>
          <table:table-cell table:formula="of:=IF(OR([.N428]&lt;[.N$549];[.N428]&gt;[.N$550]);&quot;&quot;;[.N428])" office:value-type="float" office:value="0.452377001296232" calcext:value-type="float">
            <text:p>0,4523770013</text:p>
          </table:table-cell>
          <table:table-cell table:formula="of:=IF(OR([.O428]&lt;[.O$549];[.O428]&gt;[.O$550]);&quot;&quot;;[.O428])">
            <text:p/>
          </table:table-cell>
          <table:table-cell table:formula="of:=IF(OR([.P428]&lt;[.P$549];[.P428]&gt;[.P$550]);&quot;&quot;;[.P428])">
            <text:p/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0806224535612175" calcext:value-type="float">
            <text:p>0,0080622454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35608787804109" calcext:value-type="float">
            <text:p>0,0002356088</text:p>
          </table:table-cell>
          <table:table-cell table:formula="of:=IF(OR([.D429]&lt;[.D$549];[.D429]&gt;[.D$550]);&quot;&quot;;[.D429])" office:value-type="float" office:value="0.011207277565258" calcext:value-type="float">
            <text:p>0,0112072776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306818511257272" calcext:value-type="float">
            <text:p>0,0306818511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string" office:string-value="" calcext:value-type="error">
            <text:p>#DIV/0 !</text:p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486065101800654" calcext:value-type="float">
            <text:p>0,4860651018</text:p>
          </table:table-cell>
          <table:table-cell table:formula="of:=IF(OR([.O429]&lt;[.O$549];[.O429]&gt;[.O$550]);&quot;&quot;;[.O429])" office:value-type="float" office:value="0.0000274424806810181" calcext:value-type="float">
            <text:p>2,74424806810181E-005</text:p>
          </table:table-cell>
          <table:table-cell table:formula="of:=IF(OR([.P429]&lt;[.P$549];[.P429]&gt;[.P$550]);&quot;&quot;;[.P429])">
            <text:p/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105922101929834" calcext:value-type="float">
            <text:p>0,0105922102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184932238672822" calcext:value-type="float">
            <text:p>0,0001849322</text:p>
          </table:table-cell>
          <table:table-cell table:formula="of:=IF(OR([.D430]&lt;[.D$549];[.D430]&gt;[.D$550]);&quot;&quot;;[.D430])" office:value-type="float" office:value="0.0093433857450929" calcext:value-type="float">
            <text:p>0,0093433857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27956334064979" calcext:value-type="float">
            <text:p>0,0279563341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string" office:string-value="" calcext:value-type="error">
            <text:p>#DIV/0 !</text:p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455296792825311" calcext:value-type="float">
            <text:p>0,4552967928</text:p>
          </table:table-cell>
          <table:table-cell table:formula="of:=IF(OR([.O430]&lt;[.O$549];[.O430]&gt;[.O$550]);&quot;&quot;;[.O430])" office:value-type="float" office:value="0.0000157242362819951" calcext:value-type="float">
            <text:p>1,57242362819951E-005</text:p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0878295577425061" calcext:value-type="float">
            <text:p>0,0087829558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71918091683696" calcext:value-type="float">
            <text:p>0,0002719181</text:p>
          </table:table-cell>
          <table:table-cell table:formula="of:=IF(OR([.D431]&lt;[.D$549];[.D431]&gt;[.D$550]);&quot;&quot;;[.D431])" office:value-type="float" office:value="0.0120792519103613" calcext:value-type="float">
            <text:p>0,0120792519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304773779097835" calcext:value-type="float">
            <text:p>0,0304773779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string" office:string-value="" calcext:value-type="error">
            <text:p>#DIV/0 !</text:p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475815415258492" calcext:value-type="float">
            <text:p>0,4758154153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>
            <text:p/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0768168524694936" calcext:value-type="float">
            <text:p>0,0076816852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233159742731874" calcext:value-type="float">
            <text:p>0,0002331597</text:p>
          </table:table-cell>
          <table:table-cell table:formula="of:=IF(OR([.D432]&lt;[.D$549];[.D432]&gt;[.D$550]);&quot;&quot;;[.D432])" office:value-type="float" office:value="0.0105995768304636" calcext:value-type="float">
            <text:p>0,0105995768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290091493131482" calcext:value-type="float">
            <text:p>0,0290091493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string" office:string-value="" calcext:value-type="error">
            <text:p>#DIV/0 !</text:p>
          </table:table-cell>
          <table:table-cell table:formula="of:=IF(OR([.M432]&lt;[.M$549];[.M432]&gt;[.M$550]);&quot;&quot;;[.M432])">
            <text:p/>
          </table:table-cell>
          <table:table-cell table:formula="of:=IF(OR([.N432]&lt;[.N$549];[.N432]&gt;[.N$550]);&quot;&quot;;[.N432])" office:value-type="float" office:value="0.461847704248318" calcext:value-type="float">
            <text:p>0,4618477042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>
            <text:p/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0911654818851051" calcext:value-type="float">
            <text:p>0,0091165482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239432287857983" calcext:value-type="float">
            <text:p>0,0002394323</text:p>
          </table:table-cell>
          <table:table-cell table:formula="of:=IF(OR([.D433]&lt;[.D$549];[.D433]&gt;[.D$550]);&quot;&quot;;[.D433])" office:value-type="float" office:value="0.0130281388296643" calcext:value-type="float">
            <text:p>0,0130281388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304770892957654" calcext:value-type="float">
            <text:p>0,0304770893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string" office:string-value="" calcext:value-type="error">
            <text:p>#DIV/0 !</text:p>
          </table:table-cell>
          <table:table-cell table:formula="of:=IF(OR([.M433]&lt;[.M$549];[.M433]&gt;[.M$550]);&quot;&quot;;[.M433])" office:value-type="float" office:value="0.0000850661299622486" calcext:value-type="float">
            <text:p>8,50661299622486E-005</text:p>
          </table:table-cell>
          <table:table-cell table:formula="of:=IF(OR([.N433]&lt;[.N$549];[.N433]&gt;[.N$550]);&quot;&quot;;[.N433])" office:value-type="float" office:value="0.479153768182527" calcext:value-type="float">
            <text:p>0,4791537682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>
            <text:p/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0862823962075264" calcext:value-type="float">
            <text:p>0,0086282396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301213892487384" calcext:value-type="float">
            <text:p>0,0003012139</text:p>
          </table:table-cell>
          <table:table-cell table:formula="of:=IF(OR([.D434]&lt;[.D$549];[.D434]&gt;[.D$550]);&quot;&quot;;[.D434])" office:value-type="float" office:value="0.0110179599346638" calcext:value-type="float">
            <text:p>0,0110179599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292266726745896" calcext:value-type="float">
            <text:p>0,0292266727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 office:value-type="string" office:string-value="" calcext:value-type="error">
            <text:p>#DIV/0 !</text:p>
          </table:table-cell>
          <table:table-cell table:formula="of:=IF(OR([.M434]&lt;[.M$549];[.M434]&gt;[.M$550]);&quot;&quot;;[.M434])" office:value-type="float" office:value="0.0000841376231572052" calcext:value-type="float">
            <text:p>8,41376231572052E-005</text:p>
          </table:table-cell>
          <table:table-cell table:formula="of:=IF(OR([.N434]&lt;[.N$549];[.N434]&gt;[.N$550]);&quot;&quot;;[.N434])" office:value-type="float" office:value="0.472214866688779" calcext:value-type="float">
            <text:p>0,4722148667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float" office:value="0.0000440180488018575" calcext:value-type="float">
            <text:p>0,000044018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0947639366080686" calcext:value-type="float">
            <text:p>0,0094763937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163483116702035" calcext:value-type="float">
            <text:p>0,0001634831</text:p>
          </table:table-cell>
          <table:table-cell table:formula="of:=IF(OR([.D435]&lt;[.D$549];[.D435]&gt;[.D$550]);&quot;&quot;;[.D435])" office:value-type="float" office:value="0.0114534413450423" calcext:value-type="float">
            <text:p>0,0114534413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303945190042381" calcext:value-type="float">
            <text:p>0,030394519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string" office:string-value="" calcext:value-type="error">
            <text:p>#DIV/0 !</text:p>
          </table:table-cell>
          <table:table-cell table:formula="of:=IF(OR([.M435]&lt;[.M$549];[.M435]&gt;[.M$550]);&quot;&quot;;[.M435])" office:value-type="float" office:value="0.0000979600826946147" calcext:value-type="float">
            <text:p>9,79600826946147E-005</text:p>
          </table:table-cell>
          <table:table-cell table:formula="of:=IF(OR([.N435]&lt;[.N$549];[.N435]&gt;[.N$550]);&quot;&quot;;[.N435])" office:value-type="float" office:value="0.499387640240057" calcext:value-type="float">
            <text:p>0,4993876402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>
            <text:p/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0926762710571011" calcext:value-type="float">
            <text:p>0,0092676271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140244385630721" calcext:value-type="float">
            <text:p>0,0001402444</text:p>
          </table:table-cell>
          <table:table-cell table:formula="of:=IF(OR([.D436]&lt;[.D$549];[.D436]&gt;[.D$550]);&quot;&quot;;[.D436])" office:value-type="float" office:value="0.00872776762172526" calcext:value-type="float">
            <text:p>0,0087277676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253113389673569" calcext:value-type="float">
            <text:p>0,025311339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string" office:string-value="" calcext:value-type="error">
            <text:p>#DIV/0 !</text:p>
          </table:table-cell>
          <table:table-cell table:formula="of:=IF(OR([.M436]&lt;[.M$549];[.M436]&gt;[.M$550]);&quot;&quot;;[.M436])">
            <text:p/>
          </table:table-cell>
          <table:table-cell table:formula="of:=IF(OR([.N436]&lt;[.N$549];[.N436]&gt;[.N$550]);&quot;&quot;;[.N436])" office:value-type="float" office:value="0.440275236621476" calcext:value-type="float">
            <text:p>0,4402752366</text:p>
          </table:table-cell>
          <table:table-cell table:formula="of:=IF(OR([.O436]&lt;[.O$549];[.O436]&gt;[.O$550]);&quot;&quot;;[.O436])" office:value-type="float" office:value="0.000020467537210195" calcext:value-type="float">
            <text:p>2,0467537210195E-005</text:p>
          </table:table-cell>
          <table:table-cell table:formula="of:=IF(OR([.P436]&lt;[.P$549];[.P436]&gt;[.P$550]);&quot;&quot;;[.P436])">
            <text:p/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0739312121819591" calcext:value-type="float">
            <text:p>0,0073931212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174465647027216" calcext:value-type="float">
            <text:p>0,0001744656</text:p>
          </table:table-cell>
          <table:table-cell table:formula="of:=IF(OR([.D437]&lt;[.D$549];[.D437]&gt;[.D$550]);&quot;&quot;;[.D437])" office:value-type="float" office:value="0.00905105220572165" calcext:value-type="float">
            <text:p>0,0090510522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87991836813415" calcext:value-type="float">
            <text:p>0,0287991837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string" office:string-value="" calcext:value-type="error">
            <text:p>#DIV/0 !</text:p>
          </table:table-cell>
          <table:table-cell table:formula="of:=IF(OR([.M437]&lt;[.M$549];[.M437]&gt;[.M$550]);&quot;&quot;;[.M437])" office:value-type="float" office:value="0.000114196786961578" calcext:value-type="float">
            <text:p>0,0001141968</text:p>
          </table:table-cell>
          <table:table-cell table:formula="of:=IF(OR([.N437]&lt;[.N$549];[.N437]&gt;[.N$550]);&quot;&quot;;[.N437])" office:value-type="float" office:value="0.545514643888739" calcext:value-type="float">
            <text:p>0,5455146439</text:p>
          </table:table-cell>
          <table:table-cell table:formula="of:=IF(OR([.O437]&lt;[.O$549];[.O437]&gt;[.O$550]);&quot;&quot;;[.O437])" office:value-type="float" office:value="0.0000152464348635664" calcext:value-type="float">
            <text:p>1,52464348635664E-005</text:p>
          </table:table-cell>
          <table:table-cell table:formula="of:=IF(OR([.P437]&lt;[.P$549];[.P437]&gt;[.P$550]);&quot;&quot;;[.P437])">
            <text:p/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101999909025306" calcext:value-type="float">
            <text:p>0,0101999909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236585659719719" calcext:value-type="float">
            <text:p>0,0002365857</text:p>
          </table:table-cell>
          <table:table-cell table:formula="of:=IF(OR([.D438]&lt;[.D$549];[.D438]&gt;[.D$550]);&quot;&quot;;[.D438])" office:value-type="float" office:value="0.0094253950559698" calcext:value-type="float">
            <text:p>0,0094253951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7316997943334" calcext:value-type="float">
            <text:p>0,0273169979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string" office:string-value="" calcext:value-type="error">
            <text:p>#DIV/0 !</text:p>
          </table:table-cell>
          <table:table-cell table:formula="of:=IF(OR([.M438]&lt;[.M$549];[.M438]&gt;[.M$550]);&quot;&quot;;[.M438])" office:value-type="float" office:value="0.000108723363864179" calcext:value-type="float">
            <text:p>0,0001087234</text:p>
          </table:table-cell>
          <table:table-cell table:formula="of:=IF(OR([.N438]&lt;[.N$549];[.N438]&gt;[.N$550]);&quot;&quot;;[.N438])" office:value-type="float" office:value="0.431594082082451" calcext:value-type="float">
            <text:p>0,4315940821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>
            <text:p/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0886004604646664" calcext:value-type="float">
            <text:p>0,008860046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143055175838471" calcext:value-type="float">
            <text:p>0,0001430552</text:p>
          </table:table-cell>
          <table:table-cell table:formula="of:=IF(OR([.D439]&lt;[.D$549];[.D439]&gt;[.D$550]);&quot;&quot;;[.D439])" office:value-type="float" office:value="0.0102172614433279" calcext:value-type="float">
            <text:p>0,0102172614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73888175467202" calcext:value-type="float">
            <text:p>0,0273888175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string" office:string-value="" calcext:value-type="error">
            <text:p>#DIV/0 !</text:p>
          </table:table-cell>
          <table:table-cell table:formula="of:=IF(OR([.M439]&lt;[.M$549];[.M439]&gt;[.M$550]);&quot;&quot;;[.M439])" office:value-type="float" office:value="0.0000994303218214866" calcext:value-type="float">
            <text:p>9,94303218214866E-005</text:p>
          </table:table-cell>
          <table:table-cell table:formula="of:=IF(OR([.N439]&lt;[.N$549];[.N439]&gt;[.N$550]);&quot;&quot;;[.N439])" office:value-type="float" office:value="0.437315116931596" calcext:value-type="float">
            <text:p>0,4373151169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>
            <text:p/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105091968098419" calcext:value-type="float">
            <text:p>0,0105091968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16739743111295" calcext:value-type="float">
            <text:p>0,0001673974</text:p>
          </table:table-cell>
          <table:table-cell table:formula="of:=IF(OR([.D440]&lt;[.D$549];[.D440]&gt;[.D$550]);&quot;&quot;;[.D440])" office:value-type="float" office:value="0.0094922214703384" calcext:value-type="float">
            <text:p>0,0094922215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25184652115948" calcext:value-type="float">
            <text:p>0,0251846521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string" office:string-value="" calcext:value-type="error">
            <text:p>#DIV/0 !</text:p>
          </table:table-cell>
          <table:table-cell table:formula="of:=IF(OR([.M440]&lt;[.M$549];[.M440]&gt;[.M$550]);&quot;&quot;;[.M440])" office:value-type="float" office:value="0.0000864083292656271" calcext:value-type="float">
            <text:p>8,64083292656271E-005</text:p>
          </table:table-cell>
          <table:table-cell table:formula="of:=IF(OR([.N440]&lt;[.N$549];[.N440]&gt;[.N$550]);&quot;&quot;;[.N440])" office:value-type="float" office:value="0.432882982104321" calcext:value-type="float">
            <text:p>0,4328829821</text:p>
          </table:table-cell>
          <table:table-cell table:formula="of:=IF(OR([.O440]&lt;[.O$549];[.O440]&gt;[.O$550]);&quot;&quot;;[.O440])" office:value-type="float" office:value="0.0000273839346177205" calcext:value-type="float">
            <text:p>2,73839346177205E-005</text:p>
          </table:table-cell>
          <table:table-cell table:formula="of:=IF(OR([.P440]&lt;[.P$549];[.P440]&gt;[.P$550]);&quot;&quot;;[.P440])">
            <text:p/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0979481178938276" calcext:value-type="float">
            <text:p>0,0097948118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115952020558733" calcext:value-type="float">
            <text:p>0,000115952</text:p>
          </table:table-cell>
          <table:table-cell table:formula="of:=IF(OR([.D441]&lt;[.D$549];[.D441]&gt;[.D$550]);&quot;&quot;;[.D441])" office:value-type="float" office:value="0.00986084427789002" calcext:value-type="float">
            <text:p>0,0098608443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24880073683122" calcext:value-type="float">
            <text:p>0,0248800737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string" office:string-value="" calcext:value-type="error">
            <text:p>#DIV/0 !</text:p>
          </table:table-cell>
          <table:table-cell table:formula="of:=IF(OR([.M441]&lt;[.M$549];[.M441]&gt;[.M$550]);&quot;&quot;;[.M441])">
            <text:p/>
          </table:table-cell>
          <table:table-cell table:formula="of:=IF(OR([.N441]&lt;[.N$549];[.N441]&gt;[.N$550]);&quot;&quot;;[.N441])">
            <text:p/>
          </table:table-cell>
          <table:table-cell table:formula="of:=IF(OR([.O441]&lt;[.O$549];[.O441]&gt;[.O$550]);&quot;&quot;;[.O441])" office:value-type="float" office:value="0.0000305125304236399" calcext:value-type="float">
            <text:p>3,05125304236399E-005</text:p>
          </table:table-cell>
          <table:table-cell table:formula="of:=IF(OR([.P441]&lt;[.P$549];[.P441]&gt;[.P$550]);&quot;&quot;;[.P441])">
            <text:p/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0704369224490823" calcext:value-type="float">
            <text:p>0,0070436922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197692501846862" calcext:value-type="float">
            <text:p>0,0001976925</text:p>
          </table:table-cell>
          <table:table-cell table:formula="of:=IF(OR([.D442]&lt;[.D$549];[.D442]&gt;[.D$550]);&quot;&quot;;[.D442])" office:value-type="float" office:value="0.0150989043586102" calcext:value-type="float">
            <text:p>0,0150989044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356899012761985" calcext:value-type="float">
            <text:p>0,0356899013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string" office:string-value="" calcext:value-type="error">
            <text:p>#DIV/0 !</text:p>
          </table:table-cell>
          <table:table-cell table:formula="of:=IF(OR([.M442]&lt;[.M$549];[.M442]&gt;[.M$550]);&quot;&quot;;[.M442])">
            <text:p/>
          </table:table-cell>
          <table:table-cell table:formula="of:=IF(OR([.N442]&lt;[.N$549];[.N442]&gt;[.N$550]);&quot;&quot;;[.N442])" office:value-type="float" office:value="0.554258622221381" calcext:value-type="float">
            <text:p>0,5542586222</text:p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>
            <text:p/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>
            <text:p/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126623888878305" calcext:value-type="float">
            <text:p>0,0001266239</text:p>
          </table:table-cell>
          <table:table-cell table:formula="of:=IF(OR([.D443]&lt;[.D$549];[.D443]&gt;[.D$550]);&quot;&quot;;[.D443])" office:value-type="float" office:value="0.0125746105168019" calcext:value-type="float">
            <text:p>0,0125746105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275796243521243" calcext:value-type="float">
            <text:p>0,0275796244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string" office:string-value="" calcext:value-type="error">
            <text:p>#DIV/0 !</text:p>
          </table:table-cell>
          <table:table-cell table:formula="of:=IF(OR([.M443]&lt;[.M$549];[.M443]&gt;[.M$550]);&quot;&quot;;[.M443])">
            <text:p/>
          </table:table-cell>
          <table:table-cell table:formula="of:=IF(OR([.N443]&lt;[.N$549];[.N443]&gt;[.N$550]);&quot;&quot;;[.N443])" office:value-type="float" office:value="0.426572377065532" calcext:value-type="float">
            <text:p>0,4265723771</text:p>
          </table:table-cell>
          <table:table-cell table:formula="of:=IF(OR([.O443]&lt;[.O$549];[.O443]&gt;[.O$550]);&quot;&quot;;[.O443])" office:value-type="float" office:value="0.0000263104006016127" calcext:value-type="float">
            <text:p>2,63104006016127E-005</text:p>
          </table:table-cell>
          <table:table-cell table:formula="of:=IF(OR([.P443]&lt;[.P$549];[.P443]&gt;[.P$550]);&quot;&quot;;[.P443])">
            <text:p/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0832787814860882" calcext:value-type="float">
            <text:p>0,0083278781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133028599308115" calcext:value-type="float">
            <text:p>0,0001330286</text:p>
          </table:table-cell>
          <table:table-cell table:formula="of:=IF(OR([.D444]&lt;[.D$549];[.D444]&gt;[.D$550]);&quot;&quot;;[.D444])" office:value-type="float" office:value="0.0112438621922977" calcext:value-type="float">
            <text:p>0,0112438622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315717097798355" calcext:value-type="float">
            <text:p>0,0315717098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string" office:string-value="" calcext:value-type="error">
            <text:p>#DIV/0 !</text:p>
          </table:table-cell>
          <table:table-cell table:formula="of:=IF(OR([.M444]&lt;[.M$549];[.M444]&gt;[.M$550]);&quot;&quot;;[.M444])" office:value-type="float" office:value="0.000111994274132509" calcext:value-type="float">
            <text:p>0,0001119943</text:p>
          </table:table-cell>
          <table:table-cell table:formula="of:=IF(OR([.N444]&lt;[.N$549];[.N444]&gt;[.N$550]);&quot;&quot;;[.N444])" office:value-type="float" office:value="0.515021304678668" calcext:value-type="float">
            <text:p>0,5150213047</text:p>
          </table:table-cell>
          <table:table-cell table:formula="of:=IF(OR([.O444]&lt;[.O$549];[.O444]&gt;[.O$550]);&quot;&quot;;[.O444])">
            <text:p/>
          </table:table-cell>
          <table:table-cell table:formula="of:=IF(OR([.P444]&lt;[.P$549];[.P444]&gt;[.P$550]);&quot;&quot;;[.P444])">
            <text:p/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0744143748570798" calcext:value-type="float">
            <text:p>0,0074414375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199046593249273" calcext:value-type="float">
            <text:p>0,0001990466</text:p>
          </table:table-cell>
          <table:table-cell table:formula="of:=IF(OR([.D445]&lt;[.D$549];[.D445]&gt;[.D$550]);&quot;&quot;;[.D445])" office:value-type="float" office:value="0.0140047014230887" calcext:value-type="float">
            <text:p>0,0140047014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347438401608637" calcext:value-type="float">
            <text:p>0,0347438402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string" office:string-value="" calcext:value-type="error">
            <text:p>#DIV/0 !</text:p>
          </table:table-cell>
          <table:table-cell table:formula="of:=IF(OR([.M445]&lt;[.M$549];[.M445]&gt;[.M$550]);&quot;&quot;;[.M445])" office:value-type="float" office:value="0.000149506616921465" calcext:value-type="float">
            <text:p>0,0001495066</text:p>
          </table:table-cell>
          <table:table-cell table:formula="of:=IF(OR([.N445]&lt;[.N$549];[.N445]&gt;[.N$550]);&quot;&quot;;[.N445])" office:value-type="float" office:value="0.490464823072177" calcext:value-type="float">
            <text:p>0,4904648231</text:p>
          </table:table-cell>
          <table:table-cell table:formula="of:=IF(OR([.O445]&lt;[.O$549];[.O445]&gt;[.O$550]);&quot;&quot;;[.O445])" office:value-type="float" office:value="0.0000215647597562942" calcext:value-type="float">
            <text:p>2,15647597562942E-005</text:p>
          </table:table-cell>
          <table:table-cell table:formula="of:=IF(OR([.P445]&lt;[.P$549];[.P445]&gt;[.P$550]);&quot;&quot;;[.P445])">
            <text:p/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108543543320652" calcext:value-type="float">
            <text:p>0,0108543543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147967556681966" calcext:value-type="float">
            <text:p>0,0001479676</text:p>
          </table:table-cell>
          <table:table-cell table:formula="of:=IF(OR([.D446]&lt;[.D$549];[.D446]&gt;[.D$550]);&quot;&quot;;[.D446])" office:value-type="float" office:value="0.012060077421948" calcext:value-type="float">
            <text:p>0,0120600774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34052328665591" calcext:value-type="float">
            <text:p>0,0340523287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string" office:string-value="" calcext:value-type="error">
            <text:p>#DIV/0 !</text:p>
          </table:table-cell>
          <table:table-cell table:formula="of:=IF(OR([.M446]&lt;[.M$549];[.M446]&gt;[.M$550]);&quot;&quot;;[.M446])" office:value-type="float" office:value="0.000162475326060107" calcext:value-type="float">
            <text:p>0,0001624753</text:p>
          </table:table-cell>
          <table:table-cell table:formula="of:=IF(OR([.N446]&lt;[.N$549];[.N446]&gt;[.N$550]);&quot;&quot;;[.N446])" office:value-type="float" office:value="0.417365033456082" calcext:value-type="float">
            <text:p>0,4173650335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>
            <text:p/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0729613660366587" calcext:value-type="float">
            <text:p>0,0072961366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53006474425086" calcext:value-type="float">
            <text:p>0,0001530065</text:p>
          </table:table-cell>
          <table:table-cell table:formula="of:=IF(OR([.D447]&lt;[.D$549];[.D447]&gt;[.D$550]);&quot;&quot;;[.D447])" office:value-type="float" office:value="0.0148182135621231" calcext:value-type="float">
            <text:p>0,0148182136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380346982054017" calcext:value-type="float">
            <text:p>0,0380346982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string" office:string-value="" calcext:value-type="error">
            <text:p>#DIV/0 !</text:p>
          </table:table-cell>
          <table:table-cell table:formula="of:=IF(OR([.M447]&lt;[.M$549];[.M447]&gt;[.M$550]);&quot;&quot;;[.M447])">
            <text:p/>
          </table:table-cell>
          <table:table-cell table:formula="of:=IF(OR([.N447]&lt;[.N$549];[.N447]&gt;[.N$550]);&quot;&quot;;[.N447])" office:value-type="float" office:value="0.477430871677099" calcext:value-type="float">
            <text:p>0,4774308717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>
            <text:p/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0770472552449787" calcext:value-type="float">
            <text:p>0,0077047255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41662637170466" calcext:value-type="float">
            <text:p>0,0001416626</text:p>
          </table:table-cell>
          <table:table-cell table:formula="of:=IF(OR([.D448]&lt;[.D$549];[.D448]&gt;[.D$550]);&quot;&quot;;[.D448])" office:value-type="float" office:value="0.015954782930924" calcext:value-type="float">
            <text:p>0,0159547829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382574693590633" calcext:value-type="float">
            <text:p>0,0382574694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string" office:string-value="" calcext:value-type="error">
            <text:p>#DIV/0 !</text:p>
          </table:table-cell>
          <table:table-cell table:formula="of:=IF(OR([.M448]&lt;[.M$549];[.M448]&gt;[.M$550]);&quot;&quot;;[.M448])">
            <text:p/>
          </table:table-cell>
          <table:table-cell table:formula="of:=IF(OR([.N448]&lt;[.N$549];[.N448]&gt;[.N$550]);&quot;&quot;;[.N448])" office:value-type="float" office:value="0.450805969462779" calcext:value-type="float">
            <text:p>0,4508059695</text:p>
          </table:table-cell>
          <table:table-cell table:formula="of:=IF(OR([.O448]&lt;[.O$549];[.O448]&gt;[.O$550]);&quot;&quot;;[.O448])">
            <text:p/>
          </table:table-cell>
          <table:table-cell table:formula="of:=IF(OR([.P448]&lt;[.P$549];[.P448]&gt;[.P$550]);&quot;&quot;;[.P448])">
            <text:p/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0966055982587797" calcext:value-type="float">
            <text:p>0,0096605598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215290640912462" calcext:value-type="float">
            <text:p>0,0002152906</text:p>
          </table:table-cell>
          <table:table-cell table:formula="of:=IF(OR([.D449]&lt;[.D$549];[.D449]&gt;[.D$550]);&quot;&quot;;[.D449])">
            <text:p/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403438173363437" calcext:value-type="float">
            <text:p>0,0403438173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string" office:string-value="" calcext:value-type="error">
            <text:p>#DIV/0 !</text:p>
          </table:table-cell>
          <table:table-cell table:formula="of:=IF(OR([.M449]&lt;[.M$549];[.M449]&gt;[.M$550]);&quot;&quot;;[.M449])">
            <text:p/>
          </table:table-cell>
          <table:table-cell table:formula="of:=IF(OR([.N449]&lt;[.N$549];[.N449]&gt;[.N$550]);&quot;&quot;;[.N449])" office:value-type="float" office:value="0.489538286746952" calcext:value-type="float">
            <text:p>0,4895382867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float" office:value="0.00006486740449022" calcext:value-type="float">
            <text:p>6,486740449022E-005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0845250547961391" calcext:value-type="float">
            <text:p>0,0084525055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158802104503167" calcext:value-type="float">
            <text:p>0,0001588021</text:p>
          </table:table-cell>
          <table:table-cell table:formula="of:=IF(OR([.D450]&lt;[.D$549];[.D450]&gt;[.D$550]);&quot;&quot;;[.D450])" office:value-type="float" office:value="0.0129380347070608" calcext:value-type="float">
            <text:p>0,0129380347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320975789684981" calcext:value-type="float">
            <text:p>0,032097579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string" office:string-value="" calcext:value-type="error">
            <text:p>#DIV/0 !</text:p>
          </table:table-cell>
          <table:table-cell table:formula="of:=IF(OR([.M450]&lt;[.M$549];[.M450]&gt;[.M$550]);&quot;&quot;;[.M450])">
            <text:p/>
          </table:table-cell>
          <table:table-cell table:formula="of:=IF(OR([.N450]&lt;[.N$549];[.N450]&gt;[.N$550]);&quot;&quot;;[.N450])" office:value-type="float" office:value="0.399830940840249" calcext:value-type="float">
            <text:p>0,3998309408</text:p>
          </table:table-cell>
          <table:table-cell table:formula="of:=IF(OR([.O450]&lt;[.O$549];[.O450]&gt;[.O$550]);&quot;&quot;;[.O450])" office:value-type="float" office:value="0.00002384167637517" calcext:value-type="float">
            <text:p>2,384167637517E-005</text:p>
          </table:table-cell>
          <table:table-cell table:formula="of:=IF(OR([.P450]&lt;[.P$549];[.P450]&gt;[.P$550]);&quot;&quot;;[.P450])">
            <text:p/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0672712711464313" calcext:value-type="float">
            <text:p>0,0067271271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40818483560203" calcext:value-type="float">
            <text:p>0,0001408185</text:p>
          </table:table-cell>
          <table:table-cell table:formula="of:=IF(OR([.D451]&lt;[.D$549];[.D451]&gt;[.D$550]);&quot;&quot;;[.D451])" office:value-type="float" office:value="0.0145178617173461" calcext:value-type="float">
            <text:p>0,0145178617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39414313655912" calcext:value-type="float">
            <text:p>0,0394143137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string" office:string-value="" calcext:value-type="error">
            <text:p>#DIV/0 !</text:p>
          </table:table-cell>
          <table:table-cell table:formula="of:=IF(OR([.M451]&lt;[.M$549];[.M451]&gt;[.M$550]);&quot;&quot;;[.M451])">
            <text:p/>
          </table:table-cell>
          <table:table-cell table:formula="of:=IF(OR([.N451]&lt;[.N$549];[.N451]&gt;[.N$550]);&quot;&quot;;[.N451])" office:value-type="float" office:value="0.442118866648158" calcext:value-type="float">
            <text:p>0,4421188666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>
            <text:p/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109587610263569" calcext:value-type="float">
            <text:p>0,010958761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130124362800832" calcext:value-type="float">
            <text:p>0,0001301244</text:p>
          </table:table-cell>
          <table:table-cell table:formula="of:=IF(OR([.D452]&lt;[.D$549];[.D452]&gt;[.D$550]);&quot;&quot;;[.D452])" office:value-type="float" office:value="0.0141910989866125" calcext:value-type="float">
            <text:p>0,014191099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>
            <text:p/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string" office:string-value="" calcext:value-type="error">
            <text:p>#DIV/0 !</text:p>
          </table:table-cell>
          <table:table-cell table:formula="of:=IF(OR([.M452]&lt;[.M$549];[.M452]&gt;[.M$550]);&quot;&quot;;[.M452])">
            <text:p/>
          </table:table-cell>
          <table:table-cell table:formula="of:=IF(OR([.N452]&lt;[.N$549];[.N452]&gt;[.N$550]);&quot;&quot;;[.N452])" office:value-type="float" office:value="0.535699498305188" calcext:value-type="float">
            <text:p>0,5356994983</text:p>
          </table:table-cell>
          <table:table-cell table:formula="of:=IF(OR([.O452]&lt;[.O$549];[.O452]&gt;[.O$550]);&quot;&quot;;[.O452])" office:value-type="float" office:value="0.0000239048081288312" calcext:value-type="float">
            <text:p>2,39048081288312E-005</text:p>
          </table:table-cell>
          <table:table-cell table:formula="of:=IF(OR([.P452]&lt;[.P$549];[.P452]&gt;[.P$550]);&quot;&quot;;[.P452])">
            <text:p/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0807190077184219" calcext:value-type="float">
            <text:p>0,0080719008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154708632273168" calcext:value-type="float">
            <text:p>0,0001547086</text:p>
          </table:table-cell>
          <table:table-cell table:formula="of:=IF(OR([.D453]&lt;[.D$549];[.D453]&gt;[.D$550]);&quot;&quot;;[.D453])" office:value-type="float" office:value="0.0115220071969813" calcext:value-type="float">
            <text:p>0,0115220072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323527148485918" calcext:value-type="float">
            <text:p>0,0323527148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string" office:string-value="" calcext:value-type="error">
            <text:p>#DIV/0 !</text:p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558590620358934" calcext:value-type="float">
            <text:p>0,5585906204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>
            <text:p/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0977987123203083" calcext:value-type="float">
            <text:p>0,0097798712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4380943403834" calcext:value-type="float">
            <text:p>0,0002743809</text:p>
          </table:table-cell>
          <table:table-cell table:style-name="Default" office:value-type="float" office:value="0.0129758399573825" calcext:value-type="float">
            <text:p>0,0129758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37402260906648" calcext:value-type="float">
            <text:p>0,033740226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32384185781003" calcext:value-type="float">
            <text:p>0,5323841858</text:p>
          </table:table-cell>
          <table:table-cell table:style-name="ce6" office:value-type="float" office:value="0.0000292600124745464" calcext:value-type="float">
            <text:p>2,9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26150164736983" calcext:value-type="float">
            <text:p>0,009261501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114180705928645" calcext:value-type="float">
            <text:p>0,011418070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8001879104394" calcext:value-type="float">
            <text:p>0,028800187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55622165897022" calcext:value-type="float">
            <text:p>8,56E-005</text:p>
          </table:table-cell>
          <table:table-cell table:style-name="Default" office:value-type="float" office:value="0.497672109984632" calcext:value-type="float">
            <text:p>0,49767211</text:p>
          </table:table-cell>
          <table:table-cell table:style-name="ce6" office:value-type="float" office:value="0.0000321432127374801" calcext:value-type="float">
            <text:p>3,21E-005</text:p>
          </table:table-cell>
          <table:table-cell table:style-name="ce6" office:value-type="float" office:value="0.0000420415243064453" calcext:value-type="float">
            <text:p>4,20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905087902059494" calcext:value-type="float">
            <text:p>0,00905087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1109305469591" calcext:value-type="float">
            <text:p>0,0003011093</text:p>
          </table:table-cell>
          <table:table-cell table:style-name="Default" office:value-type="float" office:value="0.0107982131622647" calcext:value-type="float">
            <text:p>0,010798213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0914327599695" calcext:value-type="float">
            <text:p>0,028091432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89011014736189" calcext:value-type="float">
            <text:p>0,4890110147</text:p>
          </table:table-cell>
          <table:table-cell table:style-name="ce6" office:value-type="float" office:value="0.0000243686385865686" calcext:value-type="float">
            <text:p>2,4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2520397067535" calcext:value-type="float">
            <text:p>0,010252039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890325632877" calcext:value-type="float">
            <text:p>0,0002689033</text:p>
          </table:table-cell>
          <table:table-cell table:style-name="Default" office:value-type="float" office:value="0.00902453797142751" calcext:value-type="float">
            <text:p>0,00902453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7271999489473" calcext:value-type="float">
            <text:p>0,024727199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606114172776" calcext:value-type="float">
            <text:p>0,0001260611</text:p>
          </table:table-cell>
          <table:table-cell table:style-name="Default" office:value-type="float" office:value="0.470616843472079" calcext:value-type="float">
            <text:p>0,4706168435</text:p>
          </table:table-cell>
          <table:table-cell table:style-name="ce6" office:value-type="float" office:value="0.0000275888715931803" calcext:value-type="float">
            <text:p>2,7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76846860778917" calcext:value-type="float">
            <text:p>0,007768468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4631689073344" calcext:value-type="float">
            <text:p>0,0003046317</text:p>
          </table:table-cell>
          <table:table-cell table:style-name="Default" office:value-type="float" office:value="0.0107837715597951" calcext:value-type="float">
            <text:p>0,01078377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8247877144181" calcext:value-type="float">
            <text:p>0,023824787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685863004985974" calcext:value-type="float">
            <text:p>6,86E-005</text:p>
          </table:table-cell>
          <table:table-cell table:style-name="Default" office:value-type="float" office:value="0.436730090235501" calcext:value-type="float">
            <text:p>0,4367300902</text:p>
          </table:table-cell>
          <table:table-cell table:style-name="ce6" office:value-type="float" office:value="0.000012996725523202" calcext:value-type="float">
            <text:p>1,3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97718455133674" calcext:value-type="float">
            <text:p>0,007977184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5781211641066" calcext:value-type="float">
            <text:p>0,0002357812</text:p>
          </table:table-cell>
          <table:table-cell table:style-name="Default" office:value-type="float" office:value="0.0109005370270175" calcext:value-type="float">
            <text:p>0,01090053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6008743845404" calcext:value-type="float">
            <text:p>0,031600874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6572606147361" calcext:value-type="float">
            <text:p>8,66E-005</text:p>
          </table:table-cell>
          <table:table-cell table:style-name="Default" office:value-type="float" office:value="0.459830823957733" calcext:value-type="float">
            <text:p>0,459830824</text:p>
          </table:table-cell>
          <table:table-cell table:style-name="ce6" office:value-type="float" office:value="0.0000246188564413566" calcext:value-type="float">
            <text:p>2,4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64741977282567" calcext:value-type="float">
            <text:p>0,008647419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3591764000402" calcext:value-type="float">
            <text:p>0,0002135918</text:p>
          </table:table-cell>
          <table:table-cell table:style-name="Default" office:value-type="float" office:value="0.0132902567936691" calcext:value-type="float">
            <text:p>0,01329025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4778567173658" calcext:value-type="float">
            <text:p>0,028477856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52377001296232" calcext:value-type="float">
            <text:p>0,452377001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06224535612175" calcext:value-type="float">
            <text:p>0,008062245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5608787804109" calcext:value-type="float">
            <text:p>0,0002356088</text:p>
          </table:table-cell>
          <table:table-cell table:style-name="Default" office:value-type="float" office:value="0.011207277565258" calcext:value-type="float">
            <text:p>0,01120727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6818511257272" calcext:value-type="float">
            <text:p>0,030681851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86065101800654" calcext:value-type="float">
            <text:p>0,4860651018</text:p>
          </table:table-cell>
          <table:table-cell table:style-name="ce6" office:value-type="float" office:value="0.0000274424806810181" calcext:value-type="float">
            <text:p>2,7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5922101929834" calcext:value-type="float">
            <text:p>0,010592210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4932238672821" calcext:value-type="float">
            <text:p>0,0001849322</text:p>
          </table:table-cell>
          <table:table-cell table:style-name="Default" office:value-type="float" office:value="0.0093433857450929" calcext:value-type="float">
            <text:p>0,00934338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956334064979" calcext:value-type="float">
            <text:p>0,027956334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55296792825311" calcext:value-type="float">
            <text:p>0,4552967928</text:p>
          </table:table-cell>
          <table:table-cell table:style-name="ce6" office:value-type="float" office:value="0.0000157242362819951" calcext:value-type="float">
            <text:p>1,5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78295577425061" calcext:value-type="float">
            <text:p>0,00878295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1918091683696" calcext:value-type="float">
            <text:p>0,0002719181</text:p>
          </table:table-cell>
          <table:table-cell table:style-name="Default" office:value-type="float" office:value="0.0120792519103613" calcext:value-type="float">
            <text:p>0,012079251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4773779097835" calcext:value-type="float">
            <text:p>0,030477377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5815415258492" calcext:value-type="float">
            <text:p>0,475815415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68168524694936" calcext:value-type="float">
            <text:p>0,007681685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3159742731874" calcext:value-type="float">
            <text:p>0,0002331597</text:p>
          </table:table-cell>
          <table:table-cell table:style-name="Default" office:value-type="float" office:value="0.0105995768304636" calcext:value-type="float">
            <text:p>0,01059957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0091493131482" calcext:value-type="float">
            <text:p>0,029009149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61847704248318" calcext:value-type="float">
            <text:p>0,461847704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1165481885105" calcext:value-type="float">
            <text:p>0,009116548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9432287857983" calcext:value-type="float">
            <text:p>0,0002394323</text:p>
          </table:table-cell>
          <table:table-cell table:style-name="Default" office:value-type="float" office:value="0.0130281388296643" calcext:value-type="float">
            <text:p>0,01302813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4770892957654" calcext:value-type="float">
            <text:p>0,030477089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50661299622487" calcext:value-type="float">
            <text:p>8,51E-005</text:p>
          </table:table-cell>
          <table:table-cell table:style-name="Default" office:value-type="float" office:value="0.479153768182527" calcext:value-type="float">
            <text:p>0,479153768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62823962075264" calcext:value-type="float">
            <text:p>0,008628239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1213892487384" calcext:value-type="float">
            <text:p>0,0003012139</text:p>
          </table:table-cell>
          <table:table-cell table:style-name="Default" office:value-type="float" office:value="0.0110179599346638" calcext:value-type="float">
            <text:p>0,01101795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2266726745896" calcext:value-type="float">
            <text:p>0,029226672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41376231572053" calcext:value-type="float">
            <text:p>8,41E-005</text:p>
          </table:table-cell>
          <table:table-cell table:style-name="Default" office:value-type="float" office:value="0.472214866688779" calcext:value-type="float">
            <text:p>0,4722148667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440180488018575" calcext:value-type="float">
            <text:p>4,40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947639366080686" calcext:value-type="float">
            <text:p>0,009476393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3483116702035" calcext:value-type="float">
            <text:p>0,0001634831</text:p>
          </table:table-cell>
          <table:table-cell table:style-name="Default" office:value-type="float" office:value="0.0114534413450423" calcext:value-type="float">
            <text:p>0,01145344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3945190042381" calcext:value-type="float">
            <text:p>0,03039451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79600826946147" calcext:value-type="float">
            <text:p>9,80E-005</text:p>
          </table:table-cell>
          <table:table-cell table:style-name="Default" office:value-type="float" office:value="0.499387640240057" calcext:value-type="float">
            <text:p>0,499387640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2676271057101" calcext:value-type="float">
            <text:p>0,009267627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0244385630721" calcext:value-type="float">
            <text:p>0,0001402444</text:p>
          </table:table-cell>
          <table:table-cell table:style-name="Default" office:value-type="float" office:value="0.00872776762172526" calcext:value-type="float">
            <text:p>0,00872776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3113389673569" calcext:value-type="float">
            <text:p>0,02531133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40275236621476" calcext:value-type="float">
            <text:p>0,4402752366</text:p>
          </table:table-cell>
          <table:table-cell table:style-name="ce6" office:value-type="float" office:value="0.000020467537210195" calcext:value-type="float">
            <text:p>2,0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39312121819591" calcext:value-type="float">
            <text:p>0,007393121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4465647027216" calcext:value-type="float">
            <text:p>0,0001744656</text:p>
          </table:table-cell>
          <table:table-cell table:style-name="Default" office:value-type="float" office:value="0.00905105220572165" calcext:value-type="float">
            <text:p>0,009051052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7991836813415" calcext:value-type="float">
            <text:p>0,028799183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4196786961578" calcext:value-type="float">
            <text:p>0,0001141968</text:p>
          </table:table-cell>
          <table:table-cell table:style-name="Default" office:value-type="float" office:value="0.545514643888739" calcext:value-type="float">
            <text:p>0,5455146439</text:p>
          </table:table-cell>
          <table:table-cell table:style-name="ce6" office:value-type="float" office:value="0.0000152464348635664" calcext:value-type="float">
            <text:p>1,52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1999909025306" calcext:value-type="float">
            <text:p>0,010199990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6585659719719" calcext:value-type="float">
            <text:p>0,0002365857</text:p>
          </table:table-cell>
          <table:table-cell table:style-name="Default" office:value-type="float" office:value="0.0094253950559698" calcext:value-type="float">
            <text:p>0,009425395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316997943334" calcext:value-type="float">
            <text:p>0,027316997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8723363864179" calcext:value-type="float">
            <text:p>0,0001087234</text:p>
          </table:table-cell>
          <table:table-cell table:style-name="Default" office:value-type="float" office:value="0.431594082082451" calcext:value-type="float">
            <text:p>0,431594082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86004604646664" calcext:value-type="float">
            <text:p>0,00886004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3055175838471" calcext:value-type="float">
            <text:p>0,0001430552</text:p>
          </table:table-cell>
          <table:table-cell table:style-name="Default" office:value-type="float" office:value="0.0102172614433279" calcext:value-type="float">
            <text:p>0,01021726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3888175467202" calcext:value-type="float">
            <text:p>0,027388817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94303218214866" calcext:value-type="float">
            <text:p>9,94E-005</text:p>
          </table:table-cell>
          <table:table-cell table:style-name="Default" office:value-type="float" office:value="0.437315116931596" calcext:value-type="float">
            <text:p>0,437315116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5091968098419" calcext:value-type="float">
            <text:p>0,010509196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739743111295" calcext:value-type="float">
            <text:p>0,0001673974</text:p>
          </table:table-cell>
          <table:table-cell table:style-name="Default" office:value-type="float" office:value="0.0094922214703384" calcext:value-type="float">
            <text:p>0,009492221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184652115948" calcext:value-type="float">
            <text:p>0,025184652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64083292656271" calcext:value-type="float">
            <text:p>8,64E-005</text:p>
          </table:table-cell>
          <table:table-cell table:style-name="Default" office:value-type="float" office:value="0.432882982104321" calcext:value-type="float">
            <text:p>0,4328829821</text:p>
          </table:table-cell>
          <table:table-cell table:style-name="ce6" office:value-type="float" office:value="0.0000273839346177205" calcext:value-type="float">
            <text:p>2,7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79481178938276" calcext:value-type="float">
            <text:p>0,009794811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5952020558733" calcext:value-type="float">
            <text:p>0,000115952</text:p>
          </table:table-cell>
          <table:table-cell table:style-name="Default" office:value-type="float" office:value="0.00986084427789002" calcext:value-type="float">
            <text:p>0,009860844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880073683122" calcext:value-type="float">
            <text:p>0,0248800737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style-name="ce6" office:value-type="float" office:value="0.0000305125304236399" calcext:value-type="float">
            <text:p>3,0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04369224490823" calcext:value-type="float">
            <text:p>0,007043692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7692501846862" calcext:value-type="float">
            <text:p>0,0001976925</text:p>
          </table:table-cell>
          <table:table-cell table:style-name="Default" office:value-type="float" office:value="0.0150989043586102" calcext:value-type="float">
            <text:p>0,015098904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56899012761985" calcext:value-type="float">
            <text:p>0,035689901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4258622221381" calcext:value-type="float">
            <text:p>0,5542586222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6623888878305" calcext:value-type="float">
            <text:p>0,0001266239</text:p>
          </table:table-cell>
          <table:table-cell table:style-name="Default" office:value-type="float" office:value="0.0125746105168019" calcext:value-type="float">
            <text:p>0,012574610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5796243521243" calcext:value-type="float">
            <text:p>0,027579624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26572377065532" calcext:value-type="float">
            <text:p>0,4265723771</text:p>
          </table:table-cell>
          <table:table-cell table:style-name="ce6" office:value-type="float" office:value="0.0000263104006016127" calcext:value-type="float">
            <text:p>2,6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32787814860882" calcext:value-type="float">
            <text:p>0,008327878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3028599308115" calcext:value-type="float">
            <text:p>0,0001330286</text:p>
          </table:table-cell>
          <table:table-cell table:style-name="Default" office:value-type="float" office:value="0.0112438621922977" calcext:value-type="float">
            <text:p>0,011243862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5717097798355" calcext:value-type="float">
            <text:p>0,031571709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1994274132509" calcext:value-type="float">
            <text:p>0,0001119943</text:p>
          </table:table-cell>
          <table:table-cell table:style-name="Default" office:value-type="float" office:value="0.515021304678668" calcext:value-type="float">
            <text:p>0,515021304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44143748570798" calcext:value-type="float">
            <text:p>0,007441437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9046593249273" calcext:value-type="float">
            <text:p>0,0001990466</text:p>
          </table:table-cell>
          <table:table-cell table:style-name="Default" office:value-type="float" office:value="0.0140047014230887" calcext:value-type="float">
            <text:p>0,01400470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47438401608637" calcext:value-type="float">
            <text:p>0,034743840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9506616921465" calcext:value-type="float">
            <text:p>0,0001495066</text:p>
          </table:table-cell>
          <table:table-cell table:style-name="Default" office:value-type="float" office:value="0.490464823072177" calcext:value-type="float">
            <text:p>0,4904648231</text:p>
          </table:table-cell>
          <table:table-cell table:style-name="ce6" office:value-type="float" office:value="0.0000215647597562942" calcext:value-type="float">
            <text:p>2,1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8543543320652" calcext:value-type="float">
            <text:p>0,010854354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7967556681966" calcext:value-type="float">
            <text:p>0,0001479676</text:p>
          </table:table-cell>
          <table:table-cell table:style-name="Default" office:value-type="float" office:value="0.012060077421948" calcext:value-type="float">
            <text:p>0,012060077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4052328665591" calcext:value-type="float">
            <text:p>0,034052328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62475326060107" calcext:value-type="float">
            <text:p>0,0001624753</text:p>
          </table:table-cell>
          <table:table-cell table:style-name="Default" office:value-type="float" office:value="0.417365033456082" calcext:value-type="float">
            <text:p>0,417365033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29613660366587" calcext:value-type="float">
            <text:p>0,0072961366</text:p>
          </table:table-cell>
          <table:table-cell table:style-name="ce6" office:value-type="float" office:value="0.0000440895897394625" calcext:value-type="float">
            <text:p>4,41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3006474425086" calcext:value-type="float">
            <text:p>0,0001530065</text:p>
          </table:table-cell>
          <table:table-cell table:style-name="Default" office:value-type="float" office:value="0.0148182135621231" calcext:value-type="float">
            <text:p>0,014818213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80346982054017" calcext:value-type="float">
            <text:p>0,038034698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7430871677099" calcext:value-type="float">
            <text:p>0,477430871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70472552449787" calcext:value-type="float">
            <text:p>0,007704725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1662637170466" calcext:value-type="float">
            <text:p>0,0001416626</text:p>
          </table:table-cell>
          <table:table-cell table:style-name="Default" office:value-type="float" office:value="0.015954782930924" calcext:value-type="float">
            <text:p>0,015954782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82574693590633" calcext:value-type="float">
            <text:p>0,038257469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50805969462779" calcext:value-type="float">
            <text:p>0,450805969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66055982587797" calcext:value-type="float">
            <text:p>0,009660559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5290640912462" calcext:value-type="float">
            <text:p>0,00021529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403438173363437" calcext:value-type="float">
            <text:p>0,040343817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89538286746952" calcext:value-type="float">
            <text:p>0,4895382867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6486740449022" calcext:value-type="float">
            <text:p>6,49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845250547961391" calcext:value-type="float">
            <text:p>0,008452505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8802104503167" calcext:value-type="float">
            <text:p>0,0001588021</text:p>
          </table:table-cell>
          <table:table-cell table:style-name="Default" office:value-type="float" office:value="0.0129380347070608" calcext:value-type="float">
            <text:p>0,012938034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0975789684981" calcext:value-type="float">
            <text:p>0,03209757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99830940840249" calcext:value-type="float">
            <text:p>0,3998309408</text:p>
          </table:table-cell>
          <table:table-cell table:style-name="ce6" office:value-type="float" office:value="0.00002384167637517" calcext:value-type="float">
            <text:p>2,3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72712711464313" calcext:value-type="float">
            <text:p>0,006727127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0818483560203" calcext:value-type="float">
            <text:p>0,0001408185</text:p>
          </table:table-cell>
          <table:table-cell table:style-name="Default" office:value-type="float" office:value="0.0145178617173461" calcext:value-type="float">
            <text:p>0,014517861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9414313655912" calcext:value-type="float">
            <text:p>0,039414313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42118866648158" calcext:value-type="float">
            <text:p>0,442118866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9587610263569" calcext:value-type="float">
            <text:p>0,01095876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0124362800832" calcext:value-type="float">
            <text:p>0,0001301244</text:p>
          </table:table-cell>
          <table:table-cell table:style-name="Default" office:value-type="float" office:value="0.0141910989866125" calcext:value-type="float">
            <text:p>0,0141910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535699498305188" calcext:value-type="float">
            <text:p>0,5356994983</text:p>
          </table:table-cell>
          <table:table-cell table:style-name="ce6" office:value-type="float" office:value="0.0000239048081288312" calcext:value-type="float">
            <text:p>2,3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07190077184219" calcext:value-type="float">
            <text:p>0,008071900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4708632273168" calcext:value-type="float">
            <text:p>0,0001547086</text:p>
          </table:table-cell>
          <table:table-cell table:style-name="Default" office:value-type="float" office:value="0.0115220071969813" calcext:value-type="float">
            <text:p>0,011522007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3527148485918" calcext:value-type="float">
            <text:p>0,032352714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8590620358934" calcext:value-type="float">
            <text:p>0,558590620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77987123203082" calcext:value-type="float">
            <text:p>0,009779871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" calcext:value-type="float">
            <text:p>0</text:p>
          </table:table-cell>
          <table:table-cell table:formula="of:=[.D554]-[.D676]" office:value-type="float" office:value="0" calcext:value-type="float">
            <text:p>0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DIV/0 !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float" office:value="0" calcext:value-type="float">
            <text:p>0</text:p>
          </table:table-cell>
          <table:table-cell table:formula="of:=[.P554]-[.P676]" office:value-type="string" office:string-value="" calcext:value-type="error">
            <text:p>#VALEUR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DIV/0 !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float" office:value="0" calcext:value-type="float">
            <text:p>0</text:p>
          </table:table-cell>
          <table:table-cell table:formula="of:=[.P555]-[.P677]" office:value-type="float" office:value="0" calcext:value-type="float">
            <text:p>0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4.68375338513738E-017" calcext:value-type="float">
            <text:p>4,68375338513738E-017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DIV/0 !</text:p>
          </table:table-cell>
          <table:table-cell table:formula="of:=[.M556]-[.M678]" office:value-type="string" office:string-value="" calcext:value-type="error">
            <text:p>#VALEUR !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string" office:string-value="" calcext:value-type="error">
            <text:p>#VALEUR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3.81639164714898E-017" calcext:value-type="float">
            <text:p>3,81639164714898E-017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DIV/0 !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float" office:value="0" calcext:value-type="float">
            <text:p>0</text:p>
          </table:table-cell>
          <table:table-cell table:formula="of:=[.P557]-[.P679]" office:value-type="string" office:string-value="" calcext:value-type="error">
            <text:p>#VALEUR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DIV/0 !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VALEUR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-4.5102810375397E-017" calcext:value-type="float">
            <text:p>-4,5102810375397E-017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DIV/0 !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string" office:string-value="" calcext:value-type="error">
            <text:p>#VALEUR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DIV/0 !</text:p>
          </table:table-cell>
          <table:table-cell table:formula="of:=[.M560]-[.M682]" office:value-type="string" office:string-value="" calcext:value-type="error">
            <text:p>#VALEUR !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string" office:string-value="" calcext:value-type="error">
            <text:p>#VALEUR !</text:p>
          </table:table-cell>
          <table:table-cell table:formula="of:=[.P560]-[.P682]" office:value-type="string" office:string-value="" calcext:value-type="error">
            <text:p>#VALEUR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DIV/0 !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string" office:string-value="" calcext:value-type="error">
            <text:p>#VALEUR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DIV/0 !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float" office:value="0" calcext:value-type="float">
            <text:p>0</text:p>
          </table:table-cell>
          <table:table-cell table:formula="of:=[.P562]-[.P684]" office:value-type="string" office:string-value="" calcext:value-type="error">
            <text:p>#VALEUR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DIV/0 !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VALEUR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4.68375338513738E-017" calcext:value-type="float">
            <text:p>4,68375338513738E-017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DIV/0 !</text:p>
          </table:table-cell>
          <table:table-cell table:formula="of:=[.M564]-[.M686]" office:value-type="string" office:string-value="" calcext:value-type="error">
            <text:p>#VALEUR !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VALEUR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DIV/0 !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VALEUR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DIV/0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float" office:value="0" calcext:value-type="float">
            <text:p>0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DIV/0 !</text:p>
          </table:table-cell>
          <table:table-cell table:formula="of:=[.M567]-[.M689]" office:value-type="float" office:value="0" calcext:value-type="float">
            <text:p>0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VALEUR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DIV/0 !</text:p>
          </table:table-cell>
          <table:table-cell table:formula="of:=[.M568]-[.M690]" office:value-type="string" office:string-value="" calcext:value-type="error">
            <text:p>#VALEUR !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string" office:string-value="" calcext:value-type="error">
            <text:p>#VALEUR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DIV/0 !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string" office:string-value="" calcext:value-type="error">
            <text:p>#VALEUR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DIV/0 !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VALEUR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3.98986399474666E-017" calcext:value-type="float">
            <text:p>3,98986399474666E-017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DIV/0 !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VALEUR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DIV/0 !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float" office:value="0" calcext:value-type="float">
            <text:p>0</text:p>
          </table:table-cell>
          <table:table-cell table:formula="of:=[.P572]-[.P694]" office:value-type="string" office:string-value="" calcext:value-type="error">
            <text:p>#VALEUR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4.87890977618477E-019" calcext:value-type="float">
            <text:p>4,87890977618477E-019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DIV/0 !</text:p>
          </table:table-cell>
          <table:table-cell table:formula="of:=[.M573]-[.M695]" office:value-type="string" office:string-value="" calcext:value-type="error">
            <text:p>#VALEUR !</text:p>
          </table:table-cell>
          <table:table-cell table:formula="of:=[.N573]-[.N695]" office:value-type="string" office:string-value="" calcext:value-type="error">
            <text:p>#VALEUR !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string" office:string-value="" calcext:value-type="error">
            <text:p>#VALEUR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DIV/0 !</text:p>
          </table:table-cell>
          <table:table-cell table:formula="of:=[.M574]-[.M696]" office:value-type="string" office:string-value="" calcext:value-type="error">
            <text:p>#VALEUR !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VALEUR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string" office:string-value="" calcext:value-type="error">
            <text:p>#VALEUR !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DIV/0 !</text:p>
          </table:table-cell>
          <table:table-cell table:formula="of:=[.M575]-[.M697]" office:value-type="string" office:string-value="" calcext:value-type="error">
            <text:p>#VALEUR !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float" office:value="0" calcext:value-type="float">
            <text:p>0</text:p>
          </table:table-cell>
          <table:table-cell table:formula="of:=[.P575]-[.P697]" office:value-type="string" office:string-value="" calcext:value-type="error">
            <text:p>#VALEUR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DIV/0 !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string" office:string-value="" calcext:value-type="error">
            <text:p>#VALEUR !</text:p>
          </table:table-cell>
          <table:table-cell table:formula="of:=[.P576]-[.P698]" office:value-type="string" office:string-value="" calcext:value-type="error">
            <text:p>#VALEUR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0" calcext:value-type="float">
            <text:p>0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DIV/0 !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float" office:value="0" calcext:value-type="float">
            <text:p>0</text:p>
          </table:table-cell>
          <table:table-cell table:formula="of:=[.P577]-[.P699]" office:value-type="string" office:string-value="" calcext:value-type="error">
            <text:p>#VALEUR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DIV/0 !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VALEUR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DIV/0 !</text:p>
          </table:table-cell>
          <table:table-cell table:formula="of:=[.M579]-[.M701]" office:value-type="string" office:string-value="" calcext:value-type="error">
            <text:p>#VALEUR !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VALEUR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DIV/0 !</text:p>
          </table:table-cell>
          <table:table-cell table:formula="of:=[.M580]-[.M702]" office:value-type="string" office:string-value="" calcext:value-type="error">
            <text:p>#VALEUR !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string" office:string-value="" calcext:value-type="error">
            <text:p>#VALEUR !</text:p>
          </table:table-cell>
          <table:table-cell table:formula="of:=[.P580]-[.P702]" office:value-type="string" office:string-value="" calcext:value-type="error">
            <text:p>#VALEUR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string" office:string-value="" calcext:value-type="error">
            <text:p>#VALEUR !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DIV/0 !</text:p>
          </table:table-cell>
          <table:table-cell table:formula="of:=[.M581]-[.M703]" office:value-type="string" office:string-value="" calcext:value-type="error">
            <text:p>#VALEUR !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float" office:value="0" calcext:value-type="float">
            <text:p>0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DIV/0 !</text:p>
          </table:table-cell>
          <table:table-cell table:formula="of:=[.M582]-[.M704]" office:value-type="string" office:string-value="" calcext:value-type="error">
            <text:p>#VALEUR !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float" office:value="0" calcext:value-type="float">
            <text:p>0</text:p>
          </table:table-cell>
          <table:table-cell table:formula="of:=[.P582]-[.P704]" office:value-type="string" office:string-value="" calcext:value-type="error">
            <text:p>#VALEUR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float" office:value="0" calcext:value-type="float">
            <text:p>0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DIV/0 !</text:p>
          </table:table-cell>
          <table:table-cell table:formula="of:=[.M583]-[.M705]" office:value-type="string" office:string-value="" calcext:value-type="error">
            <text:p>#VALEUR !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VALEUR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string" office:string-value="" calcext:value-type="error">
            <text:p>#VALEUR !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DIV/0 !</text:p>
          </table:table-cell>
          <table:table-cell table:formula="of:=[.M584]-[.M706]" office:value-type="string" office:string-value="" calcext:value-type="error">
            <text:p>#VALEUR !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string" office:string-value="" calcext:value-type="error">
            <text:p>#VALEUR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DIV/0 !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VALEUR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; traitements similair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34:49.70193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36:14.629083447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7079" meta:object-count="0"/>
  </office:meta>
</office:document-meta>
</file>